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6.194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direct">
      <style:table-properties table:display="true" style:writing-mode="lr-tb"/>
    </style:style>
    <style:style style:name="ta2" style:family="table" style:master-page-name="PageStyle_5f_indirect-not-available">
      <style:table-properties table:display="true" style:writing-mode="lr-tb"/>
    </style:style>
    <style:style style:name="ta3" style:family="table" style:master-page-name="PageStyle_5f_indirect-blank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rect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1" table:number-columns-repeated="1021" table:default-cell-style-name="Excel_20_Built-in_20_Normal"/>
        <table:table-row table:style-name="ro1">
          <table:table-cell table:style-name="ce1" office:value-type="string">
            <text:p>METRIC</text:p>
          </table:table-cell>
          <table:table-cell table:style-name="ce1" office:value-type="string">
            <text:p>QUESTION1</text:p>
          </table:table-cell>
          <table:table-cell table:style-name="ce1" office:value-type="string">
            <text:p>QUESTION2</text:p>
          </table:table-cell>
          <table:table-cell table:number-columns-repeated="1021"/>
        </table:table-row>
        <table:table-row table:style-name="ro1">
          <table:table-cell office:value-type="string">
            <text:p>Cash*</text:p>
          </table:table-cell>
          <table:table-cell office:value-type="string">
            <text:p>What is Cash and bank balances under Current Assets for year 2024?</text:p>
          </table:table-cell>
          <table:table-cell office:value-type="string">
            <text:p>What is Cash and bank balanc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ash*</text:p>
          </table:table-cell>
          <table:table-cell office:value-type="string">
            <text:p>What is Cash and cash equivalents under Current Assets for year 2024?</text:p>
          </table:table-cell>
          <table:table-cell office:value-type="string">
            <text:p>What is Cash and cash equivalen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Marketable Investments</text:p>
          </table:table-cell>
          <table:table-cell office:value-type="string">
            <text:p>What is Investments under Current Assets for year 2024?</text:p>
          </table:table-cell>
          <table:table-cell office:value-type="string">
            <text:p>What is Investmen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Investments</text:p>
          </table:table-cell>
          <table:table-cell office:value-type="string">
            <text:p>What is Investments under Non-Current Assets for year 2024?</text:p>
          </table:table-cell>
          <table:table-cell office:value-type="string">
            <text:p>What is Investment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urchase of other investments</text:p>
          </table:table-cell>
          <table:table-cell office:value-type="string">
            <text:p>What is Investments under Cash flow from investing activities for year 2024?</text:p>
          </table:table-cell>
          <table:table-cell office:value-type="string">
            <text:p>What is Investments under Cash flow from investing activities in Group and company cash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trade debtors</text:p>
          </table:table-cell>
          <table:table-cell office:value-type="string">
            <text:p>What is Trade and other receivables under Non-Current Assets for year 2024?</text:p>
          </table:table-cell>
          <table:table-cell office:value-type="string">
            <text:p>What is Trade and other receivable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Trade Debtors</text:p>
          </table:table-cell>
          <table:table-cell office:value-type="string">
            <text:p>What is Trade and other receivables under Current Assets for year 2024?</text:p>
          </table:table-cell>
          <table:table-cell office:value-type="string">
            <text:p>What is Trade and other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(Incr) / Decr in Debtors</text:p>
          </table:table-cell>
          <table:table-cell office:value-type="string">
            <text:p>What is Trade and other receivables under Cash flows from operating activities for year 2024?</text:p>
          </table:table-cell>
          <table:table-cell office:value-type="string">
            <text:p>What is Trade and other receivables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Trade Debtors</text:p>
          </table:table-cell>
          <table:table-cell office:value-type="string">
            <text:p>What is Trade receivables under Current Assets for year 2024?</text:p>
          </table:table-cell>
          <table:table-cell office:value-type="string">
            <text:p>What is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trade debtors</text:p>
          </table:table-cell>
          <table:table-cell office:value-type="string">
            <text:p>What is Trade receivables under Non-Current Assets for year 2024?</text:p>
          </table:table-cell>
          <table:table-cell office:value-type="string">
            <text:p>What is Trade receivabl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Trade Debtors</text:p>
          </table:table-cell>
          <table:table-cell office:value-type="string">
            <text:p>What is Amounts receivable for the sale of goods under Current Assets for year 2024?</text:p>
          </table:table-cell>
          <table:table-cell office:value-type="string">
            <text:p>What is Amounts receivable for the sale of goods under Current Asset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lt; 1 yr</text:p>
          </table:table-cell>
          <table:table-cell office:value-type="string">
            <text:p>What is Amounts due from Group undertakings under Current Assets for year 2024?</text:p>
          </table:table-cell>
          <table:table-cell office:value-type="string">
            <text:p>What is Amounts due from Group undertakings under 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Debtors</text:p>
          </table:table-cell>
          <table:table-cell office:value-type="string">
            <text:p>What is Other debtors under Current Assets for year 2024?</text:p>
          </table:table-cell>
          <table:table-cell office:value-type="string">
            <text:p>What is Other debtor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Debtors</text:p>
          </table:table-cell>
          <table:table-cell office:value-type="string">
            <text:p>What is Other debtors under Non-Current Assets for year 2024?</text:p>
          </table:table-cell>
          <table:table-cell office:value-type="string">
            <text:p>What is Other debtor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(Incr) / Decr in Debtors</text:p>
          </table:table-cell>
          <table:table-cell office:value-type="string">
            <text:p>What is Other debtors under Cash flows from operating activities for year 2024?</text:p>
          </table:table-cell>
          <table:table-cell office:value-type="string">
            <text:p>What is Other debtors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Debtors</text:p>
          </table:table-cell>
          <table:table-cell office:value-type="string">
            <text:p>What is Other receivables under Current Assets for year 2024?</text:p>
          </table:table-cell>
          <table:table-cell office:value-type="string">
            <text:p>What is Other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Debtors</text:p>
          </table:table-cell>
          <table:table-cell office:value-type="string">
            <text:p>What is Other receivables under Non-Current Assets for year 2024?</text:p>
          </table:table-cell>
          <table:table-cell office:value-type="string">
            <text:p>What is Other receivabl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Creditors</text:p>
          </table:table-cell>
          <table:table-cell office:value-type="string">
            <text:p>What is Other under Current liabilities for year 2024?</text:p>
          </table:table-cell>
          <table:table-cell office:value-type="string">
            <text:p>What is Other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non-current liabilities</text:p>
          </table:table-cell>
          <table:table-cell office:value-type="string">
            <text:p>What is Other under Non-Current Liabilities for year 2024?</text:p>
          </table:table-cell>
          <table:table-cell office:value-type="string">
            <text:p>What is Other under Non-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Other</text:p>
          </table:table-cell>
          <table:table-cell office:value-type="string">
            <text:p>What is Other under Non-Current Assets for year 2024?</text:p>
          </table:table-cell>
          <table:table-cell office:value-type="string">
            <text:p>What is Other under Non-Current Assets in consolidated and parent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other operating income</text:p>
          </table:table-cell>
          <table:table-cell office:value-type="string">
            <text:p>What is Other under Cash flows from operating activities for year 2024?</text:p>
          </table:table-cell>
          <table:table-cell office:value-type="string">
            <text:p>What is Other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xed assets</text:p>
          </table:table-cell>
          <table:table-cell office:value-type="string">
            <text:p>What is Other under Non-Current Assets for year 2024?</text:p>
          </table:table-cell>
          <table:table-cell office:value-type="string">
            <text:p>What is Other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Debtors</text:p>
          </table:table-cell>
          <table:table-cell office:value-type="string">
            <text:p>What is Other under Current Assets for year 2024?</text:p>
          </table:table-cell>
          <table:table-cell office:value-type="string">
            <text:p>What is Other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tax recoverable</text:p>
          </table:table-cell>
          <table:table-cell office:value-type="string">
            <text:p>What is Deferred tax asset under Non-Current Assets for year 2024?</text:p>
          </table:table-cell>
          <table:table-cell office:value-type="string">
            <text:p>What is Deferred tax asset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Tax Recoverable</text:p>
          </table:table-cell>
          <table:table-cell office:value-type="string">
            <text:p>What is Deferred tax asset under Current Assets for year 2024?</text:p>
          </table:table-cell>
          <table:table-cell office:value-type="string">
            <text:p>What is Deferred tax asset under Current Asset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tax recoverable</text:p>
          </table:table-cell>
          <table:table-cell office:value-type="string">
            <text:p>What is Deferred tax assets under Non-Current Assets for year 2024?</text:p>
          </table:table-cell>
          <table:table-cell office:value-type="string">
            <text:p>What is Deferred tax asse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Tax Recoverable</text:p>
          </table:table-cell>
          <table:table-cell office:value-type="string">
            <text:p>What is Deferred tax assets under Current Assets for year 2024?</text:p>
          </table:table-cell>
          <table:table-cell office:value-type="string">
            <text:p>What is Deferred tax asse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Social security and other taxes</text:p>
          </table:table-cell>
          <table:table-cell office:value-type="string">
            <text:p>What is Other taxes and social security under Current liabilities for year 2024?</text:p>
          </table:table-cell>
          <table:table-cell office:value-type="string">
            <text:p>What is Other taxes and social security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Tax Recoverable</text:p>
          </table:table-cell>
          <table:table-cell office:value-type="string">
            <text:p>What is Other taxes and social security under Current Assets for year 2024?</text:p>
          </table:table-cell>
          <table:table-cell office:value-type="string">
            <text:p>What is Other taxes and social security under 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Tax Payable</text:p>
          </table:table-cell>
          <table:table-cell office:value-type="string">
            <text:p>What is Tax under Current liabilities for year 2024?</text:p>
          </table:table-cell>
          <table:table-cell office:value-type="string">
            <text:p>What is Tax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Tax Recoverable</text:p>
          </table:table-cell>
          <table:table-cell office:value-type="string">
            <text:p>What is Tax under Current Assets for year 2024?</text:p>
          </table:table-cell>
          <table:table-cell office:value-type="string">
            <text:p>What is Tax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Tax under Cash flows from operating activities for year 2024?</text:p>
          </table:table-cell>
          <table:table-cell office:value-type="string">
            <text:p>What is Tax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epayments</text:p>
          </table:table-cell>
          <table:table-cell office:value-type="string">
            <text:p>What is Prepayments under Current Assets for year 2024?</text:p>
          </table:table-cell>
          <table:table-cell office:value-type="string">
            <text:p>What is Prepaymen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ension Prepayments</text:p>
          </table:table-cell>
          <table:table-cell office:value-type="string">
            <text:p>What is Retirement benefit asset under Current Assets for year 2024?</text:p>
          </table:table-cell>
          <table:table-cell office:value-type="string">
            <text:p>What is Retirement benefit asset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prepayments</text:p>
          </table:table-cell>
          <table:table-cell office:value-type="string">
            <text:p>What is Retirement benefit asset under Non-Current Assets for year 2024?</text:p>
          </table:table-cell>
          <table:table-cell office:value-type="string">
            <text:p>What is Retirement benefit asset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Plant &amp; equipment</text:p>
          </table:table-cell>
          <table:table-cell office:value-type="string">
            <text:p>What is Property, plant and equipment under Non-Current Assets for year 2024?</text:p>
          </table:table-cell>
          <table:table-cell office:value-type="string">
            <text:p>What is Property, plant and equipment under Non-Current Assets in Consolidated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Accumulated Depreciation(-)</text:p>
          </table:table-cell>
          <table:table-cell office:value-type="string">
            <text:p>What is Accumulated depreciation and impairment under Non-Current Assets for year 2024?</text:p>
          </table:table-cell>
          <table:table-cell office:value-type="string">
            <text:p>What is Accumulated depreciation and impairment under Non-Current Asset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prepayments</text:p>
          </table:table-cell>
          <table:table-cell office:value-type="string">
            <text:p>What is Retirement benefits under Non-Current Assets for year 2024?</text:p>
          </table:table-cell>
          <table:table-cell office:value-type="string">
            <text:p>What is Retirement benefit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liabilities</text:p>
          </table:table-cell>
          <table:table-cell office:value-type="string">
            <text:p>What is Retirement benefits under Current liabilities for year 2024?</text:p>
          </table:table-cell>
          <table:table-cell office:value-type="string">
            <text:p>What is Retirement benefits under Current liabilities in Group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Goodwill</text:p>
          </table:table-cell>
          <table:table-cell office:value-type="string">
            <text:p>What is Goodwill under Non-Current Assets for year 2024?</text:p>
          </table:table-cell>
          <table:table-cell office:value-type="string">
            <text:p>What is Goodwill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Development costs</text:p>
          </table:table-cell>
          <table:table-cell office:value-type="string">
            <text:p>What is Development under Non-Current Assets for year 2024?</text:p>
          </table:table-cell>
          <table:table-cell office:value-type="string">
            <text:p>What is Develop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Development costs</text:p>
          </table:table-cell>
          <table:table-cell office:value-type="string">
            <text:p>What is Product development under Non-Current Assets for year 2024?</text:p>
          </table:table-cell>
          <table:table-cell office:value-type="string">
            <text:p>What is Product development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Other</text:p>
          </table:table-cell>
          <table:table-cell office:value-type="string">
            <text:p>What is Intellectual property under Non-Current Assets for year 2024?</text:p>
          </table:table-cell>
          <table:table-cell office:value-type="string">
            <text:p>What is Intellectual property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Other</text:p>
          </table:table-cell>
          <table:table-cell office:value-type="string">
            <text:p>What is Other intangible assets under Non-Current Assets for year 2024?</text:p>
          </table:table-cell>
          <table:table-cell office:value-type="string">
            <text:p>What is Other intangible assets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Other</text:p>
          </table:table-cell>
          <table:table-cell office:value-type="string">
            <text:p>What is Patents under Non-Current Assets for year 2024?</text:p>
          </table:table-cell>
          <table:table-cell office:value-type="string">
            <text:p>What is Paten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Accumulated Amortisation (-)</text:p>
          </table:table-cell>
          <table:table-cell office:value-type="string">
            <text:p>What is Accumulated amortisation under Non-Current Assets for year 2024?</text:p>
          </table:table-cell>
          <table:table-cell office:value-type="string">
            <text:p>What is Accumulated amortisation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verdraft*</text:p>
          </table:table-cell>
          <table:table-cell office:value-type="string">
            <text:p>What is Bank overdrafts under Current liabilities for year 2024?</text:p>
          </table:table-cell>
          <table:table-cell office:value-type="string">
            <text:p>What is Bank overdraft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Others*</text:p>
          </table:table-cell>
          <table:table-cell office:value-type="string">
            <text:p>What is Borrowings under Current liabilities for year 2024?</text:p>
          </table:table-cell>
          <table:table-cell office:value-type="string">
            <text:p>What is Borrowing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gt; 1yr – Secured*</text:p>
          </table:table-cell>
          <table:table-cell office:value-type="string">
            <text:p>What is Borrowings under Non-Current Liabilities for year 2024?</text:p>
          </table:table-cell>
          <table:table-cell office:value-type="string">
            <text:p>What is Borrowings under Non-Current Liabilitie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gt; 1yr – Others*</text:p>
          </table:table-cell>
          <table:table-cell office:value-type="string">
            <text:p>What is Borrowings under Non-Current Liabilities for year 2024?</text:p>
          </table:table-cell>
          <table:table-cell office:value-type="string">
            <text:p>What is Borrowing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Secured</text:p>
          </table:table-cell>
          <table:table-cell office:value-type="string">
            <text:p>What is Borrowings under Current liabilities for year 2024?</text:p>
          </table:table-cell>
          <table:table-cell office:value-type="string">
            <text:p>What is Borrowing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– HP / Leasing / Other</text:p>
          </table:table-cell>
          <table:table-cell office:value-type="string">
            <text:p>What is Finance leases under Current liabilities for year 2024?</text:p>
          </table:table-cell>
          <table:table-cell office:value-type="string">
            <text:p>What is Finance lease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HP / Leasing / Other &gt; 1 yr</text:p>
          </table:table-cell>
          <table:table-cell office:value-type="string">
            <text:p>What is Finance leases under Non-Current Liabilities for year 2024?</text:p>
          </table:table-cell>
          <table:table-cell office:value-type="string">
            <text:p>What is Finance leases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HP / Leasing / Other &gt; 1 yr</text:p>
          </table:table-cell>
          <table:table-cell office:value-type="string">
            <text:p>What is Lease liabilities under Non-Current Liabilities for year 2024?</text:p>
          </table:table-cell>
          <table:table-cell office:value-type="string">
            <text:p>What is Lease liabilities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– HP / Leasing / Other</text:p>
          </table:table-cell>
          <table:table-cell office:value-type="string">
            <text:p>What is Lease liabilities under Current liabilities for year 2024?</text:p>
          </table:table-cell>
          <table:table-cell office:value-type="string">
            <text:p>What is Lease liabilitie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Trade Creditors</text:p>
          </table:table-cell>
          <table:table-cell office:value-type="string">
            <text:p>What is Trade payables under Current liabilities for year 2024?</text:p>
          </table:table-cell>
          <table:table-cell office:value-type="string">
            <text:p>What is Trade payable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creditors</text:p>
          </table:table-cell>
          <table:table-cell office:value-type="string">
            <text:p>What is Trade payables under Non-Current Liabilities for year 2024?</text:p>
          </table:table-cell>
          <table:table-cell office:value-type="string">
            <text:p>What is Trade payables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creditors</text:p>
          </table:table-cell>
          <table:table-cell office:value-type="string">
            <text:p>What is Other payables under Non-Current Liabilities for year 2024?</text:p>
          </table:table-cell>
          <table:table-cell office:value-type="string">
            <text:p>What is Other payable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Creditors</text:p>
          </table:table-cell>
          <table:table-cell office:value-type="string">
            <text:p>What is Other payables under Current liabilities for year 2024?</text:p>
          </table:table-cell>
          <table:table-cell office:value-type="string">
            <text:p>What is Other payable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liabilities</text:p>
          </table:table-cell>
          <table:table-cell office:value-type="string">
            <text:p>What is Government grants under Non-current liabilities for year 2024?</text:p>
          </table:table-cell>
          <table:table-cell office:value-type="string">
            <text:p>What is Government grants under Non-current liabilities in Group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liabilities</text:p>
          </table:table-cell>
          <table:table-cell office:value-type="string">
            <text:p>What is Government grants under Current liabilities for year 2024?</text:p>
          </table:table-cell>
          <table:table-cell office:value-type="string">
            <text:p>What is Government grants under Current liabilities in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ension fund liability</text:p>
          </table:table-cell>
          <table:table-cell office:value-type="string">
            <text:p>What is Retirement benefit obligation under Non-Current Liabilities for year 2024?</text:p>
          </table:table-cell>
          <table:table-cell office:value-type="string">
            <text:p>What is Retirement benefit obligation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liabilities</text:p>
          </table:table-cell>
          <table:table-cell office:value-type="string">
            <text:p>What is Retirement benefit obligation under Current liabilities for year 2024?</text:p>
          </table:table-cell>
          <table:table-cell office:value-type="string">
            <text:p>What is Retirement benefit obligation under Current liabilitie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yable*</text:p>
          </table:table-cell>
          <table:table-cell office:value-type="string">
            <text:p>What is Bank loans under nan for year 2024?</text:p>
          </table:table-cell>
          <table:table-cell office:value-type="string">
            <text:p>What is Bank loans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gt; 1yr – Unsecured*</text:p>
          </table:table-cell>
          <table:table-cell office:value-type="string">
            <text:p>What is Bank loans under Non-Current Liabilities for year 2024?</text:p>
          </table:table-cell>
          <table:table-cell office:value-type="string">
            <text:p>What is Bank loans under Non-Current Liabilitie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Minority Interest</text:p>
          </table:table-cell>
          <table:table-cell office:value-type="string">
            <text:p>What is Non-controlling Interests under Equity for year 2024?</text:p>
          </table:table-cell>
          <table:table-cell office:value-type="string">
            <text:p>What is Non-controlling Interests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Minority Interest</text:p>
          </table:table-cell>
          <table:table-cell office:value-type="string">
            <text:p>What is Non-controlling interests under nan for year 2024?</text:p>
          </table:table-cell>
          <table:table-cell office:value-type="string">
            <text:p>What is Non-controlling intere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Taxation</text:p>
          </table:table-cell>
          <table:table-cell office:value-type="string">
            <text:p>What is Total current tax expense under nan for year 2024?</text:p>
          </table:table-cell>
          <table:table-cell office:value-type="string">
            <text:p>What is Total current tax expens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ax Payable &gt; 1 yr</text:p>
          </table:table-cell>
          <table:table-cell office:value-type="string">
            <text:p>What is Total current tax expense under Non-Current Liabilities for year 2024?</text:p>
          </table:table-cell>
          <table:table-cell office:value-type="string">
            <text:p>What is Total current tax expense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ension fund liability</text:p>
          </table:table-cell>
          <table:table-cell office:value-type="string">
            <text:p>What is Post-employment benefits under Non-Current Liabilities for year 2024?</text:p>
          </table:table-cell>
          <table:table-cell office:value-type="string">
            <text:p>What is Post-employment benefits under Non-Current Liabilitie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in / (out) flow operating non current assets</text:p>
          </table:table-cell>
          <table:table-cell office:value-type="string">
            <text:p>What is Post-employment benefits under Cash flows from operating activities for year 2024?</text:p>
          </table:table-cell>
          <table:table-cell office:value-type="string">
            <text:p>What is Post-employment benefits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irector's Remuneration/prop. Drawings</text:p>
          </table:table-cell>
          <table:table-cell office:value-type="string">
            <text:p>What is Post-employment benefits under nan for year 2024?</text:p>
          </table:table-cell>
          <table:table-cell office:value-type="string">
            <text:p>What is Post-employment benefi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rdinary Shares</text:p>
          </table:table-cell>
          <table:table-cell office:value-type="string">
            <text:p>What is Share capital under Equity for year 2024?</text:p>
          </table:table-cell>
          <table:table-cell office:value-type="string">
            <text:p>What is Share capital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Ordinary Shares</text:p>
          </table:table-cell>
          <table:table-cell office:value-type="string">
            <text:p>What is Share Capital under Equity for year 2024?</text:p>
          </table:table-cell>
          <table:table-cell office:value-type="string">
            <text:p>What is Share Capital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Shares premium account</text:p>
          </table:table-cell>
          <table:table-cell office:value-type="string">
            <text:p>What is Share premium account under Equity for year 2024?</text:p>
          </table:table-cell>
          <table:table-cell office:value-type="string">
            <text:p>What is Share premium account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reserve</text:p>
          </table:table-cell>
          <table:table-cell office:value-type="string">
            <text:p>What is Hedging and translation reserve under Equity for year 2024?</text:p>
          </table:table-cell>
          <table:table-cell office:value-type="string">
            <text:p>What is Hedging and translation reserve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reserve</text:p>
          </table:table-cell>
          <table:table-cell office:value-type="string">
            <text:p>What is Merger reserve under Equity for year 2024?</text:p>
          </table:table-cell>
          <table:table-cell office:value-type="string">
            <text:p>What is Merger reserve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Treasury Stock (-)</text:p>
          </table:table-cell>
          <table:table-cell office:value-type="string">
            <text:p>What is Own shares under Equity for year 2024?</text:p>
          </table:table-cell>
          <table:table-cell office:value-type="string">
            <text:p>What is Own shares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Turnover *</text:p>
          </table:table-cell>
          <table:table-cell office:value-type="string">
            <text:p>What is Revenue under nan for year 2024?</text:p>
          </table:table-cell>
          <table:table-cell office:value-type="string">
            <text:p>What is Revenu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Cost of Good sold</text:p>
          </table:table-cell>
          <table:table-cell office:value-type="string">
            <text:p>What is Cost of sales under nan for year 2024?</text:p>
          </table:table-cell>
          <table:table-cell office:value-type="string">
            <text:p>What is Cost of sal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Trading Overhead</text:p>
          </table:table-cell>
          <table:table-cell office:value-type="string">
            <text:p>What is Operating expenses under nan for year 2024?</text:p>
          </table:table-cell>
          <table:table-cell office:value-type="string">
            <text:p>What is Operating expens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Trading Overhead</text:p>
          </table:table-cell>
          <table:table-cell office:value-type="string">
            <text:p>What is Staff costs under nan for year 2024?</text:p>
          </table:table-cell>
          <table:table-cell office:value-type="string">
            <text:p>What is Staff costs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rading Overhead</text:p>
          </table:table-cell>
          <table:table-cell office:value-type="string">
            <text:p>What is Other non-audit services under nan for year 2024?</text:p>
          </table:table-cell>
          <table:table-cell office:value-type="string">
            <text:p>What is Other non-audit services under nan in Consolidated Income Statement for the year ended 31/03/2018 for year 2024?</text:p>
          </table:table-cell>
          <table:table-cell table:number-columns-repeated="1021"/>
        </table:table-row>
        <table:table-row table:style-name="ro1">
          <table:table-cell office:value-type="string">
            <text:p>Trading Overhead – Research and Development</text:p>
          </table:table-cell>
          <table:table-cell office:value-type="string">
            <text:p>What is Research and development costs under nan for year 2024?</text:p>
          </table:table-cell>
          <table:table-cell office:value-type="string">
            <text:p>What is Research and development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depreciation</text:p>
          </table:table-cell>
          <table:table-cell office:value-type="string">
            <text:p>What is Depreciation and amortisation under Cash flows from operating activities for year 2024?</text:p>
          </table:table-cell>
          <table:table-cell office:value-type="string">
            <text:p>What is Depreciation and amortisation under Cash flows from opera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preciation</text:p>
          </table:table-cell>
          <table:table-cell office:value-type="string">
            <text:p>What is Depreciation and amortisation under nan for year 2024?</text:p>
          </table:table-cell>
          <table:table-cell office:value-type="string">
            <text:p>What is Depreciation and amortis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preciation</text:p>
          </table:table-cell>
          <table:table-cell office:value-type="string">
            <text:p>What is Depreciation charge for the period under nan for year 2024?</text:p>
          </table:table-cell>
          <table:table-cell office:value-type="string">
            <text:p>What is Depreciation charge for the period under nan in Company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depreciation</text:p>
          </table:table-cell>
          <table:table-cell office:value-type="string">
            <text:p>What is Depreciation of property, plant and equipment under Cash flows from operating activities for year 2024?</text:p>
          </table:table-cell>
          <table:table-cell office:value-type="string">
            <text:p>What is Depreciation of property, plant and equipment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Depreciation</text:p>
          </table:table-cell>
          <table:table-cell office:value-type="string">
            <text:p>What is Depreciation of property, plant and equipment under nan for year 2024?</text:p>
          </table:table-cell>
          <table:table-cell office:value-type="string">
            <text:p>What is Depreciation of property, plant and equipmen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Loss / (profit) on asset disposal</text:p>
          </table:table-cell>
          <table:table-cell office:value-type="string">
            <text:p>What is Loss on disposal of property, plant and equipment under Cash flows from operating activities for year 2024?</text:p>
          </table:table-cell>
          <table:table-cell office:value-type="string">
            <text:p>What is Loss on disposal of property, plant and equipment under Cash flows from operating activities in Consolidated cash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Gain/(Loss) on disposal</text:p>
          </table:table-cell>
          <table:table-cell office:value-type="string">
            <text:p>What is Loss on disposal of property, plant and equipment under nan for year 2024?</text:p>
          </table:table-cell>
          <table:table-cell office:value-type="string">
            <text:p>What is Loss on disposal of property, plant and equipmen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losses(-)</text:p>
          </table:table-cell>
          <table:table-cell office:value-type="string">
            <text:p>What is Adjusting items under nan for year 2024?</text:p>
          </table:table-cell>
          <table:table-cell office:value-type="string">
            <text:p>What is Adjusting item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Finance income under Cash flows from operating activities for year 2024?</text:p>
          </table:table-cell>
          <table:table-cell office:value-type="string">
            <text:p>What is Finance income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received</text:p>
          </table:table-cell>
          <table:table-cell office:value-type="string">
            <text:p>What is Finance income under Cash flow from investing activities for year 2024?</text:p>
          </table:table-cell>
          <table:table-cell office:value-type="string">
            <text:p>What is Finance income under Cash flow from inves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Receivable</text:p>
          </table:table-cell>
          <table:table-cell office:value-type="string">
            <text:p>What is Finance income under nan for year 2024?</text:p>
          </table:table-cell>
          <table:table-cell office:value-type="string">
            <text:p>What is Finance inco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Receivable</text:p>
          </table:table-cell>
          <table:table-cell office:value-type="string">
            <text:p>What is Interest on bank deposits under nan for year 2024?</text:p>
          </table:table-cell>
          <table:table-cell office:value-type="string">
            <text:p>What is Interest on bank deposits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ositive / (negative) exchange movement</text:p>
          </table:table-cell>
          <table:table-cell office:value-type="string">
            <text:p>What is Exchange differences under Reconciliation to Debt Movement for year 2024?</text:p>
          </table:table-cell>
          <table:table-cell office:value-type="string">
            <text:p>What is Exchange differences under Reconciliation to Debt Movement in Statements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Adjustments to retained earnings(+)</text:p>
          </table:table-cell>
          <table:table-cell office:value-type="string">
            <text:p>What is Exchange differences under Equity for year 2024?</text:p>
          </table:table-cell>
          <table:table-cell office:value-type="string">
            <text:p>What is Exchange differences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Foreign exchange gain/(losses)</text:p>
          </table:table-cell>
          <table:table-cell office:value-type="string">
            <text:p>What is Exchange differences under nan for year 2024?</text:p>
          </table:table-cell>
          <table:table-cell office:value-type="string">
            <text:p>What is Exchange differences under nan in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other operating income</text:p>
          </table:table-cell>
          <table:table-cell office:value-type="string">
            <text:p>What is Exchange differences under Cash flows from operating activities for year 2024?</text:p>
          </table:table-cell>
          <table:table-cell office:value-type="string">
            <text:p>What is Exchange differences under Cash flows from opera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Derivatives non-current liabilities</text:p>
          </table:table-cell>
          <table:table-cell office:value-type="string">
            <text:p>What is Derivative financial instruments under Non-Current Liabilities for year 2024?</text:p>
          </table:table-cell>
          <table:table-cell office:value-type="string">
            <text:p>What is Derivative financial instruments under Non-Current Liabilitie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rivatives current liabilities</text:p>
          </table:table-cell>
          <table:table-cell office:value-type="string">
            <text:p>What is Derivative financial instruments under Current liabilities for year 2024?</text:p>
          </table:table-cell>
          <table:table-cell office:value-type="string">
            <text:p>What is Derivative financial instrument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erivatives current assets</text:p>
          </table:table-cell>
          <table:table-cell office:value-type="string">
            <text:p>What is Derivative financial instruments under Current Assets for year 2024?</text:p>
          </table:table-cell>
          <table:table-cell office:value-type="string">
            <text:p>What is Derivative financial instrumen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rivatives non-current assets</text:p>
          </table:table-cell>
          <table:table-cell office:value-type="string">
            <text:p>What is Derivative financial instruments under Non-Current Assets for year 2024?</text:p>
          </table:table-cell>
          <table:table-cell office:value-type="string">
            <text:p>What is Derivative financial instrumen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rivative gain/(losses)</text:p>
          </table:table-cell>
          <table:table-cell office:value-type="string">
            <text:p>What is Derivative financial instruments under nan for year 2024?</text:p>
          </table:table-cell>
          <table:table-cell office:value-type="string">
            <text:p>What is Derivative financial instrum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yable*</text:p>
          </table:table-cell>
          <table:table-cell office:value-type="string">
            <text:p>What is Finance costs under nan for year 2024?</text:p>
          </table:table-cell>
          <table:table-cell office:value-type="string">
            <text:p>What is Finance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yable*</text:p>
          </table:table-cell>
          <table:table-cell office:value-type="string">
            <text:p>What is Interest on bank overdrafts and loans under nan for year 2024?</text:p>
          </table:table-cell>
          <table:table-cell office:value-type="string">
            <text:p>What is Interest on bank overdrafts and loan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yable*</text:p>
          </table:table-cell>
          <table:table-cell office:value-type="string">
            <text:p>What is Other finance costs under nan for year 2024?</text:p>
          </table:table-cell>
          <table:table-cell office:value-type="string">
            <text:p>What is Other finance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yable*</text:p>
          </table:table-cell>
          <table:table-cell office:value-type="string">
            <text:p>What is Interest on finance leases under nan for year 2024?</text:p>
          </table:table-cell>
          <table:table-cell office:value-type="string">
            <text:p>What is Interest on finance leas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Taxation</text:p>
          </table:table-cell>
          <table:table-cell office:value-type="string">
            <text:p>What is Current tax – expense for the period under nan for year 2024?</text:p>
          </table:table-cell>
          <table:table-cell office:value-type="string">
            <text:p>What is Current tax – expense for the peri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ividends – Ordinary Shares</text:p>
          </table:table-cell>
          <table:table-cell office:value-type="string">
            <text:p>What is Dividend under Equity for year 2024?</text:p>
          </table:table-cell>
          <table:table-cell office:value-type="string">
            <text:p>What is Dividend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Dividends – Ordinary Shares</text:p>
          </table:table-cell>
          <table:table-cell office:value-type="string">
            <text:p>What is Dividend Paid under Equity for year 2024?</text:p>
          </table:table-cell>
          <table:table-cell office:value-type="string">
            <text:p>What is Dividend Paid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equity dividends paid</text:p>
          </table:table-cell>
          <table:table-cell office:value-type="string">
            <text:p>What is Dividends under Cash flows from financing activities for year 2024?</text:p>
          </table:table-cell>
          <table:table-cell office:value-type="string">
            <text:p>What is Dividends under Cash flows from financ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Dividends – Ordinary Shares</text:p>
          </table:table-cell>
          <table:table-cell office:value-type="string">
            <text:p>What is Dividends under Equity for year 2024?</text:p>
          </table:table-cell>
          <table:table-cell office:value-type="string">
            <text:p>What is Dividends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Adjustments to retained earnings(+)</text:p>
          </table:table-cell>
          <table:table-cell office:value-type="string">
            <text:p>What is Actuarial loss on defined benefit pension schemes under Equity for year 2024?</text:p>
          </table:table-cell>
          <table:table-cell office:value-type="string">
            <text:p>What is Actuarial loss on defined benefit pension schemes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Adjustments to retained earnings(+)</text:p>
          </table:table-cell>
          <table:table-cell office:value-type="string">
            <text:p>What is Total comprehensive income for the period under Equity for year 2024?</text:p>
          </table:table-cell>
          <table:table-cell office:value-type="string">
            <text:p>What is Total comprehensive income for the period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Operating profit under Cash flows from operating activities for year 2024?</text:p>
          </table:table-cell>
          <table:table-cell office:value-type="string">
            <text:p>What is Operating profit under Cash flows from opera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Operating profit under Cash flows from operating activities for year 2024?</text:p>
          </table:table-cell>
          <table:table-cell office:value-type="string">
            <text:p>What is Operating profit under Cash flows from opera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Profit before taxation under Cash flows from operating activities for year 2024?</text:p>
          </table:table-cell>
          <table:table-cell office:value-type="string">
            <text:p>What is Profit before taxation under Cash flows from opera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Profit before taxation under Cash flows from operating activities for year 2024?</text:p>
          </table:table-cell>
          <table:table-cell office:value-type="string">
            <text:p>What is Profit before taxation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Profit for the period under Cash flows from operating activities for year 2024?</text:p>
          </table:table-cell>
          <table:table-cell office:value-type="string">
            <text:p>What is Profit for the period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Underlying operating profit under Cash flows from operating activities for year 2024?</text:p>
          </table:table-cell>
          <table:table-cell office:value-type="string">
            <text:p>What is Underlying operating profit under Cash flows from operating activities in Group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perating Profit(loss)</text:p>
          </table:table-cell>
          <table:table-cell office:value-type="string">
            <text:p>What is Profit on ordinary activities before taxation under Cash flows from operating activities for year 2024?</text:p>
          </table:table-cell>
          <table:table-cell office:value-type="string">
            <text:p>What is Profit on ordinary activities before taxation under Cash flows from operating activities in Consolidated Statement of Cash Flows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Incr / (decr) in provisions</text:p>
          </table:table-cell>
          <table:table-cell office:value-type="string">
            <text:p>What is Decrease in provisions under Cash flows from operating activities for year 2024?</text:p>
          </table:table-cell>
          <table:table-cell office:value-type="string">
            <text:p>What is Decrease in provisions under Cash flows from operating activities in Group Cashflow statement for year 2024?</text:p>
          </table:table-cell>
          <table:table-cell table:number-columns-repeated="1021"/>
        </table:table-row>
        <table:table-row table:style-name="ro2">
          <table:table-cell office:value-type="string">
            <text:p>Incr / (decr) in provisions</text:p>
          </table:table-cell>
          <table:table-cell office:value-type="string">
            <text:p>What is Decrease in provisions under Cash flows from operating activities for year 2024?</text:p>
          </table:table-cell>
          <table:table-cell office:value-type="string">
            <text:p>What is Decrease in provisions under Cash flows from operating activities in CONSOLIDATED STATEMENT OF CHANGES IN EQUITY</text:p>
            <text:p>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investing activity</text:p>
          </table:table-cell>
          <table:table-cell office:value-type="string">
            <text:p>What is Payment of deferred consideration under Cash flow from investing activities for year 2024?</text:p>
          </table:table-cell>
          <table:table-cell office:value-type="string">
            <text:p>What is Payment of deferred consideration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other operating income</text:p>
          </table:table-cell>
          <table:table-cell office:value-type="string">
            <text:p>What is Payment of deferred consideration under Cash flows from operating activities for year 2024?</text:p>
          </table:table-cell>
          <table:table-cell office:value-type="string">
            <text:p>What is Payment of deferred consideration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other operating income</text:p>
          </table:table-cell>
          <table:table-cell office:value-type="string">
            <text:p>What is Performance Share Plan under Cash flows from operating activities for year 2024?</text:p>
          </table:table-cell>
          <table:table-cell office:value-type="string">
            <text:p>What is Performance Share Plan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received</text:p>
          </table:table-cell>
          <table:table-cell office:value-type="string">
            <text:p>What is Interest received under Cash flows from operating activities for year 2024?</text:p>
          </table:table-cell>
          <table:table-cell office:value-type="string">
            <text:p>What is Interest received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received</text:p>
          </table:table-cell>
          <table:table-cell office:value-type="string">
            <text:p>What is Interest received under Cash flow from investing activities for year 2024?</text:p>
          </table:table-cell>
          <table:table-cell office:value-type="string">
            <text:p>What is Interest received under Cash flow from investing activities in Consolidated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id</text:p>
          </table:table-cell>
          <table:table-cell office:value-type="string">
            <text:p>What is Interest paid under Cash flows from financing activities for year 2024?</text:p>
          </table:table-cell>
          <table:table-cell office:value-type="string">
            <text:p>What is Interest paid under Cash flows from financ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interest paid</text:p>
          </table:table-cell>
          <table:table-cell office:value-type="string">
            <text:p>What is Interest paid under Cash flows from operating activities for year 2024?</text:p>
          </table:table-cell>
          <table:table-cell office:value-type="string">
            <text:p>What is Interest paid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Equity Dividends Paid</text:p>
          </table:table-cell>
          <table:table-cell office:value-type="string">
            <text:p>What is Dividend paid under Cash flows from financing activities for year 2024?</text:p>
          </table:table-cell>
          <table:table-cell office:value-type="string">
            <text:p>What is Dividend paid under Cash flows from financing activities in Group and company cash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Income tax expense under Cash flows from operating activities for year 2024?</text:p>
          </table:table-cell>
          <table:table-cell office:value-type="string">
            <text:p>What is Income tax expense under Cash flows from operating activities in Consolidated <text:s/>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Taxation under Cash flows from operating activities for year 2024?</text:p>
          </table:table-cell>
          <table:table-cell office:value-type="string">
            <text:p>What is Taxation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Taxation under Cash flows from operating activities for year 2024?</text:p>
          </table:table-cell>
          <table:table-cell office:value-type="string">
            <text:p>What is Taxation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Taxation paid under Cash flows from operating activities for year 2024?</text:p>
          </table:table-cell>
          <table:table-cell office:value-type="string">
            <text:p>What is Taxation paid under Cash flows from operating activities in Consolidated <text:s/>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axation(paid) / recovered</text:p>
          </table:table-cell>
          <table:table-cell office:value-type="string">
            <text:p>What is Taxation paid under Cash flows from operating activities for year 2024?</text:p>
          </table:table-cell>
          <table:table-cell office:value-type="string">
            <text:p>What is Taxation paid under Cash flows from operating activities in Statements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fixed assets</text:p>
          </table:table-cell>
          <table:table-cell office:value-type="string">
            <text:p>What is Proceeds on disposal of intangible assets, property, plant and equipment under Cash flow from investing activities for year 2024?</text:p>
          </table:table-cell>
          <table:table-cell office:value-type="string">
            <text:p>What is Proceeds on disposal of intangible assets, property, plant and equipment under Cash flow from investing activities in Consolidated and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purchase of fixed assets</text:p>
          </table:table-cell>
          <table:table-cell office:value-type="string">
            <text:p>What is Purchases of property, plant and equipment under Cash flow from investing activities for year 2024?</text:p>
          </table:table-cell>
          <table:table-cell office:value-type="string">
            <text:p>What is Purchases of property, plant and equipment under Cash flow from investing activities in Consolidated <text:s/>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urchase of fixed assets</text:p>
          </table:table-cell>
          <table:table-cell office:value-type="string">
            <text:p>What is Purchases of property, plant and equipment under Cash flow from investing activities for year 2024?</text:p>
          </table:table-cell>
          <table:table-cell office:value-type="string">
            <text:p>What is Purchases of property, plant and equipment under Cash flow from investing activities in Consolidated and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ssue / (Redemption) of Shares</text:p>
          </table:table-cell>
          <table:table-cell office:value-type="string">
            <text:p>What is Proceeds on issue of shares under Cash flows from operating activities for year 2024?</text:p>
          </table:table-cell>
          <table:table-cell office:value-type="string">
            <text:p>What is Proceeds on issue of shares under Cash flows from operating activities in Consolidated Statement of Cash Flows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Positive / (negative) exchange movement</text:p>
          </table:table-cell>
          <table:table-cell office:value-type="string">
            <text:p>What is Effect of foreign exchange rate changes under Reconciliation to Debt Movement for year 2024?</text:p>
          </table:table-cell>
          <table:table-cell office:value-type="string">
            <text:p>What is Effect of foreign exchange rate changes under Reconciliation to Debt Movement in Consolidated cash flow statement for year 2024?</text:p>
          </table:table-cell>
          <table:table-cell table:number-columns-repeated="1021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rect-not-available" table:style-name="ta2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RIC</text:p>
          </table:table-cell>
          <table:table-cell table:style-name="ce1" office:value-type="string">
            <text:p>QUESTION1</text:p>
          </table:table-cell>
          <table:table-cell table:style-name="ce1" office:value-type="string">
            <text:p>QUESTION2</text:p>
          </table:table-cell>
          <table:table-cell table:number-columns-repeated="1021"/>
        </table:table-row>
        <table:table-row table:style-name="ro1">
          <table:table-cell office:value-type="string">
            <text:p>Statement Date</text:p>
          </table:table-cell>
          <table:table-cell office:value-type="string">
            <text:p>What is Statement Date for year 2024?</text:p>
          </table:table-cell>
          <table:table-cell table:number-columns-repeated="1022"/>
        </table:table-row>
        <table:table-row table:style-name="ro1">
          <table:table-cell office:value-type="string">
            <text:p>Type of Statement</text:p>
          </table:table-cell>
          <table:table-cell office:value-type="string">
            <text:p>What is Type of Statement for year 2024?</text:p>
          </table:table-cell>
          <table:table-cell table:number-columns-repeated="1022"/>
        </table:table-row>
        <table:table-row table:style-name="ro1">
          <table:table-cell office:value-type="string">
            <text:p>Number of Weeks</text:p>
          </table:table-cell>
          <table:table-cell office:value-type="string">
            <text:p>What is Number of Weeks for year 2024?</text:p>
          </table:table-cell>
          <table:table-cell table:number-columns-repeated="1022"/>
        </table:table-row>
        <table:table-row table:style-name="ro1">
          <table:table-cell office:value-type="string">
            <text:p>Audit Method</text:p>
          </table:table-cell>
          <table:table-cell office:value-type="string">
            <text:p>What is Audit Method for year 2024?</text:p>
          </table:table-cell>
          <table:table-cell table:number-columns-repeated="1022"/>
        </table:table-row>
        <table:table-row table:style-name="ro1">
          <table:table-cell office:value-type="string">
            <text:p>Auditor</text:p>
          </table:table-cell>
          <table:table-cell office:value-type="string">
            <text:p>What is Auditor for year 2024?</text:p>
          </table:table-cell>
          <table:table-cell table:number-columns-repeated="1022"/>
        </table:table-row>
        <table:table-row table:style-name="ro1">
          <table:table-cell office:value-type="string">
            <text:p>Reconcile to</text:p>
          </table:table-cell>
          <table:table-cell office:value-type="string">
            <text:p>What is Reconcile to for year 2024?</text:p>
          </table:table-cell>
          <table:table-cell table:number-columns-repeated="1022"/>
        </table:table-row>
        <table:table-row table:style-name="ro1">
          <table:table-cell office:value-type="string">
            <text:p>Currency</text:p>
          </table:table-cell>
          <table:table-cell office:value-type="string">
            <text:p>What is Currency for year 2024?</text:p>
          </table:table-cell>
          <table:table-cell table:number-columns-repeated="1022"/>
        </table:table-row>
        <table:table-row table:style-name="ro1">
          <table:table-cell office:value-type="string">
            <text:p>Unexplained adjustment to Retained earnings</text:p>
          </table:table-cell>
          <table:table-cell office:value-type="string">
            <text:p>What is Unexplained adjustment to Retained earnings for year 2024?</text:p>
          </table:table-cell>
          <table:table-cell table:number-columns-repeated="1022"/>
        </table:table-row>
        <table:table-row table:style-name="ro1">
          <table:table-cell office:value-type="string">
            <text:p>Balance Sheet</text:p>
          </table:table-cell>
          <table:table-cell office:value-type="string">
            <text:p>What is Balance Sheet for year 2024?</text:p>
          </table:table-cell>
          <table:table-cell table:number-columns-repeated="1022"/>
        </table:table-row>
        <table:table-row table:style-name="ro1">
          <table:table-cell office:value-type="string">
            <text:p>Good book debt &lt; 90 days</text:p>
          </table:table-cell>
          <table:table-cell office:value-type="string">
            <text:p>What is Good book debt &lt; 90 day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Raw Materials</text:p>
          </table:table-cell>
          <table:table-cell office:value-type="string">
            <text:p>What is Stock – Raw Material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<text:s/>Work in progress</text:p>
          </table:table-cell>
          <table:table-cell office:value-type="string">
            <text:p>What is Stock – <text:s/>Work in progres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<text:s/>Finished Goods</text:p>
          </table:table-cell>
          <table:table-cell office:value-type="string">
            <text:p>What is Stock – <text:s/>Finished Good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Unclassified</text:p>
          </table:table-cell>
          <table:table-cell office:value-type="string">
            <text:p>What is Stock – Unclassified for year 2024?</text:p>
          </table:table-cell>
          <table:table-cell table:number-columns-repeated="1022"/>
        </table:table-row>
        <table:table-row table:style-name="ro1">
          <table:table-cell office:value-type="string">
            <text:p>Derivatives</text:p>
          </table:table-cell>
          <table:table-cell office:value-type="string">
            <text:p>What is Derivatives for year 2024?</text:p>
          </table:table-cell>
          <table:table-cell table:number-columns-repeated="1022"/>
        </table:table-row>
        <table:table-row table:style-name="ro1">
          <table:table-cell office:value-type="string">
            <text:p>Land &amp; buildings – freehold &amp; longlease</text:p>
          </table:table-cell>
          <table:table-cell office:value-type="string">
            <text:p>What is Land &amp; buildings – freehold &amp; longlease for year 2024?</text:p>
          </table:table-cell>
          <table:table-cell table:number-columns-repeated="1022"/>
        </table:table-row>
        <table:table-row table:style-name="ro1">
          <table:table-cell office:value-type="string">
            <text:p>Properties charged to the bank</text:p>
          </table:table-cell>
          <table:table-cell office:value-type="string">
            <text:p>What is Properties charged to the bank for year 2024?</text:p>
          </table:table-cell>
          <table:table-cell table:number-columns-repeated="1022"/>
        </table:table-row>
        <table:table-row table:style-name="ro1">
          <table:table-cell office:value-type="string">
            <text:p>Intangible – Brandnames</text:p>
          </table:table-cell>
          <table:table-cell office:value-type="string">
            <text:p>What is Intangible – Brandnames for year 2024?</text:p>
          </table:table-cell>
          <table:table-cell table:number-columns-repeated="1022"/>
        </table:table-row>
        <table:table-row table:style-name="ro1">
          <table:table-cell office:value-type="string">
            <text:p>Current portion – Subordinated debt</text:p>
          </table:table-cell>
          <table:table-cell office:value-type="string">
            <text:p>What is Current portion – Subordinated debt for year 2024?</text:p>
          </table:table-cell>
          <table:table-cell table:number-columns-repeated="1022"/>
        </table:table-row>
        <table:table-row table:style-name="ro1">
          <table:table-cell office:value-type="string">
            <text:p>E&amp;P Debt</text:p>
          </table:table-cell>
          <table:table-cell office:value-type="string">
            <text:p>What is E&amp;P Debt for year 2024?</text:p>
          </table:table-cell>
          <table:table-cell table:number-columns-repeated="1022"/>
        </table:table-row>
        <table:table-row table:style-name="ro1">
          <table:table-cell office:value-type="string">
            <text:p>Unsuboridnated Director's loan &lt; 1yr</text:p>
          </table:table-cell>
          <table:table-cell office:value-type="string">
            <text:p>What is Unsuboridnated Director's loan &lt; 1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lt; 1 yr Interest bearing</text:p>
          </table:table-cell>
          <table:table-cell office:value-type="string">
            <text:p>What is Due from group &amp; related Cos &lt; 1 yr 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Accurals / Deferred Income</text:p>
          </table:table-cell>
          <table:table-cell office:value-type="string">
            <text:p>What is Accurals / Deferred Income for year 2024?</text:p>
          </table:table-cell>
          <table:table-cell table:number-columns-repeated="1022"/>
        </table:table-row>
        <table:table-row table:style-name="ro1">
          <table:table-cell office:value-type="string">
            <text:p>Provisions <text:s text:c="2"/></text:p>
          </table:table-cell>
          <table:table-cell office:value-type="string">
            <text:p>What is Provisions for year 2024?</text:p>
          </table:table-cell>
          <table:table-cell table:number-columns-repeated="1022"/>
        </table:table-row>
        <table:table-row table:style-name="ro1">
          <table:table-cell office:value-type="string">
            <text:p>Loans &gt; 1yr – E&amp;P</text:p>
          </table:table-cell>
          <table:table-cell office:value-type="string">
            <text:p>What is Loans &gt; 1yr – E&amp;P for year 2024?</text:p>
          </table:table-cell>
          <table:table-cell table:number-columns-repeated="1022"/>
        </table:table-row>
        <table:table-row table:style-name="ro1">
          <table:table-cell office:value-type="string">
            <text:p>Borrowings (Non-bank)</text:p>
          </table:table-cell>
          <table:table-cell office:value-type="string">
            <text:p>What is Borrowings (Non-bank) for year 2024?</text:p>
          </table:table-cell>
          <table:table-cell table:number-columns-repeated="1022"/>
        </table:table-row>
        <table:table-row table:style-name="ro1">
          <table:table-cell office:value-type="string">
            <text:p><text:s/>HP / Leasing / Other &gt; 1 yr</text:p>
          </table:table-cell>
          <table:table-cell office:value-type="string">
            <text:p>What is HP / Leasing / Other &gt; 1 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gt; 1 yr Interest bearing</text:p>
          </table:table-cell>
          <table:table-cell office:value-type="string">
            <text:p>What is Due from group &amp; related Cos &gt; 1 yr 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Subordinated loan</text:p>
          </table:table-cell>
          <table:table-cell office:value-type="string">
            <text:p>What is Subordinated loan for year 2024?</text:p>
          </table:table-cell>
          <table:table-cell table:number-columns-repeated="1022"/>
        </table:table-row>
        <table:table-row table:style-name="ro1">
          <table:table-cell office:value-type="string">
            <text:p>Subordinated Director's loan &gt; 1 yr</text:p>
          </table:table-cell>
          <table:table-cell office:value-type="string">
            <text:p>What is Subordinated Director's loan &gt; 1 yr for year 2024?</text:p>
          </table:table-cell>
          <table:table-cell table:number-columns-repeated="1022"/>
        </table:table-row>
        <table:table-row table:style-name="ro1">
          <table:table-cell office:value-type="string">
            <text:p>Unsuboridnated Director's loan &gt; 1yr</text:p>
          </table:table-cell>
          <table:table-cell office:value-type="string">
            <text:p>What is Unsuboridnated Director's loan &gt; 1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gt; 1 yr non-interest bearing</text:p>
          </table:table-cell>
          <table:table-cell office:value-type="string">
            <text:p>What is Due from group &amp; related Cos &gt; 1 yr non-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Provisions</text:p>
          </table:table-cell>
          <table:table-cell office:value-type="string">
            <text:p>What is Provisions for year 2024?</text:p>
          </table:table-cell>
          <table:table-cell table:number-columns-repeated="1022"/>
        </table:table-row>
        <table:table-row table:style-name="ro1">
          <table:table-cell office:value-type="string">
            <text:p>Long term crerditors</text:p>
          </table:table-cell>
          <table:table-cell office:value-type="string">
            <text:p>What is Long term crerditors for year 2024?</text:p>
          </table:table-cell>
          <table:table-cell table:number-columns-repeated="1022"/>
        </table:table-row>
        <table:table-row table:style-name="ro1">
          <table:table-cell office:value-type="string">
            <text:p>Retained earnings <text:s text:c="3"/></text:p>
          </table:table-cell>
          <table:table-cell office:value-type="string">
            <text:p>What is Retained earnings for year 2024?</text:p>
          </table:table-cell>
          <table:table-cell table:number-columns-repeated="1022"/>
        </table:table-row>
        <table:table-row table:style-name="ro1">
          <table:table-cell office:value-type="string">
            <text:p>Revolution reserve</text:p>
          </table:table-cell>
          <table:table-cell office:value-type="string">
            <text:p>What is Revolution reserve for year 2024?</text:p>
          </table:table-cell>
          <table:table-cell table:number-columns-repeated="1022"/>
        </table:table-row>
        <table:table-row table:style-name="ro1">
          <table:table-cell office:value-type="string">
            <text:p>Profit and Loss Account</text:p>
          </table:table-cell>
          <table:table-cell office:value-type="string">
            <text:p>What is Profit and Loss Account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Continuing operations</text:p>
          </table:table-cell>
          <table:table-cell office:value-type="string">
            <text:p>What is Turnover – Continuing operations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discontinuing operations</text:p>
          </table:table-cell>
          <table:table-cell office:value-type="string">
            <text:p>What is Turnover – discontinuing operations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New Acquisition</text:p>
          </table:table-cell>
          <table:table-cell office:value-type="string">
            <text:p>What is Turnover – New Acquisition for year 2024?</text:p>
          </table:table-cell>
          <table:table-cell table:number-columns-repeated="1022"/>
        </table:table-row>
        <table:table-row table:style-name="ro1">
          <table:table-cell office:value-type="string">
            <text:p>Expenses</text:p>
          </table:table-cell>
          <table:table-cell office:value-type="string">
            <text:p>What is Expenses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Continuing Operation</text:p>
          </table:table-cell>
          <table:table-cell office:value-type="string">
            <text:p>What is Trading Overhead – Continuing Operation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discontiued Opers</text:p>
          </table:table-cell>
          <table:table-cell office:value-type="string">
            <text:p>What is Trading Overhead – discontiued Opers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New Acquistion</text:p>
          </table:table-cell>
          <table:table-cell office:value-type="string">
            <text:p>What is Trading Overhead – New Acquistion for year 2024?</text:p>
          </table:table-cell>
          <table:table-cell table:number-columns-repeated="1022"/>
        </table:table-row>
        <table:table-row table:style-name="ro1">
          <table:table-cell office:value-type="string">
            <text:p>Director's Remuneration/prop.drawings</text:p>
          </table:table-cell>
          <table:table-cell office:value-type="string">
            <text:p>What is Director's Remuneration/prop.drawings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Expenses - <text:s/>Property</text:p>
          </table:table-cell>
          <table:table-cell office:value-type="string">
            <text:p>What is Operating Lease Expenses - <text:s/>Property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Expenses – Other</text:p>
          </table:table-cell>
          <table:table-cell office:value-type="string">
            <text:p>What is Operating Lease Expenses – Other for year 2024?</text:p>
          </table:table-cell>
          <table:table-cell table:number-columns-repeated="1022"/>
        </table:table-row>
        <table:table-row table:style-name="ro1">
          <table:table-cell office:value-type="string">
            <text:p>Extraordinary gains/(losses)</text:p>
          </table:table-cell>
          <table:table-cell office:value-type="string">
            <text:p>What is Extraordinary gains/(losses) for year 2024?</text:p>
          </table:table-cell>
          <table:table-cell table:number-columns-repeated="1022"/>
        </table:table-row>
        <table:table-row table:style-name="ro1">
          <table:table-cell office:value-type="string">
            <text:p>Dividends – Preference Shares</text:p>
          </table:table-cell>
          <table:table-cell office:value-type="string">
            <text:p>What is Dividends – Preference Shares for year 2024?</text:p>
          </table:table-cell>
          <table:table-cell table:number-columns-repeated="1022"/>
        </table:table-row>
        <table:table-row table:style-name="ro1">
          <table:table-cell office:value-type="string">
            <text:p>Prior Period adjustments</text:p>
          </table:table-cell>
          <table:table-cell office:value-type="string">
            <text:p>What is Prior Period adjustments for year 2024?</text:p>
          </table:table-cell>
          <table:table-cell table:number-columns-repeated="1022"/>
        </table:table-row>
        <table:table-row table:style-name="ro1">
          <table:table-cell office:value-type="string">
            <text:p>Cash Flow</text:p>
          </table:table-cell>
          <table:table-cell office:value-type="string">
            <text:p>What is Cash Flow for year 2024?</text:p>
          </table:table-cell>
          <table:table-cell table:number-columns-repeated="1022"/>
        </table:table-row>
        <table:table-row table:style-name="ro1">
          <table:table-cell office:value-type="string">
            <text:p>Adjustment(LAF)</text:p>
          </table:table-cell>
          <table:table-cell office:value-type="string">
            <text:p>What is Adjustment(LAF)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CF from optg activities</text:p>
          </table:table-cell>
          <table:table-cell office:value-type="string">
            <text:p>What is Other CF from optg activitie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stocks</text:p>
          </table:table-cell>
          <table:table-cell office:value-type="string">
            <text:p>What is (increase) / decrease in stock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debtors</text:p>
          </table:table-cell>
          <table:table-cell office:value-type="string">
            <text:p>What is (increase) / decrease in debtor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creditors</text:p>
          </table:table-cell>
          <table:table-cell office:value-type="string">
            <text:p>What is (increase) / decrease in creditors for year 2024?</text:p>
          </table:table-cell>
          <table:table-cell table:number-columns-repeated="1022"/>
        </table:table-row>
        <table:table-row table:style-name="ro1">
          <table:table-cell office:value-type="string">
            <text:p>dividends received</text:p>
          </table:table-cell>
          <table:table-cell office:value-type="string">
            <text:p>What is dividends received for year 2024?</text:p>
          </table:table-cell>
          <table:table-cell table:number-columns-repeated="1022"/>
        </table:table-row>
        <table:table-row table:style-name="ro1">
          <table:table-cell office:value-type="string">
            <text:p>sale of subsidiary </text:p>
          </table:table-cell>
          <table:table-cell office:value-type="string">
            <text:p>What is sale of subsidiary for year 2024?</text:p>
          </table:table-cell>
          <table:table-cell table:number-columns-repeated="1022"/>
        </table:table-row>
        <table:table-row table:style-name="ro1">
          <table:table-cell office:value-type="string">
            <text:p>purchase of subsidiary </text:p>
          </table:table-cell>
          <table:table-cell office:value-type="string">
            <text:p>What is purchase of subsidiary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investing activity </text:p>
          </table:table-cell>
          <table:table-cell office:value-type="string">
            <text:p>What is other investing activity for year 2024?</text:p>
          </table:table-cell>
          <table:table-cell table:number-columns-repeated="1022"/>
        </table:table-row>
        <table:table-row table:style-name="ro1">
          <table:table-cell office:value-type="string">
            <text:p>Reconciliation to Debt Movement</text:p>
          </table:table-cell>
          <table:table-cell office:value-type="string">
            <text:p>What is Reconciliation to Debt Movement for year 2024?</text:p>
          </table:table-cell>
          <table:table-cell table:number-columns-repeated="1022"/>
        </table:table-row>
        <table:table-row table:style-name="ro1">
          <table:table-cell office:value-type="string">
            <text:p>opening gross debt</text:p>
          </table:table-cell>
          <table:table-cell office:value-type="string">
            <text:p>What is opening gross debt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existing cash balance</text:p>
          </table:table-cell>
          <table:table-cell office:value-type="string">
            <text:p>What is (increase) / decrease in existing cash balance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liquid resources</text:p>
          </table:table-cell>
          <table:table-cell office:value-type="string">
            <text:p>What is (increase) / decrease in liquid resources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+ve / -ve non- cash movements</text:p>
          </table:table-cell>
          <table:table-cell office:value-type="string">
            <text:p>What is other +ve / -ve non- cash movements for year 2024?</text:p>
          </table:table-cell>
          <table:table-cell table:number-columns-repeated="1022"/>
        </table:table-row>
        <table:table-row table:style-name="ro1">
          <table:table-cell office:value-type="string">
            <text:p>Statistics </text:p>
          </table:table-cell>
          <table:table-cell office:value-type="string">
            <text:p>What is Statistics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commitments</text:p>
          </table:table-cell>
          <table:table-cell office:value-type="string">
            <text:p>What is operating lease commitments for year 2024?</text:p>
          </table:table-cell>
          <table:table-cell table:number-columns-repeated="1022"/>
        </table:table-row>
        <table:table-row table:style-name="ro1">
          <table:table-cell office:value-type="string">
            <text:p>op lease commitments – land &amp; buildings</text:p>
          </table:table-cell>
          <table:table-cell office:value-type="string">
            <text:p>What is op lease commitments – land &amp; buildings for year 2024?</text:p>
          </table:table-cell>
          <table:table-cell table:number-columns-repeated="1022"/>
        </table:table-row>
        <table:table-row table:style-name="ro1">
          <table:table-cell office:value-type="string">
            <text:p>op lease commitments – other</text:p>
          </table:table-cell>
          <table:table-cell office:value-type="string">
            <text:p>What is op lease commitments – other for year 2024?</text:p>
          </table:table-cell>
          <table:table-cell table:number-columns-repeated="1022"/>
        </table:table-row>
        <table:table-row table:style-name="ro1">
          <table:table-cell office:value-type="string">
            <text:p>litigation </text:p>
          </table:table-cell>
          <table:table-cell office:value-type="string">
            <text:p>What is litigation for year 2024?</text:p>
          </table:table-cell>
          <table:table-cell table:number-columns-repeated="1022"/>
        </table:table-row>
        <table:table-row table:style-name="ro1">
          <table:table-cell office:value-type="string">
            <text:p>off balance sheet liabilities</text:p>
          </table:table-cell>
          <table:table-cell office:value-type="string">
            <text:p>What is off balance sheet liabilities for year 2024?</text:p>
          </table:table-cell>
          <table:table-cell table:number-columns-repeated="1022"/>
        </table:table-row>
        <table:table-row table:style-name="ro1">
          <table:table-cell office:value-type="string">
            <text:p>capitalised interest</text:p>
          </table:table-cell>
          <table:table-cell office:value-type="string">
            <text:p>What is capitalised interest for year 2024?</text:p>
          </table:table-cell>
          <table:table-cell table:number-columns-repeated="1022"/>
        </table:table-row>
        <table:table-row table:style-name="ro1">
          <table:table-cell office:value-type="string">
            <text:p>capital expenditure – contracted</text:p>
          </table:table-cell>
          <table:table-cell office:value-type="string">
            <text:p>What is capital expenditure – contracted for year 2024?</text:p>
          </table:table-cell>
          <table:table-cell table:number-columns-repeated="1022"/>
        </table:table-row>
        <table:table-row table:style-name="ro1">
          <table:table-cell office:value-type="string">
            <text:p>number of employees</text:p>
          </table:table-cell>
          <table:table-cell office:value-type="string">
            <text:p>What is number of employees for year 2024?</text:p>
          </table:table-cell>
          <table:table-cell table:number-columns-repeated="1022"/>
        </table:table-row>
        <table:table-row table:style-name="ro1">
          <table:table-cell office:value-type="string">
            <text:p>Statement Date</text:p>
          </table:table-cell>
          <table:table-cell office:value-type="string">
            <text:p>What is Statement Date for year 2024?</text:p>
          </table:table-cell>
          <table:table-cell table:number-columns-repeated="1022"/>
        </table:table-row>
        <table:table-row table:style-name="ro1">
          <table:table-cell office:value-type="string">
            <text:p>Type of Statement</text:p>
          </table:table-cell>
          <table:table-cell office:value-type="string">
            <text:p>What is Type of Statement for year 2024?</text:p>
          </table:table-cell>
          <table:table-cell table:number-columns-repeated="1022"/>
        </table:table-row>
        <table:table-row table:style-name="ro1">
          <table:table-cell office:value-type="string">
            <text:p>Number of Weeks</text:p>
          </table:table-cell>
          <table:table-cell office:value-type="string">
            <text:p>What is Number of Weeks for year 2024?</text:p>
          </table:table-cell>
          <table:table-cell table:number-columns-repeated="1022"/>
        </table:table-row>
        <table:table-row table:style-name="ro1">
          <table:table-cell office:value-type="string">
            <text:p>Audit Method</text:p>
          </table:table-cell>
          <table:table-cell office:value-type="string">
            <text:p>What is Audit Method for year 2024?</text:p>
          </table:table-cell>
          <table:table-cell table:number-columns-repeated="1022"/>
        </table:table-row>
        <table:table-row table:style-name="ro1">
          <table:table-cell office:value-type="string">
            <text:p>Auditor</text:p>
          </table:table-cell>
          <table:table-cell office:value-type="string">
            <text:p>What is Auditor for year 2024?</text:p>
          </table:table-cell>
          <table:table-cell table:number-columns-repeated="1022"/>
        </table:table-row>
        <table:table-row table:style-name="ro1">
          <table:table-cell office:value-type="string">
            <text:p>Reconcile to</text:p>
          </table:table-cell>
          <table:table-cell office:value-type="string">
            <text:p>What is Reconcile to for year 2024?</text:p>
          </table:table-cell>
          <table:table-cell table:number-columns-repeated="1022"/>
        </table:table-row>
        <table:table-row table:style-name="ro1">
          <table:table-cell office:value-type="string">
            <text:p>Currency</text:p>
          </table:table-cell>
          <table:table-cell office:value-type="string">
            <text:p>What is Currency for year 2024?</text:p>
          </table:table-cell>
          <table:table-cell table:number-columns-repeated="1022"/>
        </table:table-row>
        <table:table-row table:style-name="ro1">
          <table:table-cell office:value-type="string">
            <text:p>Unexplained adjustment to Retained earnings</text:p>
          </table:table-cell>
          <table:table-cell office:value-type="string">
            <text:p>What is Unexplained adjustment to Retained earnings for year 2024?</text:p>
          </table:table-cell>
          <table:table-cell table:number-columns-repeated="1022"/>
        </table:table-row>
        <table:table-row table:style-name="ro1">
          <table:table-cell office:value-type="string">
            <text:p>Balance Sheet</text:p>
          </table:table-cell>
          <table:table-cell office:value-type="string">
            <text:p>What is Balance Sheet for year 2024?</text:p>
          </table:table-cell>
          <table:table-cell table:number-columns-repeated="1022"/>
        </table:table-row>
        <table:table-row table:style-name="ro1">
          <table:table-cell office:value-type="string">
            <text:p>Good book debt &lt; 90 days</text:p>
          </table:table-cell>
          <table:table-cell office:value-type="string">
            <text:p>What is Good book debt &lt; 90 day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Raw Materials</text:p>
          </table:table-cell>
          <table:table-cell office:value-type="string">
            <text:p>What is Stock – Raw Material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<text:s/>Work in progress</text:p>
          </table:table-cell>
          <table:table-cell office:value-type="string">
            <text:p>What is Stock – <text:s/>Work in progres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<text:s/>Finished Goods</text:p>
          </table:table-cell>
          <table:table-cell office:value-type="string">
            <text:p>What is Stock – <text:s/>Finished Goods for year 2024?</text:p>
          </table:table-cell>
          <table:table-cell table:number-columns-repeated="1022"/>
        </table:table-row>
        <table:table-row table:style-name="ro1">
          <table:table-cell office:value-type="string">
            <text:p>Stock – Unclassified</text:p>
          </table:table-cell>
          <table:table-cell office:value-type="string">
            <text:p>What is Stock – Unclassified for year 2024?</text:p>
          </table:table-cell>
          <table:table-cell table:number-columns-repeated="1022"/>
        </table:table-row>
        <table:table-row table:style-name="ro1">
          <table:table-cell office:value-type="string">
            <text:p>Derivatives</text:p>
          </table:table-cell>
          <table:table-cell office:value-type="string">
            <text:p>What is Derivatives for year 2024?</text:p>
          </table:table-cell>
          <table:table-cell table:number-columns-repeated="1022"/>
        </table:table-row>
        <table:table-row table:style-name="ro1">
          <table:table-cell office:value-type="string">
            <text:p>Land &amp; buildings – freehold &amp; longlease</text:p>
          </table:table-cell>
          <table:table-cell office:value-type="string">
            <text:p>What is Land &amp; buildings – freehold &amp; longlease for year 2024?</text:p>
          </table:table-cell>
          <table:table-cell table:number-columns-repeated="1022"/>
        </table:table-row>
        <table:table-row table:style-name="ro1">
          <table:table-cell office:value-type="string">
            <text:p>Properties charged to the bank</text:p>
          </table:table-cell>
          <table:table-cell office:value-type="string">
            <text:p>What is Properties charged to the bank for year 2024?</text:p>
          </table:table-cell>
          <table:table-cell table:number-columns-repeated="1022"/>
        </table:table-row>
        <table:table-row table:style-name="ro1">
          <table:table-cell office:value-type="string">
            <text:p>Intangible – Brandnames</text:p>
          </table:table-cell>
          <table:table-cell office:value-type="string">
            <text:p>What is Intangible – Brandnames for year 2024?</text:p>
          </table:table-cell>
          <table:table-cell table:number-columns-repeated="1022"/>
        </table:table-row>
        <table:table-row table:style-name="ro1">
          <table:table-cell office:value-type="string">
            <text:p>Current portion – Subordinated debt</text:p>
          </table:table-cell>
          <table:table-cell office:value-type="string">
            <text:p>What is Current portion – Subordinated debt for year 2024?</text:p>
          </table:table-cell>
          <table:table-cell table:number-columns-repeated="1022"/>
        </table:table-row>
        <table:table-row table:style-name="ro1">
          <table:table-cell office:value-type="string">
            <text:p>E&amp;P Debt</text:p>
          </table:table-cell>
          <table:table-cell office:value-type="string">
            <text:p>What is E&amp;P Debt for year 2024?</text:p>
          </table:table-cell>
          <table:table-cell table:number-columns-repeated="1022"/>
        </table:table-row>
        <table:table-row table:style-name="ro1">
          <table:table-cell office:value-type="string">
            <text:p>Unsuboridnated Director's loan &lt; 1yr</text:p>
          </table:table-cell>
          <table:table-cell office:value-type="string">
            <text:p>What is Unsuboridnated Director's loan &lt; 1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lt; 1 yr Interest bearing</text:p>
          </table:table-cell>
          <table:table-cell office:value-type="string">
            <text:p>What is Due from group &amp; related Cos &lt; 1 yr 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Accurals / Deferred Income</text:p>
          </table:table-cell>
          <table:table-cell office:value-type="string">
            <text:p>What is Accurals / Deferred Income for year 2024?</text:p>
          </table:table-cell>
          <table:table-cell table:number-columns-repeated="1022"/>
        </table:table-row>
        <table:table-row table:style-name="ro1">
          <table:table-cell office:value-type="string">
            <text:p>Provisions <text:s text:c="2"/></text:p>
          </table:table-cell>
          <table:table-cell office:value-type="string">
            <text:p>What is Provisions for year 2024?</text:p>
          </table:table-cell>
          <table:table-cell table:number-columns-repeated="1022"/>
        </table:table-row>
        <table:table-row table:style-name="ro1">
          <table:table-cell office:value-type="string">
            <text:p>Loans &gt; 1yr – E&amp;P</text:p>
          </table:table-cell>
          <table:table-cell office:value-type="string">
            <text:p>What is Loans &gt; 1yr – E&amp;P for year 2024?</text:p>
          </table:table-cell>
          <table:table-cell table:number-columns-repeated="1022"/>
        </table:table-row>
        <table:table-row table:style-name="ro1">
          <table:table-cell office:value-type="string">
            <text:p>Borrowings (Non-bank)</text:p>
          </table:table-cell>
          <table:table-cell office:value-type="string">
            <text:p>What is Borrowings (Non-bank) for year 2024?</text:p>
          </table:table-cell>
          <table:table-cell table:number-columns-repeated="1022"/>
        </table:table-row>
        <table:table-row table:style-name="ro1">
          <table:table-cell office:value-type="string">
            <text:p><text:s/>HP / Leasing / Other &gt; 1 yr</text:p>
          </table:table-cell>
          <table:table-cell office:value-type="string">
            <text:p>What is HP / Leasing / Other &gt; 1 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gt; 1 yr Interest bearing</text:p>
          </table:table-cell>
          <table:table-cell office:value-type="string">
            <text:p>What is Due from group &amp; related Cos &gt; 1 yr 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Subordinated loan</text:p>
          </table:table-cell>
          <table:table-cell office:value-type="string">
            <text:p>What is Subordinated loan for year 2024?</text:p>
          </table:table-cell>
          <table:table-cell table:number-columns-repeated="1022"/>
        </table:table-row>
        <table:table-row table:style-name="ro1">
          <table:table-cell office:value-type="string">
            <text:p>Subordinated Director's loan &gt; 1 yr</text:p>
          </table:table-cell>
          <table:table-cell office:value-type="string">
            <text:p>What is Subordinated Director's loan &gt; 1 yr for year 2024?</text:p>
          </table:table-cell>
          <table:table-cell table:number-columns-repeated="1022"/>
        </table:table-row>
        <table:table-row table:style-name="ro1">
          <table:table-cell office:value-type="string">
            <text:p>Unsuboridnated Director's loan &gt; 1yr</text:p>
          </table:table-cell>
          <table:table-cell office:value-type="string">
            <text:p>What is Unsuboridnated Director's loan &gt; 1yr for year 2024?</text:p>
          </table:table-cell>
          <table:table-cell table:number-columns-repeated="1022"/>
        </table:table-row>
        <table:table-row table:style-name="ro1">
          <table:table-cell office:value-type="string">
            <text:p>Due from group &amp; related Cos &gt; 1 yr non-interest bearing</text:p>
          </table:table-cell>
          <table:table-cell office:value-type="string">
            <text:p>What is Due from group &amp; related Cos &gt; 1 yr non-interest bearing for year 2024?</text:p>
          </table:table-cell>
          <table:table-cell table:number-columns-repeated="1022"/>
        </table:table-row>
        <table:table-row table:style-name="ro1">
          <table:table-cell office:value-type="string">
            <text:p>Provisions</text:p>
          </table:table-cell>
          <table:table-cell office:value-type="string">
            <text:p>What is Provisions for year 2024?</text:p>
          </table:table-cell>
          <table:table-cell table:number-columns-repeated="1022"/>
        </table:table-row>
        <table:table-row table:style-name="ro1">
          <table:table-cell office:value-type="string">
            <text:p>Long term crerditors</text:p>
          </table:table-cell>
          <table:table-cell office:value-type="string">
            <text:p>What is Long term crerditors for year 2024?</text:p>
          </table:table-cell>
          <table:table-cell table:number-columns-repeated="1022"/>
        </table:table-row>
        <table:table-row table:style-name="ro1">
          <table:table-cell office:value-type="string">
            <text:p>Retained earnings <text:s text:c="3"/></text:p>
          </table:table-cell>
          <table:table-cell office:value-type="string">
            <text:p>What is Retained earnings for year 2024?</text:p>
          </table:table-cell>
          <table:table-cell table:number-columns-repeated="1022"/>
        </table:table-row>
        <table:table-row table:style-name="ro1">
          <table:table-cell office:value-type="string">
            <text:p>Revolution reserve</text:p>
          </table:table-cell>
          <table:table-cell office:value-type="string">
            <text:p>What is Revolution reserve for year 2024?</text:p>
          </table:table-cell>
          <table:table-cell table:number-columns-repeated="1022"/>
        </table:table-row>
        <table:table-row table:style-name="ro1">
          <table:table-cell office:value-type="string">
            <text:p>Profit and Loss Account</text:p>
          </table:table-cell>
          <table:table-cell office:value-type="string">
            <text:p>What is Profit and Loss Account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Continuing operations</text:p>
          </table:table-cell>
          <table:table-cell office:value-type="string">
            <text:p>What is Turnover – Continuing operations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discontinuing operations</text:p>
          </table:table-cell>
          <table:table-cell office:value-type="string">
            <text:p>What is Turnover – discontinuing operations for year 2024?</text:p>
          </table:table-cell>
          <table:table-cell table:number-columns-repeated="1022"/>
        </table:table-row>
        <table:table-row table:style-name="ro1">
          <table:table-cell office:value-type="string">
            <text:p>Turnover – New Acquisition</text:p>
          </table:table-cell>
          <table:table-cell office:value-type="string">
            <text:p>What is Turnover – New Acquisition for year 2024?</text:p>
          </table:table-cell>
          <table:table-cell table:number-columns-repeated="1022"/>
        </table:table-row>
        <table:table-row table:style-name="ro1">
          <table:table-cell office:value-type="string">
            <text:p>Expenses</text:p>
          </table:table-cell>
          <table:table-cell office:value-type="string">
            <text:p>What is Expenses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Continuing Operation</text:p>
          </table:table-cell>
          <table:table-cell office:value-type="string">
            <text:p>What is Trading Overhead – Continuing Operation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discontiued Opers</text:p>
          </table:table-cell>
          <table:table-cell office:value-type="string">
            <text:p>What is Trading Overhead – discontiued Opers for year 2024?</text:p>
          </table:table-cell>
          <table:table-cell table:number-columns-repeated="1022"/>
        </table:table-row>
        <table:table-row table:style-name="ro1">
          <table:table-cell office:value-type="string">
            <text:p>Trading Overhead – New Acquistion</text:p>
          </table:table-cell>
          <table:table-cell office:value-type="string">
            <text:p>What is Trading Overhead – New Acquistion for year 2024?</text:p>
          </table:table-cell>
          <table:table-cell table:number-columns-repeated="1022"/>
        </table:table-row>
        <table:table-row table:style-name="ro1">
          <table:table-cell office:value-type="string">
            <text:p>Director's Remuneration/prop.drawings</text:p>
          </table:table-cell>
          <table:table-cell office:value-type="string">
            <text:p>What is Director's Remuneration/prop.drawings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Expenses - <text:s/>Property</text:p>
          </table:table-cell>
          <table:table-cell office:value-type="string">
            <text:p>What is Operating Lease Expenses - <text:s/>Property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Expenses – Other</text:p>
          </table:table-cell>
          <table:table-cell office:value-type="string">
            <text:p>What is Operating Lease Expenses – Other for year 2024?</text:p>
          </table:table-cell>
          <table:table-cell table:number-columns-repeated="1022"/>
        </table:table-row>
        <table:table-row table:style-name="ro1">
          <table:table-cell office:value-type="string">
            <text:p>Extraordinary gains/(losses)</text:p>
          </table:table-cell>
          <table:table-cell office:value-type="string">
            <text:p>What is Extraordinary gains/(losses) for year 2024?</text:p>
          </table:table-cell>
          <table:table-cell table:number-columns-repeated="1022"/>
        </table:table-row>
        <table:table-row table:style-name="ro1">
          <table:table-cell office:value-type="string">
            <text:p>Dividends – Preference Shares</text:p>
          </table:table-cell>
          <table:table-cell office:value-type="string">
            <text:p>What is Dividends – Preference Shares for year 2024?</text:p>
          </table:table-cell>
          <table:table-cell table:number-columns-repeated="1022"/>
        </table:table-row>
        <table:table-row table:style-name="ro1">
          <table:table-cell office:value-type="string">
            <text:p>Prior Period adjustments</text:p>
          </table:table-cell>
          <table:table-cell office:value-type="string">
            <text:p>What is Prior Period adjustments for year 2024?</text:p>
          </table:table-cell>
          <table:table-cell table:number-columns-repeated="1022"/>
        </table:table-row>
        <table:table-row table:style-name="ro1">
          <table:table-cell office:value-type="string">
            <text:p>Cash Flow</text:p>
          </table:table-cell>
          <table:table-cell office:value-type="string">
            <text:p>What is Cash Flow for year 2024?</text:p>
          </table:table-cell>
          <table:table-cell table:number-columns-repeated="1022"/>
        </table:table-row>
        <table:table-row table:style-name="ro1">
          <table:table-cell office:value-type="string">
            <text:p>Adjustment(LAF)</text:p>
          </table:table-cell>
          <table:table-cell office:value-type="string">
            <text:p>What is Adjustment(LAF)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CF from optg activities</text:p>
          </table:table-cell>
          <table:table-cell office:value-type="string">
            <text:p>What is Other CF from optg activitie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stocks</text:p>
          </table:table-cell>
          <table:table-cell office:value-type="string">
            <text:p>What is (increase) / decrease in stock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debtors</text:p>
          </table:table-cell>
          <table:table-cell office:value-type="string">
            <text:p>What is (increase) / decrease in debtors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creditors</text:p>
          </table:table-cell>
          <table:table-cell office:value-type="string">
            <text:p>What is (increase) / decrease in creditors for year 2024?</text:p>
          </table:table-cell>
          <table:table-cell table:number-columns-repeated="1022"/>
        </table:table-row>
        <table:table-row table:style-name="ro1">
          <table:table-cell office:value-type="string">
            <text:p>dividends received</text:p>
          </table:table-cell>
          <table:table-cell office:value-type="string">
            <text:p>What is dividends received for year 2024?</text:p>
          </table:table-cell>
          <table:table-cell table:number-columns-repeated="1022"/>
        </table:table-row>
        <table:table-row table:style-name="ro1">
          <table:table-cell office:value-type="string">
            <text:p>sale of subsidiary </text:p>
          </table:table-cell>
          <table:table-cell office:value-type="string">
            <text:p>What is sale of subsidiary for year 2024?</text:p>
          </table:table-cell>
          <table:table-cell table:number-columns-repeated="1022"/>
        </table:table-row>
        <table:table-row table:style-name="ro1">
          <table:table-cell office:value-type="string">
            <text:p>purchase of subsidiary </text:p>
          </table:table-cell>
          <table:table-cell office:value-type="string">
            <text:p>What is purchase of subsidiary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investing activity </text:p>
          </table:table-cell>
          <table:table-cell office:value-type="string">
            <text:p>What is other investing activity for year 2024?</text:p>
          </table:table-cell>
          <table:table-cell table:number-columns-repeated="1022"/>
        </table:table-row>
        <table:table-row table:style-name="ro1">
          <table:table-cell office:value-type="string">
            <text:p>Reconciliation to Debt Movement</text:p>
          </table:table-cell>
          <table:table-cell office:value-type="string">
            <text:p>What is Reconciliation to Debt Movement for year 2024?</text:p>
          </table:table-cell>
          <table:table-cell table:number-columns-repeated="1022"/>
        </table:table-row>
        <table:table-row table:style-name="ro1">
          <table:table-cell office:value-type="string">
            <text:p>opening gross debt</text:p>
          </table:table-cell>
          <table:table-cell office:value-type="string">
            <text:p>What is opening gross debt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existing cash balance</text:p>
          </table:table-cell>
          <table:table-cell office:value-type="string">
            <text:p>What is (increase) / decrease in existing cash balance for year 2024?</text:p>
          </table:table-cell>
          <table:table-cell table:number-columns-repeated="1022"/>
        </table:table-row>
        <table:table-row table:style-name="ro1">
          <table:table-cell office:value-type="string">
            <text:p>(increase) / decrease in liquid resources</text:p>
          </table:table-cell>
          <table:table-cell office:value-type="string">
            <text:p>What is (increase) / decrease in liquid resources for year 2024?</text:p>
          </table:table-cell>
          <table:table-cell table:number-columns-repeated="1022"/>
        </table:table-row>
        <table:table-row table:style-name="ro1">
          <table:table-cell office:value-type="string">
            <text:p>other +ve / -ve non- cash movements</text:p>
          </table:table-cell>
          <table:table-cell office:value-type="string">
            <text:p>What is other +ve / -ve non- cash movements for year 2024?</text:p>
          </table:table-cell>
          <table:table-cell table:number-columns-repeated="1022"/>
        </table:table-row>
        <table:table-row table:style-name="ro1">
          <table:table-cell office:value-type="string">
            <text:p>Statistics </text:p>
          </table:table-cell>
          <table:table-cell office:value-type="string">
            <text:p>What is Statistics for year 2024?</text:p>
          </table:table-cell>
          <table:table-cell table:number-columns-repeated="1022"/>
        </table:table-row>
        <table:table-row table:style-name="ro1">
          <table:table-cell office:value-type="string">
            <text:p>operating lease commitments</text:p>
          </table:table-cell>
          <table:table-cell office:value-type="string">
            <text:p>What is operating lease commitments for year 2024?</text:p>
          </table:table-cell>
          <table:table-cell table:number-columns-repeated="1022"/>
        </table:table-row>
        <table:table-row table:style-name="ro1">
          <table:table-cell office:value-type="string">
            <text:p>op lease commitments – land &amp; buildings</text:p>
          </table:table-cell>
          <table:table-cell office:value-type="string">
            <text:p>What is op lease commitments – land &amp; buildings for year 2024?</text:p>
          </table:table-cell>
          <table:table-cell table:number-columns-repeated="1022"/>
        </table:table-row>
        <table:table-row table:style-name="ro1">
          <table:table-cell office:value-type="string">
            <text:p>op lease commitments – other</text:p>
          </table:table-cell>
          <table:table-cell office:value-type="string">
            <text:p>What is op lease commitments – other for year 2024?</text:p>
          </table:table-cell>
          <table:table-cell table:number-columns-repeated="1022"/>
        </table:table-row>
        <table:table-row table:style-name="ro1">
          <table:table-cell office:value-type="string">
            <text:p>litigation </text:p>
          </table:table-cell>
          <table:table-cell office:value-type="string">
            <text:p>What is litigation for year 2024?</text:p>
          </table:table-cell>
          <table:table-cell table:number-columns-repeated="1022"/>
        </table:table-row>
        <table:table-row table:style-name="ro1">
          <table:table-cell office:value-type="string">
            <text:p>off balance sheet liabilities</text:p>
          </table:table-cell>
          <table:table-cell office:value-type="string">
            <text:p>What is off balance sheet liabilities for year 2024?</text:p>
          </table:table-cell>
          <table:table-cell table:number-columns-repeated="1022"/>
        </table:table-row>
        <table:table-row table:style-name="ro1">
          <table:table-cell office:value-type="string">
            <text:p>capitalised interest</text:p>
          </table:table-cell>
          <table:table-cell office:value-type="string">
            <text:p>What is capitalised interest for year 2024?</text:p>
          </table:table-cell>
          <table:table-cell table:number-columns-repeated="1022"/>
        </table:table-row>
        <table:table-row table:style-name="ro1">
          <table:table-cell office:value-type="string">
            <text:p>capital expenditure – contracted</text:p>
          </table:table-cell>
          <table:table-cell office:value-type="string">
            <text:p>What is capital expenditure – contracted for year 2024?</text:p>
          </table:table-cell>
          <table:table-cell table:number-columns-repeated="1022"/>
        </table:table-row>
        <table:table-row table:style-name="ro1">
          <table:table-cell office:value-type="string">
            <text:p>number of employees</text:p>
          </table:table-cell>
          <table:table-cell office:value-type="string">
            <text:p>What is number of employees for year 2024?</text:p>
          </table:table-cell>
          <table:table-cell table:number-columns-repeated="1022"/>
        </table:table-row>
        <table:table-row table:style-name="ro1" table:number-rows-repeated="10484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direct-blank" table:style-name="ta3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RIC</text:p>
          </table:table-cell>
          <table:table-cell table:style-name="ce1" office:value-type="string">
            <text:p>QUESTION1</text:p>
          </table:table-cell>
          <table:table-cell table:style-name="ce1" office:value-type="string">
            <text:p>QUESTION2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Allowance for doubtful debt under Current assets for year 2024?</text:p>
          </table:table-cell>
          <table:table-cell office:value-type="string">
            <text:p>What is Allowance for doubtful debt under Current assets in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Allowance for doubtful debts under Current Assets for year 2024?</text:p>
          </table:table-cell>
          <table:table-cell office:value-type="string">
            <text:p>What is Allowance for doubtful debts under 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Bad debt provision under Current Assets for year 2024?</text:p>
          </table:table-cell>
          <table:table-cell office:value-type="string">
            <text:p>What is Bad debt provision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Impairment losses against trade receivables under Current assets for year 2024?</text:p>
          </table:table-cell>
          <table:table-cell office:value-type="string">
            <text:p>What is Impairment losses against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against receivables under Current Assets for year 2024?</text:p>
          </table:table-cell>
          <table:table-cell office:value-type="string">
            <text:p>What is Provision against receivables under 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doubtful receivables under Current Assets for year 2024?</text:p>
          </table:table-cell>
          <table:table-cell office:value-type="string">
            <text:p>What is Provision for doubtful receivables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impairment under Current Assets for year 2024?</text:p>
          </table:table-cell>
          <table:table-cell office:value-type="string">
            <text:p>What is provision for impairment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impairment of receivables under Current Assets for year 2024?</text:p>
          </table:table-cell>
          <table:table-cell office:value-type="string">
            <text:p>What is provision for impairment of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impairment of trade receivables under Current Assets for year 2024?</text:p>
          </table:table-cell>
          <table:table-cell office:value-type="string">
            <text:p>What is provision for impairment of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impairment/non-payment of trade receivables under Current Assets for year 2024?</text:p>
          </table:table-cell>
          <table:table-cell office:value-type="string">
            <text:p>What is Provision for impairment/non-payment of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Allowance for credit losses under Current Assets for year 2024?</text:p>
          </table:table-cell>
          <table:table-cell office:value-type="string">
            <text:p>What is Allowance for credit loss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Trade receivables provisions under Current Assets for year 2024?</text:p>
          </table:table-cell>
          <table:table-cell office:value-type="string">
            <text:p>What is Trade receivables provisions under Current Assets in Consolidated Balance Shee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provision for impairment of receivables under Current Assets for year 2024?</text:p>
          </table:table-cell>
          <table:table-cell office:value-type="string">
            <text:p>What is Less: provision for impairment of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for doubtful debts under Current Assets for year 2024?</text:p>
          </table:table-cell>
          <table:table-cell office:value-type="string">
            <text:p>What is Provision for doubtful deb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Impairment provision charged/(credited) as exceptional to the Income Statement under Current Assets for year 2024?</text:p>
          </table:table-cell>
          <table:table-cell office:value-type="string">
            <text:p>What is Impairment provision charged/(credited) as exceptional to the Income Statement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Impairment provision charged/(credited) to the Income Statement under Current Assets for year 2024?</text:p>
          </table:table-cell>
          <table:table-cell office:value-type="string">
            <text:p>What is Impairment provision charged/(credited) to the Income Statement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Written off in the year under Current Assets for year 2024?</text:p>
          </table:table-cell>
          <table:table-cell office:value-type="string">
            <text:p>What is Written off in the year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provision under Current Assets for year 2024?</text:p>
          </table:table-cell>
          <table:table-cell office:value-type="string">
            <text:p>What is provision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provision for impairment of trade receivables under Current Assets for year 2024?</text:p>
          </table:table-cell>
          <table:table-cell office:value-type="string">
            <text:p>What is Less: provision for impairment of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Provision for receivables under Current Assets for year 2024?</text:p>
          </table:table-cell>
          <table:table-cell office:value-type="string">
            <text:p>What is Less: Provision for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 allowance for doubtful debts under Current Assets for year 2024?</text:p>
          </table:table-cell>
          <table:table-cell office:value-type="string">
            <text:p>What is Less allowance for doubtful deb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 provision for impairment of trade receivables under Current Assets for year 2024?</text:p>
          </table:table-cell>
          <table:table-cell office:value-type="string">
            <text:p>What is Less provision for impairment of trade receivable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provision for doubtful debts under Current Assets for year 2024?</text:p>
          </table:table-cell>
          <table:table-cell office:value-type="string">
            <text:p>What is Less: provision for doubtful debts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impairment provision under Current Assets for year 2024?</text:p>
          </table:table-cell>
          <table:table-cell office:value-type="string">
            <text:p>What is Less: impairment provision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Provisions for doubtful debtors(-)</text:p>
          </table:table-cell>
          <table:table-cell office:value-type="string">
            <text:p>What is Less: Provision for bad and doubtful debts under Current Assets for year 2024?</text:p>
          </table:table-cell>
          <table:table-cell office:value-type="string">
            <text:p>What is Less: Provision for bad and doubtful deb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Accrued income under Current Assets for year 2024?</text:p>
          </table:table-cell>
          <table:table-cell office:value-type="string">
            <text:p>What is Accrued income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Deferred Contract Costs under Current Assets for year 2024?</text:p>
          </table:table-cell>
          <table:table-cell office:value-type="string">
            <text:p>What is Deferred Contract Cos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Interest receivables under Current Assets for year 2024?</text:p>
          </table:table-cell>
          <table:table-cell office:value-type="string">
            <text:p>What is Interest receivables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Other short-term assets under Current Assets for year 2024?</text:p>
          </table:table-cell>
          <table:table-cell office:value-type="string">
            <text:p>What is Other short-term asse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Reimbursement Asset under Current Assets for year 2024?</text:p>
          </table:table-cell>
          <table:table-cell office:value-type="string">
            <text:p>What is Reimbursement Asset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Unitary charge control charge account under Current Assets for year 2024?</text:p>
          </table:table-cell>
          <table:table-cell office:value-type="string">
            <text:p>What is Unitary charge control charge account under 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Amounts receivable under finance lease under Current Assets for year 2024?</text:p>
          </table:table-cell>
          <table:table-cell office:value-type="string">
            <text:p>What is Amounts receivable under finance lease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Refundable deposits under Current Assets for year 2024?</text:p>
          </table:table-cell>
          <table:table-cell office:value-type="string">
            <text:p>What is Refundable deposi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Amounts billable not yet invoiced - revenue to be collected on behalf of the Group under Current Assets for year 2024?</text:p>
          </table:table-cell>
          <table:table-cell office:value-type="string">
            <text:p>What is Amounts billable not yet invoiced - revenue to be collected on behalf of the Group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current assets</text:p>
          </table:table-cell>
          <table:table-cell office:value-type="string">
            <text:p>What is Amounts billable not yet invoiced - pass through revenues collected on behalf of billing customers under Current Assets for year 2024?</text:p>
          </table:table-cell>
          <table:table-cell office:value-type="string">
            <text:p>What is Amounts billable not yet invoiced - pass through revenues collected on behalf of billing customer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Restricted cash</text:p>
          </table:table-cell>
          <table:table-cell office:value-type="string">
            <text:p>What is Restricted cash under Current Assets for year 2024?</text:p>
          </table:table-cell>
          <table:table-cell office:value-type="string">
            <text:p>What is Restricted cash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Restricted cash</text:p>
          </table:table-cell>
          <table:table-cell office:value-type="string">
            <text:p>What is Restricted under Current Assets for year 2024?</text:p>
          </table:table-cell>
          <table:table-cell office:value-type="string">
            <text:p>What is Restricted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Restricted cash</text:p>
          </table:table-cell>
          <table:table-cell office:value-type="string">
            <text:p>What is Restricted - Short-term bank deposits under Current Assets for year 2024?</text:p>
          </table:table-cell>
          <table:table-cell office:value-type="string">
            <text:p>What is Restricted - Short-term bank deposi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Restricted cash</text:p>
          </table:table-cell>
          <table:table-cell office:value-type="string">
            <text:p>What is Amounts held in escrow under Current Assets for year 2024?</text:p>
          </table:table-cell>
          <table:table-cell office:value-type="string">
            <text:p>What is Amounts held in escrow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at fair value</text:p>
          </table:table-cell>
          <table:table-cell office:value-type="string">
            <text:p>What is Other financial assets at fair value through profit or loss under Current Assets for year 2024?</text:p>
          </table:table-cell>
          <table:table-cell office:value-type="string">
            <text:p>What is Other financial assets at fair value through profit or loss under 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2018 loan notes under Current Assets for year 2024?</text:p>
          </table:table-cell>
          <table:table-cell office:value-type="string">
            <text:p>What is 2018 loan note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sset held for sale under Current Assets for year 2024?</text:p>
          </table:table-cell>
          <table:table-cell office:value-type="string">
            <text:p>What is Asset held for sale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ssets classified as held for sale under Current Assets for year 2024?</text:p>
          </table:table-cell>
          <table:table-cell office:value-type="string">
            <text:p>What is Assets classified as held for sale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ssets held for resale under Current Assets for year 2024?</text:p>
          </table:table-cell>
          <table:table-cell office:value-type="string">
            <text:p>What is Assets held for resale under 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ssets held for sale under Current Assets for year 2024?</text:p>
          </table:table-cell>
          <table:table-cell office:value-type="string">
            <text:p>What is Assets held for sale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ssets included in disposal group classified as held for sale under Current Assets for year 2024?</text:p>
          </table:table-cell>
          <table:table-cell office:value-type="string">
            <text:p>What is Assets included in disposal group classified as held for sale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vailable - for -sale financial assets under Current Assets for year 2024?</text:p>
          </table:table-cell>
          <table:table-cell office:value-type="string">
            <text:p>What is Available - for -sale financial assets under Current Assets in Consolidated Financial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vailable for sale financial assets under Current Assets for year 2024?</text:p>
          </table:table-cell>
          <table:table-cell office:value-type="string">
            <text:p>What is Available for sale financial asse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Biological and agricultural assets under Current Assets for year 2024?</text:p>
          </table:table-cell>
          <table:table-cell office:value-type="string">
            <text:p>What is Biological and agricultural assets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Biological assets under Current Assets for year 2024?</text:p>
          </table:table-cell>
          <table:table-cell office:value-type="string">
            <text:p>What is Biological assets under 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Current assets held for sale under Current Assets for year 2024?</text:p>
          </table:table-cell>
          <table:table-cell office:value-type="string">
            <text:p>What is Current assets held for sale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eferred and contingent consideration under Current assets for year 2024?</text:p>
          </table:table-cell>
          <table:table-cell office:value-type="string">
            <text:p>What is Deferred and contingent consideration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eferred consideration under Current Assets for year 2024?</text:p>
          </table:table-cell>
          <table:table-cell office:value-type="string">
            <text:p>What is Deferred consideration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eposit paid in respect of acquisition of EID under Current Assets for year 2024?</text:p>
          </table:table-cell>
          <table:table-cell office:value-type="string">
            <text:p>What is Deposit paid in respect of acquisition of EID under 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irectors' accounts under Current Assets for year 2024?</text:p>
          </table:table-cell>
          <table:table-cell office:value-type="string">
            <text:p>What is Directors' accoun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irectors' current account under Current Assets for year 2024?</text:p>
          </table:table-cell>
          <table:table-cell office:value-type="string">
            <text:p>What is Directors' current account under 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irectors loan accounts under Current Assets for year 2024?</text:p>
          </table:table-cell>
          <table:table-cell office:value-type="string">
            <text:p>What is Directors loan accounts under 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Held-to-maturity financial assets under Current Assets for year 2024?</text:p>
          </table:table-cell>
          <table:table-cell office:value-type="string">
            <text:p>What is Held-to-maturity financial assets under 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Lease premiums under Current assets for year 2024?</text:p>
          </table:table-cell>
          <table:table-cell office:value-type="string">
            <text:p>What is Lease premiums under 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Mortgages advanced under Current Assets for year 2024?</text:p>
          </table:table-cell>
          <table:table-cell office:value-type="string">
            <text:p>What is Mortgages advanced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Other Financial assets under Current Assets for year 2024?</text:p>
          </table:table-cell>
          <table:table-cell office:value-type="string">
            <text:p>What is Other Financial asse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Redeemable loan notes receivable under Current Assets for year 2024?</text:p>
          </table:table-cell>
          <table:table-cell office:value-type="string">
            <text:p>What is Redeemable loan notes receivable under Current Asset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Surplus Land under Current Assets for year 2024?</text:p>
          </table:table-cell>
          <table:table-cell office:value-type="string">
            <text:p>What is Surplus Land under 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Total assets of businesses held for sale under Current Assets for year 2024?</text:p>
          </table:table-cell>
          <table:table-cell office:value-type="string">
            <text:p>What is Total assets of businesses held for sale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Available-for-sale financial assets under Current Assets for year 2024?</text:p>
          </table:table-cell>
          <table:table-cell office:value-type="string">
            <text:p>What is Available-for-sale financial asse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current assets</text:p>
          </table:table-cell>
          <table:table-cell office:value-type="string">
            <text:p>What is Deferred IPO costs under Current assets for year 2024?</text:p>
          </table:table-cell>
          <table:table-cell office:value-type="string">
            <text:p>What is Deferred IPO cos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Buildings under Non-Current Assets for year 2024?</text:p>
          </table:table-cell>
          <table:table-cell office:value-type="string">
            <text:p>What is Building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Investment property under Non-Current Assets for year 2024?</text:p>
          </table:table-cell>
          <table:table-cell office:value-type="string">
            <text:p>What is Investment property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&amp; Buildings under Non-Current Assets for year 2024?</text:p>
          </table:table-cell>
          <table:table-cell office:value-type="string">
            <text:p>What is Land &amp; Buildings under Non-Current Asset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&amp; fittings &amp; Land &amp; fittings &amp; buildings under Non-Current Assets for year 2024?</text:p>
          </table:table-cell>
          <table:table-cell office:value-type="string">
            <text:p>What is Land &amp; fittings &amp; Land &amp; fittings &amp; building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and building under Non-Current Assets for year 2024?</text:p>
          </table:table-cell>
          <table:table-cell office:value-type="string">
            <text:p>What is Land and building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and Building at valuation under Non-Current Assets for year 2024?</text:p>
          </table:table-cell>
          <table:table-cell office:value-type="string">
            <text:p>What is Land and Building at valuation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and buildings under Non-Current Assets for year 2024?</text:p>
          </table:table-cell>
          <table:table-cell office:value-type="string">
            <text:p>What is Land and building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and property under Non-Current Assets for year 2024?</text:p>
          </table:table-cell>
          <table:table-cell office:value-type="string">
            <text:p>What is Land and property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Residential and commercial property under Non-Current Assets for year 2024?</text:p>
          </table:table-cell>
          <table:table-cell office:value-type="string">
            <text:p>What is Residential and commercial property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Owner occupied buildings under Non-Current Assets for year 2024?</text:p>
          </table:table-cell>
          <table:table-cell office:value-type="string">
            <text:p>What is Owner occupied building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buildings under Non-Current Assets for year 2024?</text:p>
          </table:table-cell>
          <table:table-cell office:value-type="string">
            <text:p>What is Land building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Land and Buildings) under Non-Current Assets for year 2024?</text:p>
          </table:table-cell>
          <table:table-cell office:value-type="string">
            <text:p>What is Land and Buildings) under Non-Current Assets in Consolidated Balance Shee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Property under Non-Current Assets for year 2024?</text:p>
          </table:table-cell>
          <table:table-cell office:value-type="string">
            <text:p>What is Property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unspecified</text:p>
          </table:table-cell>
          <table:table-cell office:value-type="string">
            <text:p>What is Investment property - other under Non-Current Assets for year 2024?</text:p>
          </table:table-cell>
          <table:table-cell office:value-type="string">
            <text:p>What is Investment property - other under Non-Current Assets in Consolidated and Company Statement of Financial Position for year 2024?</text:p>
          </table:table-cell>
          <table:table-cell table:number-columns-repeated="1021"/>
        </table:table-row>
        <table:table-row table:style-name="ro2">
          <table:table-cell office:value-type="string">
            <text:p>Land &amp; buildings – unspecified</text:p>
          </table:table-cell>
          <table:table-cell office:value-type="string">
            <text:p>What is Land and</text:p>
            <text:p>buildings under Non-Current Assets for year 2024?</text:p>
          </table:table-cell>
          <table:table-cell office:value-type="string">
            <text:p>What is Land and</text:p>
            <text:p>building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Improvement to short leasehold properties under Non-Current Assets for year 2024?</text:p>
          </table:table-cell>
          <table:table-cell office:value-type="string">
            <text:p>What is Improvement to short leasehold propertie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under Non-Current Assets for year 2024?</text:p>
          </table:table-cell>
          <table:table-cell office:value-type="string">
            <text:p>What is Short leasehold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buildings under Non-Current Assets for year 2024?</text:p>
          </table:table-cell>
          <table:table-cell office:value-type="string">
            <text:p>What is Short leasehold building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improvement under Non-Current Assets for year 2024?</text:p>
          </table:table-cell>
          <table:table-cell office:value-type="string">
            <text:p>What is Short leasehold improve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Improvements under Non-Current Assets for year 2024?</text:p>
          </table:table-cell>
          <table:table-cell office:value-type="string">
            <text:p>What is Short Leasehold Improvement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Improvements at cost under Non-Current Assets for year 2024?</text:p>
          </table:table-cell>
          <table:table-cell office:value-type="string">
            <text:p>What is Short leasehold Improvements at cost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land and buildings under Non-Current Assets for year 2024?</text:p>
          </table:table-cell>
          <table:table-cell office:value-type="string">
            <text:p>What is short leasehold land and buildings under Non-Current Assets in Consolidated Financial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property under Non-Current Assets for year 2024?</text:p>
          </table:table-cell>
          <table:table-cell office:value-type="string">
            <text:p>What is Short leasehold property under Non-Current Assets in Group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hold property improvements under Non-Current Assets for year 2024?</text:p>
          </table:table-cell>
          <table:table-cell office:value-type="string">
            <text:p>What is Short leasehold property improvemen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-term leasehold premises under Non-Current Assets for year 2024?</text:p>
          </table:table-cell>
          <table:table-cell office:value-type="string">
            <text:p>What is Short-term leasehold premis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and &amp; buildings – short leasehold</text:p>
          </table:table-cell>
          <table:table-cell office:value-type="string">
            <text:p>What is Short leases under Non-Current Assets for year 2024?</text:p>
          </table:table-cell>
          <table:table-cell office:value-type="string">
            <text:p>What is Short leas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 under Construction under Non-Current Assets for year 2024?</text:p>
          </table:table-cell>
          <table:table-cell office:value-type="string">
            <text:p>What is Asset under Construction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course of construction under Non-Current Assets for year 2024?</text:p>
          </table:table-cell>
          <table:table-cell office:value-type="string">
            <text:p>What is Assets course of construction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in course of construction under Non-Current Assets for year 2024?</text:p>
          </table:table-cell>
          <table:table-cell office:value-type="string">
            <text:p>What is Assets in course of construction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in the course construction under Non-Current Assets for year 2024?</text:p>
          </table:table-cell>
          <table:table-cell office:value-type="string">
            <text:p>What is Assets in the course construction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in the course of construction under Non-Current Assets for year 2024?</text:p>
          </table:table-cell>
          <table:table-cell office:value-type="string">
            <text:p>What is Assets in the course of construction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in the course of constructions under Non-Current Assets for year 2024?</text:p>
          </table:table-cell>
          <table:table-cell office:value-type="string">
            <text:p>What is Assets in the course of construction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under construction under Non-Current Assets for year 2024?</text:p>
          </table:table-cell>
          <table:table-cell office:value-type="string">
            <text:p>What is Assets under construction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Development property assets at cost under Non-Current Assets for year 2024?</text:p>
          </table:table-cell>
          <table:table-cell office:value-type="string">
            <text:p>What is Development property assets at cost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Fixed assets under construction under Non-Current Assets for year 2024?</text:p>
          </table:table-cell>
          <table:table-cell office:value-type="string">
            <text:p>What is Fixed assets under construction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Payments on account and assets in the course of construction under Non-Current Assets for year 2024?</text:p>
          </table:table-cell>
          <table:table-cell office:value-type="string">
            <text:p>What is Payments on account and assets in the course of construction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Under construction under Non-Current Assets for year 2024?</text:p>
          </table:table-cell>
          <table:table-cell office:value-type="string">
            <text:p>What is Under construction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Investment property under construction under Non-Current Assets for year 2024?</text:p>
          </table:table-cell>
          <table:table-cell office:value-type="string">
            <text:p>What is Investment property under construction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Capital work-in-progress under Non-Current Assets for year 2024?</text:p>
          </table:table-cell>
          <table:table-cell office:value-type="string">
            <text:p>What is Capital work-in-progres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Assets Under the Course of Construction under Non-Current Assets for year 2024?</text:p>
          </table:table-cell>
          <table:table-cell office:value-type="string">
            <text:p>What is Assets Under the Course of Construction under Non-Current Assets in Consolidated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onstruction in progress</text:p>
          </table:table-cell>
          <table:table-cell office:value-type="string">
            <text:p>What is Payments on account and assets in course of construction under Non-Current Assets for year 2024?</text:p>
          </table:table-cell>
          <table:table-cell office:value-type="string">
            <text:p>What is Payments on account and assets in course of construction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under Non-Current Assets for year 2024?</text:p>
          </table:table-cell>
          <table:table-cell office:value-type="string">
            <text:p>What is Motor vehicl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&amp; other equipment under Non-Current Assets for year 2024?</text:p>
          </table:table-cell>
          <table:table-cell office:value-type="string">
            <text:p>What is Motor vehicles &amp; other equipment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and office equipment under Non-Current Assets for year 2024?</text:p>
          </table:table-cell>
          <table:table-cell office:value-type="string">
            <text:p>What is Motor vehicles and office equip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and plant under Non-Current Assets for year 2024?</text:p>
          </table:table-cell>
          <table:table-cell office:value-type="string">
            <text:p>What is Motor vehicles and plant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at cost under Non-Current Assets for year 2024?</text:p>
          </table:table-cell>
          <table:table-cell office:value-type="string">
            <text:p>What is Motor Vehicles at cost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Vehicles, plant and equipment under Non-Current Assets for year 2024?</text:p>
          </table:table-cell>
          <table:table-cell office:value-type="string">
            <text:p>What is Vehicles, plant and equip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Other vehicles, plant and equipment under Non-Current Assets for year 2024?</text:p>
          </table:table-cell>
          <table:table-cell office:value-type="string">
            <text:p>What is Other vehicles, plant and equipment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s vehicles under Non-Current Assets for year 2024?</text:p>
          </table:table-cell>
          <table:table-cell office:value-type="string">
            <text:p>What is Motors vehicl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 under Non-Current Assets for year 2024?</text:p>
          </table:table-cell>
          <table:table-cell office:value-type="string">
            <text:p>What is Motor vehicl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Motor vehicles and share in aircraft under Non-Current Assets for year 2024?</text:p>
          </table:table-cell>
          <table:table-cell office:value-type="string">
            <text:p>What is Motor vehicles and share in aircraft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Equipment and motor vehicles under Non-Current Assets for year 2024?</text:p>
          </table:table-cell>
          <table:table-cell office:value-type="string">
            <text:p>What is Equipment and motor vehicles under Non-Current Asset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Vehicles under Non-Current Assets for year 2024?</text:p>
          </table:table-cell>
          <table:table-cell office:value-type="string">
            <text:p>What is Vehicl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Vehicles and other fixed assets</text:p>
          </table:table-cell>
          <table:table-cell office:value-type="string">
            <text:p>What is Fixture fittings &amp; equipment under Non-Current Assets for year 2024?</text:p>
          </table:table-cell>
          <table:table-cell office:value-type="string">
            <text:p>What is Fixture fittings &amp; equipment under Non-Current Assets in CONSOLIDATED BALANCE SHEET for year 2024?</text:p>
          </table:table-cell>
          <table:table-cell table:number-columns-repeated="1021"/>
        </table:table-row>
        <table:table-row table:style-name="ro2">
          <table:table-cell office:value-type="string">
            <text:p>Vehicles and other fixed assets</text:p>
          </table:table-cell>
          <table:table-cell office:value-type="string">
            <text:p>What is Motor </text:p>
            <text:p>vehicles under Non-Current Assets for year 2024?</text:p>
          </table:table-cell>
          <table:table-cell office:value-type="string">
            <text:p>What is Motor </text:p>
            <text:p>vehicl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eased assets</text:p>
          </table:table-cell>
          <table:table-cell office:value-type="string">
            <text:p>What is Property, plant and equipment: vehicles for hire under Non-Current Assets for year 2024?</text:p>
          </table:table-cell>
          <table:table-cell office:value-type="string">
            <text:p>What is Property, plant and equipment: vehicles for hire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Leased assets</text:p>
          </table:table-cell>
          <table:table-cell office:value-type="string">
            <text:p>What is Hire equipment under Non-Current Assets for year 2024?</text:p>
          </table:table-cell>
          <table:table-cell office:value-type="string">
            <text:p>What is Hire equip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eased assets</text:p>
          </table:table-cell>
          <table:table-cell office:value-type="string">
            <text:p>What is finance lease contracts under Non-Current Assets for year 2024?</text:p>
          </table:table-cell>
          <table:table-cell office:value-type="string">
            <text:p>What is finance lease contracts under Non-Current Assets in Group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Associated undertakings under Non-Current Assets for year 2024?</text:p>
          </table:table-cell>
          <table:table-cell office:value-type="string">
            <text:p>What is Associated undertakings under Non-Current Asset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Associates under Non-Current Assets for year 2024?</text:p>
          </table:table-cell>
          <table:table-cell office:value-type="string">
            <text:p>What is Associates under Non-Current Assets in Consolidated and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Equity accounted investees under Non-Current Assets for year 2024?</text:p>
          </table:table-cell>
          <table:table-cell office:value-type="string">
            <text:p>What is Equity accounted investee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Fixed asset investments under Non-Current Assets for year 2024?</text:p>
          </table:table-cell>
          <table:table-cell office:value-type="string">
            <text:p>What is Fixed asset investment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associate under Non-Current Assets for year 2024?</text:p>
          </table:table-cell>
          <table:table-cell office:value-type="string">
            <text:p>What is Interest in associat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joint venture under Non-Current Assets for year 2024?</text:p>
          </table:table-cell>
          <table:table-cell office:value-type="string">
            <text:p>What is Interest in joint ventur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joint ventures under Non-Current Assets for year 2024?</text:p>
          </table:table-cell>
          <table:table-cell office:value-type="string">
            <text:p>What is Interest in joint ventur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joint ventures -equity under Non-Current Assets for year 2024?</text:p>
          </table:table-cell>
          <table:table-cell office:value-type="string">
            <text:p>What is Interest in joint ventures -equity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other participating interests under Non-Current Assets for year 2024?</text:p>
          </table:table-cell>
          <table:table-cell office:value-type="string">
            <text:p>What is Interest in other participating interes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s in joint ventures under Non-Current Assets for year 2024?</text:p>
          </table:table-cell>
          <table:table-cell office:value-type="string">
            <text:p>What is Interests in joint ventur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s in joint ventures and associated under Non-Current Assets for year 2024?</text:p>
          </table:table-cell>
          <table:table-cell office:value-type="string">
            <text:p>What is Interests in joint ventures and associated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an associate under Non-Current Assets for year 2024?</text:p>
          </table:table-cell>
          <table:table-cell office:value-type="string">
            <text:p>What is Investment in an associat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associate under Non-Current Assets for year 2024?</text:p>
          </table:table-cell>
          <table:table-cell office:value-type="string">
            <text:p>What is Investment in associate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associates under Non-Current Assets for year 2024?</text:p>
          </table:table-cell>
          <table:table-cell office:value-type="string">
            <text:p>What is Investment in associat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Enterprise zone trust under Non-Current Assets for year 2024?</text:p>
          </table:table-cell>
          <table:table-cell office:value-type="string">
            <text:p>What is Investment in Enterprise zone trust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equity accounted investees under Non-Current Assets for year 2024?</text:p>
          </table:table-cell>
          <table:table-cell office:value-type="string">
            <text:p>What is Investment in equity accounted investe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joint venture under Non-Current Assets for year 2024?</text:p>
          </table:table-cell>
          <table:table-cell office:value-type="string">
            <text:p>What is Investment in joint venture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joint ventures under Non-Current Assets for year 2024?</text:p>
          </table:table-cell>
          <table:table-cell office:value-type="string">
            <text:p>What is Investment in joint ventur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subsidiaries under Non-Current Assets for year 2024?</text:p>
          </table:table-cell>
          <table:table-cell office:value-type="string">
            <text:p>What is Investment in subsidiaries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subsidiaries and joint ventures under Non-Current Assets for year 2024?</text:p>
          </table:table-cell>
          <table:table-cell office:value-type="string">
            <text:p>What is Investment in subsidiaries and joint ventures under Non-Current Assets in Group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subsidiary under Non-Current Assets for year 2024?</text:p>
          </table:table-cell>
          <table:table-cell office:value-type="string">
            <text:p>What is Investment in subsidiary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subsidiary companies under Non-Current Assets for year 2024?</text:p>
          </table:table-cell>
          <table:table-cell office:value-type="string">
            <text:p>What is Investment in subsidiary compani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subsidiary undertakings under Non-Current Assets for year 2024?</text:p>
          </table:table-cell>
          <table:table-cell office:value-type="string">
            <text:p>What is Investment in subsidiary undertaking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associated companies under Non-Current Assets for year 2024?</text:p>
          </table:table-cell>
          <table:table-cell office:value-type="string">
            <text:p>What is Investments in associated companie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associates under Non-Current Assets for year 2024?</text:p>
          </table:table-cell>
          <table:table-cell office:value-type="string">
            <text:p>What is Investments in associate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associates and joint ventures under Non-Current Assets for year 2024?</text:p>
          </table:table-cell>
          <table:table-cell office:value-type="string">
            <text:p>What is Investments in associates and joint ventur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equity accounted investees under Non-Current Assets for year 2024?</text:p>
          </table:table-cell>
          <table:table-cell office:value-type="string">
            <text:p>What is Investments in equity accounted investe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joint ventures under Non-Current Assets for year 2024?</text:p>
          </table:table-cell>
          <table:table-cell office:value-type="string">
            <text:p>What is Investments in joint ventur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subsidiaries under Non-Current Assets for year 2024?</text:p>
          </table:table-cell>
          <table:table-cell office:value-type="string">
            <text:p>What is Investments in subsidiarie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subsidiaries and joint ventures under Non-Current Assets for year 2024?</text:p>
          </table:table-cell>
          <table:table-cell office:value-type="string">
            <text:p>What is Investments in subsidiaries and joint ventur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subsidiary companies under Non-Current Assets for year 2024?</text:p>
          </table:table-cell>
          <table:table-cell office:value-type="string">
            <text:p>What is Investments in subsidiary companie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subsidiary company under Non-Current Assets for year 2024?</text:p>
          </table:table-cell>
          <table:table-cell office:value-type="string">
            <text:p>What is Investments in subsidiary company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subsidiary undertakings under Non-Current Assets for year 2024?</text:p>
          </table:table-cell>
          <table:table-cell office:value-type="string">
            <text:p>What is Investments in subsidiary undertaking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Joint venture under Non-Current Assets for year 2024?</text:p>
          </table:table-cell>
          <table:table-cell office:value-type="string">
            <text:p>What is Joint ventur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Joint ventures under Non-Current Assets for year 2024?</text:p>
          </table:table-cell>
          <table:table-cell office:value-type="string">
            <text:p>What is Joint ventures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Net investment in joint ventures and associates under Non-Current Assets for year 2024?</text:p>
          </table:table-cell>
          <table:table-cell office:value-type="string">
            <text:p>What is Net investment in joint ventures and associates under Non-Current Assets in Consolidated Financial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hare of JV net assets under Non-Current Assets for year 2024?</text:p>
          </table:table-cell>
          <table:table-cell office:value-type="string">
            <text:p>What is Share of JV net asse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hares held in Falkland Oil and Gas Limited under Non-Current Assets for year 2024?</text:p>
          </table:table-cell>
          <table:table-cell office:value-type="string">
            <text:p>What is Shares held in Falkland Oil and Gas Limited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hares in group undertakings under Non-Current Assets for year 2024?</text:p>
          </table:table-cell>
          <table:table-cell office:value-type="string">
            <text:p>What is Shares in group undertaking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hares in participating interests under Non-Current Assets for year 2024?</text:p>
          </table:table-cell>
          <table:table-cell office:value-type="string">
            <text:p>What is Shares in participating interest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hares in subsidiary undertakings under Non-Current Assets for year 2024?</text:p>
          </table:table-cell>
          <table:table-cell office:value-type="string">
            <text:p>What is Shares in subsidiary undertaking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ubsidiary undertaking under Non-Current Assets for year 2024?</text:p>
          </table:table-cell>
          <table:table-cell office:value-type="string">
            <text:p>What is Subsidiary undertaking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Subsidiary undertakings under Non-Current Assets for year 2024?</text:p>
          </table:table-cell>
          <table:table-cell office:value-type="string">
            <text:p>What is Subsidiary undertakings under Non-Current Asset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equity-accounted associate under Non-Current Assets for year 2024?</text:p>
          </table:table-cell>
          <table:table-cell office:value-type="string">
            <text:p>What is Investment in equity-accounted associat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accounted for using the equity method under Non-Current Assets for year 2024?</text:p>
          </table:table-cell>
          <table:table-cell office:value-type="string">
            <text:p>What is Investments accounted for using the equity method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Equity investment under Non-Current Assets for year 2024?</text:p>
          </table:table-cell>
          <table:table-cell office:value-type="string">
            <text:p>What is Equity investmen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joint ventures and associates under Non-Current Assets for year 2024?</text:p>
          </table:table-cell>
          <table:table-cell office:value-type="string">
            <text:p>What is Investments in joint ventures and associates under Non-Current Asset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Trade investments under Non-Current Assets for year 2024?</text:p>
          </table:table-cell>
          <table:table-cell office:value-type="string">
            <text:p>What is Trade investmen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terest in equity-accounted investees under Non-Current Assets for year 2024?</text:p>
          </table:table-cell>
          <table:table-cell office:value-type="string">
            <text:p>What is Interest in equity-accounted investees under Non-Current Assets in Group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Amounts owed by subsidiary undertakings under Non-Current Assets for year 2024?</text:p>
          </table:table-cell>
          <table:table-cell office:value-type="string">
            <text:p>What is Amounts owed by subsidiary undertaking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s in associates under Non-Current Assets for year 2024?</text:p>
          </table:table-cell>
          <table:table-cell office:value-type="string">
            <text:p>What is Investments in associat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Loan to JSOP Share Trust under Non-Current Assets for year 2024?</text:p>
          </table:table-cell>
          <table:table-cell office:value-type="string">
            <text:p>What is Loan to JSOP Share Trust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associates and joint ventures under Non-Current Assets for year 2024?</text:p>
          </table:table-cell>
          <table:table-cell office:value-type="string">
            <text:p>What is Investment in associates and joint ventures under Non-Current Asset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 in group &amp; related Cos</text:p>
          </table:table-cell>
          <table:table-cell office:value-type="string">
            <text:p>What is Investment in MOCAP Vietnam under Non-Current Assets for year 2024?</text:p>
          </table:table-cell>
          <table:table-cell office:value-type="string">
            <text:p>What is Investment in MOCAP Vietnam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Amounts due from joint ventures under Non-Current Assets for year 2024?</text:p>
          </table:table-cell>
          <table:table-cell office:value-type="string">
            <text:p>What is Amounts due from joint ventur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Amounts owed by group undertakings under Non-Current Assets for year 2024?</text:p>
          </table:table-cell>
          <table:table-cell office:value-type="string">
            <text:p>What is Amounts owed by group undertaking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Amounts owed by related undertakings under Non-Current Assets for year 2024?</text:p>
          </table:table-cell>
          <table:table-cell office:value-type="string">
            <text:p>What is Amounts owed by related undertakings under Non-Current Asset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Due from joint ventures under Non-Current Assets for year 2024?</text:p>
          </table:table-cell>
          <table:table-cell office:value-type="string">
            <text:p>What is Due from joint ventur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Interest in joint ventures- loan under Non-Current Assets for year 2024?</text:p>
          </table:table-cell>
          <table:table-cell office:value-type="string">
            <text:p>What is Interest in joint ventures- loan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 to Joint venture under Non-Current Assets for year 2024?</text:p>
          </table:table-cell>
          <table:table-cell office:value-type="string">
            <text:p>What is Loan to Joint ventur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s to associates under Non-Current Assets for year 2024?</text:p>
          </table:table-cell>
          <table:table-cell office:value-type="string">
            <text:p>What is Loans to associat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s to group undertakings under Non-Current Assets for year 2024?</text:p>
          </table:table-cell>
          <table:table-cell office:value-type="string">
            <text:p>What is Loans to group undertaking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ng – term loan(s) to subsidiary undertakings under Non-Current Assets for year 2024?</text:p>
          </table:table-cell>
          <table:table-cell office:value-type="string">
            <text:p>What is Long – term loan(s) to subsidiary undertakings under Non-Current Assets in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Other Investments – Loans to group undertakings under Non-Current Assets for year 2024?</text:p>
          </table:table-cell>
          <table:table-cell office:value-type="string">
            <text:p>What is Other Investments – Loans to group undertakings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Receivables from subsidiaries under Non-Current Assets for year 2024?</text:p>
          </table:table-cell>
          <table:table-cell office:value-type="string">
            <text:p>What is Receivables from subsidiarie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s to customers due after one year under Non-Current Assets for year 2024?</text:p>
          </table:table-cell>
          <table:table-cell office:value-type="string">
            <text:p>What is Loans to customers due after one year under Non-Current Assets in Group and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s in subsidiary undertakings under Non-Current Assets for year 2024?</text:p>
          </table:table-cell>
          <table:table-cell office:value-type="string">
            <text:p>What is Loans in subsidiary undertaking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 advances under Non-Current Assets for year 2024?</text:p>
          </table:table-cell>
          <table:table-cell office:value-type="string">
            <text:p>What is Loan advance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gt; 1 yr</text:p>
          </table:table-cell>
          <table:table-cell office:value-type="string">
            <text:p>What is Loans receivable under Non-Current Assets for year 2024?</text:p>
          </table:table-cell>
          <table:table-cell office:value-type="string">
            <text:p>What is Loans receivabl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Accrued income under Non-Current Assets for year 2024?</text:p>
          </table:table-cell>
          <table:table-cell office:value-type="string">
            <text:p>What is Accrued incom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Advances to customers under Non-Current Assets for year 2024?</text:p>
          </table:table-cell>
          <table:table-cell office:value-type="string">
            <text:p>What is Advances to customer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Capital goods scheme receivable under Non-Current Assets for year 2024?</text:p>
          </table:table-cell>
          <table:table-cell office:value-type="string">
            <text:p>What is Capital goods scheme receivabl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Convertible loan note under Non-Current Assets for year 2024?</text:p>
          </table:table-cell>
          <table:table-cell office:value-type="string">
            <text:p>What is Convertible loan note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Deferred Contract Costs under Non-Current Assets for year 2024?</text:p>
          </table:table-cell>
          <table:table-cell office:value-type="string">
            <text:p>What is Deferred Contract Cos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Lease premiums under Non-Current Assets for year 2024?</text:p>
          </table:table-cell>
          <table:table-cell office:value-type="string">
            <text:p>What is Lease premiums under Non-Current Asset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Other non-current assets under Non-Current Assets for year 2024?</text:p>
          </table:table-cell>
          <table:table-cell office:value-type="string">
            <text:p>What is Other non-current asse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Restricted access bank accounts under Non-Current Assets for year 2024?</text:p>
          </table:table-cell>
          <table:table-cell office:value-type="string">
            <text:p>What is Restricted access bank accoun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Restricted Cash under Non-Current Assets for year 2024?</text:p>
          </table:table-cell>
          <table:table-cell office:value-type="string">
            <text:p>What is Restricted Cash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Restricted deposit accounts under Non-Current Assets for year 2024?</text:p>
          </table:table-cell>
          <table:table-cell office:value-type="string">
            <text:p>What is Restricted deposit accoun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non-current assets</text:p>
          </table:table-cell>
          <table:table-cell office:value-type="string">
            <text:p>What is Rent deposits under Non-Current Assets for year 2024?</text:p>
          </table:table-cell>
          <table:table-cell office:value-type="string">
            <text:p>What is Rent deposi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Assets and Liabilities classified as held for sale under Non-Current Assets for year 2024?</text:p>
          </table:table-cell>
          <table:table-cell office:value-type="string">
            <text:p>What is Assets and Liabilities classified as held for sale under Non-Current Asset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Assets held for sale under Non-Current Assets for year 2024?</text:p>
          </table:table-cell>
          <table:table-cell office:value-type="string">
            <text:p>What is Assets held for sale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Available for sale financial assets under Non-Current Assets for year 2024?</text:p>
          </table:table-cell>
          <table:table-cell office:value-type="string">
            <text:p>What is Available for sale financial assets under Non-Current Asset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Available-for-sale financial assets under Non-Current Assets for year 2024?</text:p>
          </table:table-cell>
          <table:table-cell office:value-type="string">
            <text:p>What is Available-for-sale financial assets under Non-Current Assets in Group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Biological and agricultural assets under Non-Current Assets for year 2024?</text:p>
          </table:table-cell>
          <table:table-cell office:value-type="string">
            <text:p>What is Biological and agricultural asset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Contingent Consideration due on the disposal of Sportech- NYX Gaming.LLC under Non-Current Assets for year 2024?</text:p>
          </table:table-cell>
          <table:table-cell office:value-type="string">
            <text:p>What is Contingent Consideration due on the disposal of Sportech- NYX Gaming.LLC under Non-Current Assets in Consolidated Financial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Deferred consideration under Non-Current Assets for year 2024?</text:p>
          </table:table-cell>
          <table:table-cell office:value-type="string">
            <text:p>What is Deferred consideration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Financial assets at fair value through profit and loss under Non-Current Assets for year 2024?</text:p>
          </table:table-cell>
          <table:table-cell office:value-type="string">
            <text:p>What is Financial assets at fair value through profit and loss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Other Financial assets under Non-Current Assets for year 2024?</text:p>
          </table:table-cell>
          <table:table-cell office:value-type="string">
            <text:p>What is Other Financial asset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Other loans under Non-Current Assets for year 2024?</text:p>
          </table:table-cell>
          <table:table-cell office:value-type="string">
            <text:p>What is Other loans under Non-Current Asset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Decelerated capital allowances under Non-Current Assets for year 2024?</text:p>
          </table:table-cell>
          <table:table-cell office:value-type="string">
            <text:p>What is Decelerated capital allowanc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Unrecoverable losses under Non-Current Assets for year 2024?</text:p>
          </table:table-cell>
          <table:table-cell office:value-type="string">
            <text:p>What is Unrecoverable losses under Non-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Non-current asset classified as held for sale under Non-Current Assets for year 2024?</text:p>
          </table:table-cell>
          <table:table-cell office:value-type="string">
            <text:p>What is Non-current asset classified as held for sale under Non-Current Asset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assets</text:p>
          </table:table-cell>
          <table:table-cell office:value-type="string">
            <text:p>What is Other financial assets – held to maturity under Non-Current Assets for year 2024?</text:p>
          </table:table-cell>
          <table:table-cell office:value-type="string">
            <text:p>What is Other financial assets – held to maturity under Non-Current Assets in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Intangible – Group Assets</text:p>
          </table:table-cell>
          <table:table-cell office:value-type="string">
            <text:p>What is Group Goodwill under Non-Current Assets for year 2024?</text:p>
          </table:table-cell>
          <table:table-cell office:value-type="string">
            <text:p>What is Group Goodwill under Non-Current Assets in Group and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amounts related to invoice financing under Current liabilities for year 2024?</text:p>
          </table:table-cell>
          <table:table-cell office:value-type="string">
            <text:p>What is amounts related to invoice financing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Consignment stock creditor under Current liabilities for year 2024?</text:p>
          </table:table-cell>
          <table:table-cell office:value-type="string">
            <text:p>What is Consignment stock creditor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Drawdown on invoice discounting facility under Current liabilities for year 2024?</text:p>
          </table:table-cell>
          <table:table-cell office:value-type="string">
            <text:p>What is Drawdown on invoice discounting facility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Finance Advances under Current liabilities for year 2024?</text:p>
          </table:table-cell>
          <table:table-cell office:value-type="string">
            <text:p>What is Finance Advances under 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under Current liabilities for year 2024?</text:p>
          </table:table-cell>
          <table:table-cell office:value-type="string">
            <text:p>What is Invoice discounting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under Current liabilities for year 2024?</text:p>
          </table:table-cell>
          <table:table-cell office:value-type="string">
            <text:p>What is Invoice discounting facilitie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y under Current liabilities for year 2024?</text:p>
          </table:table-cell>
          <table:table-cell office:value-type="string">
            <text:p>What is Invoice discounting facility under Current liabilitie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financing under Current liabilities for year 2024?</text:p>
          </table:table-cell>
          <table:table-cell office:value-type="string">
            <text:p>What is Invoice financing under Current liabilities in Group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arrangements under Current liabilities for year 2024?</text:p>
          </table:table-cell>
          <table:table-cell office:value-type="string">
            <text:p>What is Invoice discounting arrangement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UK under Current liabilities for year 2024?</text:p>
          </table:table-cell>
          <table:table-cell office:value-type="string">
            <text:p>What is Invoice discounting facilities – UK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Ireland under Current liabilities for year 2024?</text:p>
          </table:table-cell>
          <table:table-cell office:value-type="string">
            <text:p>What is Invoice discounting facilities – Ireland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Belgium under Current liabilities for year 2024?</text:p>
          </table:table-cell>
          <table:table-cell office:value-type="string">
            <text:p>What is Invoice discounting facilities – Belgium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Netherlands under Current liabilities for year 2024?</text:p>
          </table:table-cell>
          <table:table-cell office:value-type="string">
            <text:p>What is Invoice discounting facilities – Netherland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USA under Current liabilities for year 2024?</text:p>
          </table:table-cell>
          <table:table-cell office:value-type="string">
            <text:p>What is Invoice discounting facilities – USA under Current liabilities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Factoring / Invoice discounting</text:p>
          </table:table-cell>
          <table:table-cell office:value-type="string">
            <text:p>What is Invoice discounting facilities – Crimson under Current liabilities for year 2024?</text:p>
          </table:table-cell>
          <table:table-cell office:value-type="string">
            <text:p>What is Invoice discounting facilities – Crimson under Current liabilities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2018 Loan notes under Current liabilities for year 2024?</text:p>
          </table:table-cell>
          <table:table-cell office:value-type="string">
            <text:p>What is 2018 Loan notes under Current liabilities in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Bank term loans under Current liabilities for year 2024?</text:p>
          </table:table-cell>
          <table:table-cell office:value-type="string">
            <text:p>What is Bank term loan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High yield bonds - original notes under Current liabilities for year 2024?</text:p>
          </table:table-cell>
          <table:table-cell office:value-type="string">
            <text:p>What is High yield bonds - original note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Import Loans under Current liabilities for year 2024?</text:p>
          </table:table-cell>
          <table:table-cell office:value-type="string">
            <text:p>What is Import Loans under 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Loans and overdrafts under Current liabilities for year 2024?</text:p>
          </table:table-cell>
          <table:table-cell office:value-type="string">
            <text:p>What is Loans and overdrafts under Current liabilitie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Other loans secured under Current liabilities for year 2024?</text:p>
          </table:table-cell>
          <table:table-cell office:value-type="string">
            <text:p>What is Other loans secured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Revolving credit borrowings - secured under Current liabilities for year 2024?</text:p>
          </table:table-cell>
          <table:table-cell office:value-type="string">
            <text:p>What is Revolving credit borrowings - secured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Secured bank loans repayable in instalments* under Current liabilities for year 2024?</text:p>
          </table:table-cell>
          <table:table-cell office:value-type="string">
            <text:p>What is Secured bank loans repayable in instalments* under Current liabilities in Group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Secured loans under Current liabilities for year 2024?</text:p>
          </table:table-cell>
          <table:table-cell office:value-type="string">
            <text:p>What is Secured loans under Current liabilities in Consolidated and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Bank loan due in less than one year under Current liabilities for year 2024?</text:p>
          </table:table-cell>
          <table:table-cell office:value-type="string">
            <text:p>What is Bank loan due in less than one year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Secured*</text:p>
          </table:table-cell>
          <table:table-cell office:value-type="string">
            <text:p>What is Loans and borrowings under Current liabilities for year 2024?</text:p>
          </table:table-cell>
          <table:table-cell office:value-type="string">
            <text:p>What is Loans and borrowing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Unsecured*</text:p>
          </table:table-cell>
          <table:table-cell office:value-type="string">
            <text:p>What is loan capital(unsecured) under Current liabilities for year 2024?</text:p>
          </table:table-cell>
          <table:table-cell office:value-type="string">
            <text:p>What is loan capital(unsecured) under Current liabilities in Consolidated and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Unsecured*</text:p>
          </table:table-cell>
          <table:table-cell office:value-type="string">
            <text:p>What is Loan stock under Current liabilities for year 2024?</text:p>
          </table:table-cell>
          <table:table-cell office:value-type="string">
            <text:p>What is Loan stock under Current liabilities in Consolidated and company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Unsecured*</text:p>
          </table:table-cell>
          <table:table-cell office:value-type="string">
            <text:p>What is Other loan stock (unsecured) under Current liabilities for year 2024?</text:p>
          </table:table-cell>
          <table:table-cell office:value-type="string">
            <text:p>What is Other loan stock (unsecured) under Current liabilities in Consolidated and Company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Unsecured*</text:p>
          </table:table-cell>
          <table:table-cell office:value-type="string">
            <text:p>What is Unsecured bank loans and overdrafts under Current liabilities for year 2024?</text:p>
          </table:table-cell>
          <table:table-cell office:value-type="string">
            <text:p>What is Unsecured bank loans and overdrafts under 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ans &lt; 1yr – Unsecured*</text:p>
          </table:table-cell>
          <table:table-cell office:value-type="string">
            <text:p>What is Unsecured bank loans due within one year or on demand under Current liabilities for year 2024?</text:p>
          </table:table-cell>
          <table:table-cell office:value-type="string">
            <text:p>What is Unsecured bank loans due within one year or on demand under Current liabilities in Consolidated and Company statements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Unsecured</text:p>
          </table:table-cell>
          <table:table-cell office:value-type="string">
            <text:p>What is European investment bank loan - unsecured under Current liabilities for year 2024?</text:p>
          </table:table-cell>
          <table:table-cell office:value-type="string">
            <text:p>What is European investment bank loan - unsecured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Unsecured</text:p>
          </table:table-cell>
          <table:table-cell office:value-type="string">
            <text:p>What is Unsecured under Current liabilities for year 2024?</text:p>
          </table:table-cell>
          <table:table-cell office:value-type="string">
            <text:p>What is Unsecured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Unsecured</text:p>
          </table:table-cell>
          <table:table-cell office:value-type="string">
            <text:p>What is Unsecured bank borrowings under Current liabilities for year 2024?</text:p>
          </table:table-cell>
          <table:table-cell office:value-type="string">
            <text:p>What is Unsecured bank borrowings under 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Unsecured</text:p>
          </table:table-cell>
          <table:table-cell office:value-type="string">
            <text:p>What is US senior loan notes - unsecured under Current liabilities for year 2024?</text:p>
          </table:table-cell>
          <table:table-cell office:value-type="string">
            <text:p>What is US senior loan notes - unsecured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Unsecured</text:p>
          </table:table-cell>
          <table:table-cell office:value-type="string">
            <text:p>What is Unsecured bank loans under Current liabilities for year 2024?</text:p>
          </table:table-cell>
          <table:table-cell office:value-type="string">
            <text:p>What is Unsecured bank loan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Bond under Current liabilities for year 2024?</text:p>
          </table:table-cell>
          <table:table-cell office:value-type="string">
            <text:p>What is Bond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Current instalments due on loans under Current liabilities for year 2024?</text:p>
          </table:table-cell>
          <table:table-cell office:value-type="string">
            <text:p>What is Current instalments due on loans under Current liabilitie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Land payables under Current liabilities for year 2024?</text:p>
          </table:table-cell>
          <table:table-cell office:value-type="string">
            <text:p>What is Land payables under Current liabilitie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Partnership liability under Current liabilities for year 2024?</text:p>
          </table:table-cell>
          <table:table-cell office:value-type="string">
            <text:p>What is Partnership liability under Current liabilitie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Short-term borrowings and overdrafts under Current liabilities for year 2024?</text:p>
          </table:table-cell>
          <table:table-cell office:value-type="string">
            <text:p>What is Short-term borrowings and overdraft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Term loans under Current liabilities for year 2024?</text:p>
          </table:table-cell>
          <table:table-cell office:value-type="string">
            <text:p>What is Term loans under 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Current portion ltd – Other loans</text:p>
          </table:table-cell>
          <table:table-cell office:value-type="string">
            <text:p>What is Redeemable 8% preference shares of£ I each under Current liabilities for year 2024?</text:p>
          </table:table-cell>
          <table:table-cell office:value-type="string">
            <text:p>What is Redeemable 8% preference shares of£ I each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Subordinated Director's loan &lt; 1yr</text:p>
          </table:table-cell>
          <table:table-cell office:value-type="string">
            <text:p>What is Subordinated loans under Current liabilities for year 2024?</text:p>
          </table:table-cell>
          <table:table-cell office:value-type="string">
            <text:p>What is Subordinated loan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ue from group &amp; related Cos &lt; 1 yr non-interest bearing</text:p>
          </table:table-cell>
          <table:table-cell office:value-type="string">
            <text:p>What is Amounts owed by participating interests under Current Assets for year 2024?</text:p>
          </table:table-cell>
          <table:table-cell office:value-type="string">
            <text:p>What is Amounts owed by participating interests under Current Asset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ividends payable</text:p>
          </table:table-cell>
          <table:table-cell office:value-type="string">
            <text:p>What is B Shares under Current liabilities for year 2024?</text:p>
          </table:table-cell>
          <table:table-cell office:value-type="string">
            <text:p>What is B Shares under 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income tax liabilities under Non-Current Liabilities for year 2024?</text:p>
          </table:table-cell>
          <table:table-cell office:value-type="string">
            <text:p>What is Deferred income tax liabilitie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tax under Non-Current Liabilities for year 2024?</text:p>
          </table:table-cell>
          <table:table-cell office:value-type="string">
            <text:p>What is Deferred tax under Non-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tax liabilities under Non-Current Liabilities for year 2024?</text:p>
          </table:table-cell>
          <table:table-cell office:value-type="string">
            <text:p>What is Deferred tax liabilitie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tax liability under Non-Current Liabilities for year 2024?</text:p>
          </table:table-cell>
          <table:table-cell office:value-type="string">
            <text:p>What is Deferred tax liability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taxation under Non-Current Liabilities for year 2024?</text:p>
          </table:table-cell>
          <table:table-cell office:value-type="string">
            <text:p>What is Deferred taxation under Non-Current Liabilities in Group and parent company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Other taxation and social security under Non-current liabilities for year 2024?</text:p>
          </table:table-cell>
          <table:table-cell office:value-type="string">
            <text:p>What is Other taxation and social security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 / future reserve</text:p>
          </table:table-cell>
          <table:table-cell office:value-type="string">
            <text:p>What is Deferred tax expense/(credit) for the year under Non-Current Liabilities for year 2024?</text:p>
          </table:table-cell>
          <table:table-cell office:value-type="string">
            <text:p>What is Deferred tax expense/(credit) for the year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Accrued expenses and deferred income under Non-Current Liabilities for year 2024?</text:p>
          </table:table-cell>
          <table:table-cell office:value-type="string">
            <text:p>What is Accrued expenses and deferred income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income under Non-Current Liabilities for year 2024?</text:p>
          </table:table-cell>
          <table:table-cell office:value-type="string">
            <text:p>What is Deferred income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income - government grants under Non-Current Liabilities for year 2024?</text:p>
          </table:table-cell>
          <table:table-cell office:value-type="string">
            <text:p>What is Deferred income - government grants under Non-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income – non-current under Non-Current Liabilities for year 2024?</text:p>
          </table:table-cell>
          <table:table-cell office:value-type="string">
            <text:p>What is Deferred income – non-current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income grants under Non-current liabilities for year 2024?</text:p>
          </table:table-cell>
          <table:table-cell office:value-type="string">
            <text:p>What is Deferred income grants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revenue under Non-Current Liabilities for year 2024?</text:p>
          </table:table-cell>
          <table:table-cell office:value-type="string">
            <text:p>What is Deferred revenue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Long term accruals / deferred income</text:p>
          </table:table-cell>
          <table:table-cell office:value-type="string">
            <text:p>What is Deferred government grant income under Non-Current Liabilities for year 2024?</text:p>
          </table:table-cell>
          <table:table-cell office:value-type="string">
            <text:p>What is Deferred government grant income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Acquisition commitments under Non-Current Liabilities for year 2024?</text:p>
          </table:table-cell>
          <table:table-cell office:value-type="string">
            <text:p>What is Acquisition commitment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Cash settled JSOP liability under Non-Current Liabilities for year 2024?</text:p>
          </table:table-cell>
          <table:table-cell office:value-type="string">
            <text:p>What is Cash settled JSOP liability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Consideration on acquisitions under Non-Current Liabilities for year 2024?</text:p>
          </table:table-cell>
          <table:table-cell office:value-type="string">
            <text:p>What is Consideration on acquisitions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Contingent consideration under Non-Current Liabilities for year 2024?</text:p>
          </table:table-cell>
          <table:table-cell office:value-type="string">
            <text:p>What is Contingent consideration under Non-Current Liabilities in Group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Deferred and contingent consideration under Non-Current Liabilities for year 2024?</text:p>
          </table:table-cell>
          <table:table-cell office:value-type="string">
            <text:p>What is Deferred and contingent consideration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Deferred and contingent consideration payable under Non-Current Liabilities for year 2024?</text:p>
          </table:table-cell>
          <table:table-cell office:value-type="string">
            <text:p>What is Deferred and contingent consideration payable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Deferred consideration under Non-Current Liabilities for year 2024?</text:p>
          </table:table-cell>
          <table:table-cell office:value-type="string">
            <text:p>What is Deferred consideration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Deferred consideration - cash settled under Non-Current Liabilities for year 2024?</text:p>
          </table:table-cell>
          <table:table-cell office:value-type="string">
            <text:p>What is Deferred consideration - cash settled under Non-Current Liabilities in Balance Shee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Ground Remy liabilities arising under IAS 17 under Non-Current Liabilities for year 2024?</text:p>
          </table:table-cell>
          <table:table-cell office:value-type="string">
            <text:p>What is Ground Remy liabilities arising under IAS 17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Liabilities classified as held for a sale under Non-Current Liabilities for year 2024?</text:p>
          </table:table-cell>
          <table:table-cell office:value-type="string">
            <text:p>What is Liabilities classified as held for a sale under Non-Current Liabilities in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Non-current portion of other payables - contingent consideration under Non-Current Liabilities for year 2024?</text:p>
          </table:table-cell>
          <table:table-cell office:value-type="string">
            <text:p>What is Non-current portion of other payables - contingent consideration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Share purchase obligation under Non-Current Liabilities for year 2024?</text:p>
          </table:table-cell>
          <table:table-cell office:value-type="string">
            <text:p>What is Share purchase obligation under Non-Current Liabilities in Consolidated Balance shee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non-current liabilities</text:p>
          </table:table-cell>
          <table:table-cell office:value-type="string">
            <text:p>What is Assumed contingent obligation under Non-current liabilities for year 2024?</text:p>
          </table:table-cell>
          <table:table-cell office:value-type="string">
            <text:p>What is Assumed contingent obligation under Non-current liabilities in CONSOLIDATED STATEMENT OF FINANCIAL POSITION for year 2024?</text:p>
          </table:table-cell>
          <table:table-cell table:number-columns-repeated="1021"/>
        </table:table-row>
        <table:table-row table:style-name="ro1">
          <table:table-cell office:value-type="string">
            <text:p>Preference Shares</text:p>
          </table:table-cell>
          <table:table-cell office:value-type="string">
            <text:p>What is 10% Cumulative redeemable preference shares under Equity for year 2024?</text:p>
          </table:table-cell>
          <table:table-cell office:value-type="string">
            <text:p>What is 10% Cumulative redeemable preference shares under Equity in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Preference Shares</text:p>
          </table:table-cell>
          <table:table-cell office:value-type="string">
            <text:p>What is 5.95% Cumulative redeemable preference shares under Equity for year 2024?</text:p>
          </table:table-cell>
          <table:table-cell office:value-type="string">
            <text:p>What is 5.95% Cumulative redeemable preference shares under Equity in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Preference Shares</text:p>
          </table:table-cell>
          <table:table-cell office:value-type="string">
            <text:p>What is Preference shares recognised as equity under Equity for year 2024?</text:p>
          </table:table-cell>
          <table:table-cell office:value-type="string">
            <text:p>What is Preference shares recognised as equity under Equity in Consolidated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Capital redemption reserve</text:p>
          </table:table-cell>
          <table:table-cell office:value-type="string">
            <text:p>What is Capital redemption under Equity for year 2024?</text:p>
          </table:table-cell>
          <table:table-cell office:value-type="string">
            <text:p>What is Capital redemption under Equity in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Capital redemption reserve</text:p>
          </table:table-cell>
          <table:table-cell office:value-type="string">
            <text:p>What is Capital redemption reserve under Equity for year 2024?</text:p>
          </table:table-cell>
          <table:table-cell office:value-type="string">
            <text:p>What is Capital redemption reserve under Equity in Group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expense under nan for year 2024?</text:p>
          </table:table-cell>
          <table:table-cell office:value-type="string">
            <text:p>What is Amortisation expense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acquired intangible assets under nan for year 2024?</text:p>
          </table:table-cell>
          <table:table-cell office:value-type="string">
            <text:p>What is Amortisation of acquired intangible asse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capitalised development costs under nan for year 2024?</text:p>
          </table:table-cell>
          <table:table-cell office:value-type="string">
            <text:p>What is Amortisation of capitalised development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computer software under nan for year 2024?</text:p>
          </table:table-cell>
          <table:table-cell office:value-type="string">
            <text:p>What is Amortisation of computer softwar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goodwill under nan for year 2024?</text:p>
          </table:table-cell>
          <table:table-cell office:value-type="string">
            <text:p>What is Amortisation of goodwill under nan in Group Profit &amp;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mineral reserves under nan for year 2024?</text:p>
          </table:table-cell>
          <table:table-cell office:value-type="string">
            <text:p>What is Amortisation of mineral reserv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brands &amp; IPR under nan for year 2024?</text:p>
          </table:table-cell>
          <table:table-cell office:value-type="string">
            <text:p>What is brands &amp; IPR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intangible asset under nan for year 2024?</text:p>
          </table:table-cell>
          <table:table-cell office:value-type="string">
            <text:p>What is Amortisation of intangible asse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zation of patents under nan for year 2024?</text:p>
          </table:table-cell>
          <table:table-cell office:value-type="string">
            <text:p>What is Amortization of pat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zation of computer software under nan for year 2024?</text:p>
          </table:table-cell>
          <table:table-cell office:value-type="string">
            <text:p>What is Amortization of computer softwar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intangible assets arising on the acquisitions under nan for year 2024?</text:p>
          </table:table-cell>
          <table:table-cell office:value-type="string">
            <text:p>What is Amortisation of intangible assets arising on the acquisition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previously capitalised research and development expenditure under nan for year 2024?</text:p>
          </table:table-cell>
          <table:table-cell office:value-type="string">
            <text:p>What is Amortisation of previously capitalised research and development expenditure under nan in GROUP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sation of intangible assets other than research and development– reflected in income statement in administrative expenses under nan for year 2024?</text:p>
          </table:table-cell>
          <table:table-cell office:value-type="string">
            <text:p>What is Amortisation of intangible assets other than research and development– reflected in income statement in administrative expenses under nan in GROUP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Amortisation of Intangibles</text:p>
          </table:table-cell>
          <table:table-cell office:value-type="string">
            <text:p>What is Amortization of capitalised development expenditure under nan for year 2024?</text:p>
          </table:table-cell>
          <table:table-cell office:value-type="string">
            <text:p>What is Amortization of capitalised development expenditur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Loss from write-off of doubtful debts under nan for year 2024?</text:p>
          </table:table-cell>
          <table:table-cell office:value-type="string">
            <text:p>What is Loss from write-off of doubtful deb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Management charges under nan for year 2024?</text:p>
          </table:table-cell>
          <table:table-cell office:value-type="string">
            <text:p>What is Management charge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negative goodwill under nan for year 2024?</text:p>
          </table:table-cell>
          <table:table-cell office:value-type="string">
            <text:p>What is negative goodwill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Negative goodwill on acquisition under nan for year 2024?</text:p>
          </table:table-cell>
          <table:table-cell office:value-type="string">
            <text:p>What is Negative goodwill on acquisi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Negative goodwill released to the profit and loss under nan for year 2024?</text:p>
          </table:table-cell>
          <table:table-cell office:value-type="string">
            <text:p>What is Negative goodwill released to the profit and los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Net rents receivable under nan for year 2024?</text:p>
          </table:table-cell>
          <table:table-cell office:value-type="string">
            <text:p>What is Net rents receivable under nan in Consolidated Statement of Income and retained earning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grant income under nan for year 2024?</text:p>
          </table:table-cell>
          <table:table-cell office:value-type="string">
            <text:p>What is Other grant inco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income under nan for year 2024?</text:p>
          </table:table-cell>
          <table:table-cell office:value-type="string">
            <text:p>What is Other income under nan in Statement of comprehensive income for the financial year ended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income ( net) under nan for year 2024?</text:p>
          </table:table-cell>
          <table:table-cell office:value-type="string">
            <text:p>What is Other income ( net)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intercompany income under nan for year 2024?</text:p>
          </table:table-cell>
          <table:table-cell office:value-type="string">
            <text:p>What is Other intercompany income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operating expense under nan for year 2024?</text:p>
          </table:table-cell>
          <table:table-cell office:value-type="string">
            <text:p>What is Other operating expens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operating expenses under nan for year 2024?</text:p>
          </table:table-cell>
          <table:table-cell office:value-type="string">
            <text:p>What is Other operating expens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operating income under nan for year 2024?</text:p>
          </table:table-cell>
          <table:table-cell office:value-type="string">
            <text:p>What is Other operating income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Other operating income/(loss) under nan for year 2024?</text:p>
          </table:table-cell>
          <table:table-cell office:value-type="string">
            <text:p>What is Other operating income/(loss)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Release of negative goodwill under nan for year 2024?</text:p>
          </table:table-cell>
          <table:table-cell office:value-type="string">
            <text:p>What is Release of negative goodwill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Rental income under nan for year 2024?</text:p>
          </table:table-cell>
          <table:table-cell office:value-type="string">
            <text:p>What is Rental income under nan in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Research and development expenditure credits under nan for year 2024?</text:p>
          </table:table-cell>
          <table:table-cell office:value-type="string">
            <text:p>What is Research and development expenditure credits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Revenue from sale of ground rent assets under nan for year 2024?</text:p>
          </table:table-cell>
          <table:table-cell office:value-type="string">
            <text:p>What is Revenue from sale of ground rent asse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Net rental income under nan for year 2024?</text:p>
          </table:table-cell>
          <table:table-cell office:value-type="string">
            <text:p>What is Net rental inco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Dealership contributions under nan for year 2024?</text:p>
          </table:table-cell>
          <table:table-cell office:value-type="string">
            <text:p>What is Dealership contribution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Grant income received under nan for year 2024?</text:p>
          </table:table-cell>
          <table:table-cell office:value-type="string">
            <text:p>What is Grant income receive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Operating Income</text:p>
          </table:table-cell>
          <table:table-cell office:value-type="string">
            <text:p>What is Sub-lease rentals credited to the income statement under nan for year 2024?</text:p>
          </table:table-cell>
          <table:table-cell office:value-type="string">
            <text:p>What is Sub-lease rentals credited to the income statemen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Change in fair value of interest rate derivatives under nan for year 2024?</text:p>
          </table:table-cell>
          <table:table-cell office:value-type="string">
            <text:p>What is Change in fair value of interest rate derivativ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Change in Fair value of Interest rate swaps under nan for year 2024?</text:p>
          </table:table-cell>
          <table:table-cell office:value-type="string">
            <text:p>What is Change in Fair value of Interest rate swaps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Change in the value of financial liabilities held at fair value through profit or loss under nan for year 2024?</text:p>
          </table:table-cell>
          <table:table-cell office:value-type="string">
            <text:p>What is Change in the value of financial liabilities held at fair value through profit or los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adjustment to debt-related financial instruments under nan for year 2024?</text:p>
          </table:table-cell>
          <table:table-cell office:value-type="string">
            <text:p>What is Fair value adjustment to debt-related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adjustment to loan instrument under nan for year 2024?</text:p>
          </table:table-cell>
          <table:table-cell office:value-type="string">
            <text:p>What is Fair value adjustment to loan instrumen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gain on financial instrument under nan for year 2024?</text:p>
          </table:table-cell>
          <table:table-cell office:value-type="string">
            <text:p>What is Fair value gain on financial instrumen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movement of hedging instruments under nan for year 2024?</text:p>
          </table:table-cell>
          <table:table-cell office:value-type="string">
            <text:p>What is Fair value movement of hedging instrumen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movement on derivative financial instruments under nan for year 2024?</text:p>
          </table:table-cell>
          <table:table-cell office:value-type="string">
            <text:p>What is Fair value movement on derivative financial instrument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movement on investment properties under nan for year 2024?</text:p>
          </table:table-cell>
          <table:table-cell office:value-type="string">
            <text:p>What is Fair value movement on investment propertie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movements under nan for year 2024?</text:p>
          </table:table-cell>
          <table:table-cell office:value-type="string">
            <text:p>What is Fair value movem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of financial instruments under nan for year 2024?</text:p>
          </table:table-cell>
          <table:table-cell office:value-type="string">
            <text:p>What is Fair value of financial instrumen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inancial instruments measured at fair value: Hedging contracts under nan for year 2024?</text:p>
          </table:table-cell>
          <table:table-cell office:value-type="string">
            <text:p>What is Financial instruments measured at fair value: Hedging contrac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Gain on movement in fair value of interest rate swaps under nan for year 2024?</text:p>
          </table:table-cell>
          <table:table-cell office:value-type="string">
            <text:p>What is Gain on movement in fair value of interest rate swap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Gain on revaluation of investment properties under nan for year 2024?</text:p>
          </table:table-cell>
          <table:table-cell office:value-type="string">
            <text:p>What is Gain on revaluation of investment properties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Gain on the revaluation of investment properties under nan for year 2024?</text:p>
          </table:table-cell>
          <table:table-cell office:value-type="string">
            <text:p>What is Gain on the revaluation of investment properti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Ineffective portion of changes in fair value of cash flow hedges under nan for year 2024?</text:p>
          </table:table-cell>
          <table:table-cell office:value-type="string">
            <text:p>What is Ineffective portion of changes in fair value of cash flow hedg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Movement on fair value of foreign exchange contracts under nan for year 2024?</text:p>
          </table:table-cell>
          <table:table-cell office:value-type="string">
            <text:p>What is Movement on fair value of foreign exchange contracts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Profit from changes in fair value of financial instruments under nan for year 2024?</text:p>
          </table:table-cell>
          <table:table-cell office:value-type="string">
            <text:p>What is Profit from changes in fair value of financial instruments under nan in Consolidated Statement of Income and retained earning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Reversal of revaluation deficit on re-classification of properties under nan for year 2024?</text:p>
          </table:table-cell>
          <table:table-cell office:value-type="string">
            <text:p>What is Reversal of revaluation deficit on re-classification of properties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SWAP interest and fair value movement under nan for year 2024?</text:p>
          </table:table-cell>
          <table:table-cell office:value-type="string">
            <text:p>What is SWAP interest and fair value movement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Gains arising on fair value of investment property under nan for year 2024?</text:p>
          </table:table-cell>
          <table:table-cell office:value-type="string">
            <text:p>What is Gains arising on fair value of investment property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(Losses)/gains arising on fair value of derivative instruments under nan for year 2024?</text:p>
          </table:table-cell>
          <table:table-cell office:value-type="string">
            <text:p>What is (Losses)/gains arising on fair value of derivative instrum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movement of derivatives under nan for year 2024?</text:p>
          </table:table-cell>
          <table:table-cell office:value-type="string">
            <text:p>What is Fair value movement of derivativ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Movement in fair value of financial instruments under nan for year 2024?</text:p>
          </table:table-cell>
          <table:table-cell office:value-type="string">
            <text:p>What is Movement in fair value of financial instrument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of derivative financial instruments under nan for year 2024?</text:p>
          </table:table-cell>
          <table:table-cell office:value-type="string">
            <text:p>What is Fair value of derivative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gain under nan for year 2024?</text:p>
          </table:table-cell>
          <table:table-cell office:value-type="string">
            <text:p>What is Fair value gai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adjustment on derivative financial instruments under nan for year 2024?</text:p>
          </table:table-cell>
          <table:table-cell office:value-type="string">
            <text:p>What is Fair value adjustment on derivative financial instrum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adjustments on loans under nan for year 2024?</text:p>
          </table:table-cell>
          <table:table-cell office:value-type="string">
            <text:p>What is Fair value adjustments on loa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Fair value adjustment to derivative financial instruments under nan for year 2024?</text:p>
          </table:table-cell>
          <table:table-cell office:value-type="string">
            <text:p>What is Fair value adjustment to derivative financial instrument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gains</text:p>
          </table:table-cell>
          <table:table-cell office:value-type="string">
            <text:p>What is Gains on financial instruments classified as available for sale under nan for year 2024?</text:p>
          </table:table-cell>
          <table:table-cell office:value-type="string">
            <text:p>What is Gains on financial instruments classified as available for sale under nan in GROUP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Change in fair value of contingent consideration under nan for year 2024?</text:p>
          </table:table-cell>
          <table:table-cell office:value-type="string">
            <text:p>What is Change in fair value of contingent consideration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Change in fair value of derivatives under nan for year 2024?</text:p>
          </table:table-cell>
          <table:table-cell office:value-type="string">
            <text:p>What is Change in fair value of derivativ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Change in fair value of put call options under nan for year 2024?</text:p>
          </table:table-cell>
          <table:table-cell office:value-type="string">
            <text:p>What is Change in fair value of put call option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adjustment on derivative instruments under nan for year 2024?</text:p>
          </table:table-cell>
          <table:table-cell office:value-type="string">
            <text:p>What is Fair value adjustment on derivative instrumen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adjustment to debt-related financial instruments under nan for year 2024?</text:p>
          </table:table-cell>
          <table:table-cell office:value-type="string">
            <text:p>What is Fair value adjustment to debt-related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losses on derivative financial instruments under nan for year 2024?</text:p>
          </table:table-cell>
          <table:table-cell office:value-type="string">
            <text:p>What is Fair value losses on derivative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on acquisition of non- controlling shares under nan for year 2024?</text:p>
          </table:table-cell>
          <table:table-cell office:value-type="string">
            <text:p>What is Fair value on acquisition of non- controlling sha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Loss in fair value of derivative financial instrument under nan for year 2024?</text:p>
          </table:table-cell>
          <table:table-cell office:value-type="string">
            <text:p>What is Loss in fair value of derivative financial instrument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Loss on financial asset at fair value under nan for year 2024?</text:p>
          </table:table-cell>
          <table:table-cell office:value-type="string">
            <text:p>What is Loss on financial asset at fair value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Loss on movement in fair value of interest rate swaps under nan for year 2024?</text:p>
          </table:table-cell>
          <table:table-cell office:value-type="string">
            <text:p>What is Loss on movement in fair value of interest rate swap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Movement in fair value of interest rate swaps under nan for year 2024?</text:p>
          </table:table-cell>
          <table:table-cell office:value-type="string">
            <text:p>What is Movement in fair value of interest rate swap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Net change in fair value of interest rate swap under nan for year 2024?</text:p>
          </table:table-cell>
          <table:table-cell office:value-type="string">
            <text:p>What is Net change in fair value of interest rate swap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of derivative financial instruments under nan for year 2024?</text:p>
          </table:table-cell>
          <table:table-cell office:value-type="string">
            <text:p>What is Fair value of derivative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movement on derivative financial instruments under nan for year 2024?</text:p>
          </table:table-cell>
          <table:table-cell office:value-type="string">
            <text:p>What is Fair value movement on derivative financial instru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Fair value loss under nan for year 2024?</text:p>
          </table:table-cell>
          <table:table-cell office:value-type="string">
            <text:p>What is Fair value los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Financial asset fair value losses</text:p>
          </table:table-cell>
          <table:table-cell office:value-type="string">
            <text:p>What is Unwinding of fair value discounts under nan for year 2024?</text:p>
          </table:table-cell>
          <table:table-cell office:value-type="string">
            <text:p>What is Unwinding of fair value discou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Compensation received/(paid) in relation to 2016 New Jersey data outage under nan for year 2024?</text:p>
          </table:table-cell>
          <table:table-cell office:value-type="string">
            <text:p>What is Compensation received/(paid) in relation to 2016 New Jersey data outage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Credit in respect of retirement benefits under nan for year 2024?</text:p>
          </table:table-cell>
          <table:table-cell office:value-type="string">
            <text:p>What is Credit in respect of retirement benefi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Exceptional curtailment gain under nan for year 2024?</text:p>
          </table:table-cell>
          <table:table-cell office:value-type="string">
            <text:p>What is Exceptional curtailment gai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Net gain on disposal of discontinued operations under nan for year 2024?</text:p>
          </table:table-cell>
          <table:table-cell office:value-type="string">
            <text:p>What is Net gain on disposal of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Onerous contracts under nan for year 2024?</text:p>
          </table:table-cell>
          <table:table-cell office:value-type="string">
            <text:p>What is Onerous contrac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fit on disposal of businesses/joint ventures under nan for year 2024?</text:p>
          </table:table-cell>
          <table:table-cell office:value-type="string">
            <text:p>What is Profit on disposal of businesses/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fit on disposal of investment in joint venture under nan for year 2024?</text:p>
          </table:table-cell>
          <table:table-cell office:value-type="string">
            <text:p>What is Profit on disposal of investment in joint venture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fit on sale of freehold property under nan for year 2024?</text:p>
          </table:table-cell>
          <table:table-cell office:value-type="string">
            <text:p>What is Profit on sale of freehold property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fit on sale of surplus land for residential development under nan for year 2024?</text:p>
          </table:table-cell>
          <table:table-cell office:value-type="string">
            <text:p>What is Profit on sale of surplus land for residential developmen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perty related under nan for year 2024?</text:p>
          </table:table-cell>
          <table:table-cell office:value-type="string">
            <text:p>What is Property related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rovision against escrow receivable under nan for year 2024?</text:p>
          </table:table-cell>
          <table:table-cell office:value-type="string">
            <text:p>What is Provision against escrow receivabl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Release of provisions which did not arise during period of Sportech ownership under nan for year 2024?</text:p>
          </table:table-cell>
          <table:table-cell office:value-type="string">
            <text:p>What is Release of provisions which did not arise during period of Sportech ownership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Repayment of Escrow(in respect of the acquisition of Human Edge) under nan for year 2024?</text:p>
          </table:table-cell>
          <table:table-cell office:value-type="string">
            <text:p>What is Repayment of Escrow(in respect of the acquisition of Human Edge)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Restructuring and associated costs under nan for year 2024?</text:p>
          </table:table-cell>
          <table:table-cell office:value-type="string">
            <text:p>What is Restructuring and associated cos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Surplus on revaluation of investment properties under nan for year 2024?</text:p>
          </table:table-cell>
          <table:table-cell office:value-type="string">
            <text:p>What is Surplus on revaluation of investment propertie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ension fund curtailment gain under nan for year 2024?</text:p>
          </table:table-cell>
          <table:table-cell office:value-type="string">
            <text:p>What is Pension fund curtailment gain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Reversal of impairment of property, plant and equipment under nan for year 2024?</text:p>
          </table:table-cell>
          <table:table-cell office:value-type="string">
            <text:p>What is Reversal of impairment of property, plant and equipment under nan in Consolidated Income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Pension curtailment gain under nan for year 2024?</text:p>
          </table:table-cell>
          <table:table-cell office:value-type="string">
            <text:p>What is Pension curtailment gai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Impairment of other investments under nan for year 2024?</text:p>
          </table:table-cell>
          <table:table-cell office:value-type="string">
            <text:p>What is Impairment of other invest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Sale of Hirwaun Property under nan for year 2024?</text:p>
          </table:table-cell>
          <table:table-cell office:value-type="string">
            <text:p>What is Sale of Hirwaun Property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Net gain on sale of Australian property under nan for year 2024?</text:p>
          </table:table-cell>
          <table:table-cell office:value-type="string">
            <text:p>What is Net gain on sale of Australian property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Exceptional Gains</text:p>
          </table:table-cell>
          <table:table-cell office:value-type="string">
            <text:p>What is Release of aged accruals under nan for year 2024?</text:p>
          </table:table-cell>
          <table:table-cell office:value-type="string">
            <text:p>What is Release of aged accrual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(Loss)/Profit on sale of investment under nan for year 2024?</text:p>
          </table:table-cell>
          <table:table-cell office:value-type="string">
            <text:p>What is (Loss)/Profit on sale of investment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Income from listed investments under nan for year 2024?</text:p>
          </table:table-cell>
          <table:table-cell office:value-type="string">
            <text:p>What is Income from listed investments under nan in Consolidated <text:s/>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Dividends receivable from available-for-sale investments under nan for year 2024?</text:p>
          </table:table-cell>
          <table:table-cell office:value-type="string">
            <text:p>What is Dividends receivable from available-for-sale invest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Other income – dividend and investment income under nan for year 2024?</text:p>
          </table:table-cell>
          <table:table-cell office:value-type="string">
            <text:p>What is Other income – dividend and investment inco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Dividend income on available-for-sale financial assets under nan for year 2024?</text:p>
          </table:table-cell>
          <table:table-cell office:value-type="string">
            <text:p>What is Dividend income on available-for-sale financial asse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Other investment income under nan for year 2024?</text:p>
          </table:table-cell>
          <table:table-cell office:value-type="string">
            <text:p>What is Other investment income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Acquisition integration costs under nan for year 2024?</text:p>
          </table:table-cell>
          <table:table-cell office:value-type="string">
            <text:p>What is Acquisition integration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Investments</text:p>
          </table:table-cell>
          <table:table-cell office:value-type="string">
            <text:p>What is Dividends on redeemable 8% preference shares of£ 1 each under nan for year 2024?</text:p>
          </table:table-cell>
          <table:table-cell office:value-type="string">
            <text:p>What is Dividends on redeemable 8% preference shares of£ 1 each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Dividend income under nan for year 2024?</text:p>
          </table:table-cell>
          <table:table-cell office:value-type="string">
            <text:p>What is Dividend inco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Dividends received under nan for year 2024?</text:p>
          </table:table-cell>
          <table:table-cell office:value-type="string">
            <text:p>What is Dividends received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Dividends received from unlisted investments under nan for year 2024?</text:p>
          </table:table-cell>
          <table:table-cell office:value-type="string">
            <text:p>What is Dividends received from unlisted investment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come from fixed asset investment under nan for year 2024?</text:p>
          </table:table-cell>
          <table:table-cell office:value-type="string">
            <text:p>What is Income from fixed asset investment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come from investment under nan for year 2024?</text:p>
          </table:table-cell>
          <table:table-cell office:value-type="string">
            <text:p>What is income from investment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come from other participating interests under nan for year 2024?</text:p>
          </table:table-cell>
          <table:table-cell office:value-type="string">
            <text:p>What is Income from other participating intere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come from shares in group undertakings under nan for year 2024?</text:p>
          </table:table-cell>
          <table:table-cell office:value-type="string">
            <text:p>What is Income from shares in group undertakings under nan in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come from subsidiary under nan for year 2024?</text:p>
          </table:table-cell>
          <table:table-cell office:value-type="string">
            <text:p>What is Income from subsidiary under nan in Statement of comprehensive income for the financial year ended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Intercompany dividend under nan for year 2024?</text:p>
          </table:table-cell>
          <table:table-cell office:value-type="string">
            <text:p>What is Intercompany dividend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Profit on disposal of unincorporated business under nan for year 2024?</text:p>
          </table:table-cell>
          <table:table-cell office:value-type="string">
            <text:p>What is Profit on disposal of unincorporated busines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Profit on sale of associate under nan for year 2024?</text:p>
          </table:table-cell>
          <table:table-cell office:value-type="string">
            <text:p>What is Profit on sale of associate under nan in Group Profit &amp;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associate's operating profit under nan for year 2024?</text:p>
          </table:table-cell>
          <table:table-cell office:value-type="string">
            <text:p>What is Share of associate's operating profit under nan in Group Profit &amp;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equity accounted investees' profit after tax under nan for year 2024?</text:p>
          </table:table-cell>
          <table:table-cell office:value-type="string">
            <text:p>What is Share of equity accounted investees' profit after tax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joint venture profit/ (loss) under nan for year 2024?</text:p>
          </table:table-cell>
          <table:table-cell office:value-type="string">
            <text:p>What is share of joint venture profit/ (loss)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 after tax and impairments of joint ventures and associates under nan for year 2024?</text:p>
          </table:table-cell>
          <table:table-cell office:value-type="string">
            <text:p>What is Share of loss after tax and impairments of joint ventures and associates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 of an associate under nan for year 2024?</text:p>
          </table:table-cell>
          <table:table-cell office:value-type="string">
            <text:p>What is Share of loss of an associat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 of associate, net of tax under nan for year 2024?</text:p>
          </table:table-cell>
          <table:table-cell office:value-type="string">
            <text:p>What is Share of loss of associate, net of tax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 of investments accounted for using the equity method under nan for year 2024?</text:p>
          </table:table-cell>
          <table:table-cell office:value-type="string">
            <text:p>What is Share of loss of investments accounted for using the equity meth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 of joint venture under nan for year 2024?</text:p>
          </table:table-cell>
          <table:table-cell office:value-type="string">
            <text:p>What is Share of loss of joint ventur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losses of equity accounted investees under nan for year 2024?</text:p>
          </table:table-cell>
          <table:table-cell office:value-type="string">
            <text:p>What is Share of losses of equity accounted investees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operating (loss)/profit in Associates under nan for year 2024?</text:p>
          </table:table-cell>
          <table:table-cell office:value-type="string">
            <text:p>What is Share of operating (loss)/profit in Associat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Operating (loss)/profit in joint venture under nan for year 2024?</text:p>
          </table:table-cell>
          <table:table-cell office:value-type="string">
            <text:p>What is Share of Operating (loss)/profit in joint venture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ast tax results of joint ventures using the equity method under nan for year 2024?</text:p>
          </table:table-cell>
          <table:table-cell office:value-type="string">
            <text:p>What is Share of past tax results of joint ventures using the equity meth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ast-tax profit from joint ventures under nan for year 2024?</text:p>
          </table:table-cell>
          <table:table-cell office:value-type="string">
            <text:p>What is Share of past-tax profit from 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 tax profits from joint ventures under nan for year 2024?</text:p>
          </table:table-cell>
          <table:table-cell office:value-type="string">
            <text:p>What is Share of post tax profits from 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profit from associate and joint ventures under nan for year 2024?</text:p>
          </table:table-cell>
          <table:table-cell office:value-type="string">
            <text:p>What is Share of post-tax profit from associate and joint ventur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profit of joint ventures and associates retained under nan for year 2024?</text:p>
          </table:table-cell>
          <table:table-cell office:value-type="string">
            <text:p>What is Share of post-tax profit of joint ventures and associates retained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results of joint ventures under nan for year 2024?</text:p>
          </table:table-cell>
          <table:table-cell office:value-type="string">
            <text:p>What is Share of post-tax results of 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results of joint ventures using the equity method under nan for year 2024?</text:p>
          </table:table-cell>
          <table:table-cell office:value-type="string">
            <text:p>What is Share of post-tax results of joint ventures using the equity meth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associates under nan for year 2024?</text:p>
          </table:table-cell>
          <table:table-cell office:value-type="string">
            <text:p>What is Share of profit of associat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equity accounted investees (net of tax) under nan for year 2024?</text:p>
          </table:table-cell>
          <table:table-cell office:value-type="string">
            <text:p>What is Share of profit of equity accounted investees (net of tax)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equity accounted joint ventures under nan for year 2024?</text:p>
          </table:table-cell>
          <table:table-cell office:value-type="string">
            <text:p>What is Share of profit of equity accounted joint venture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equity-accounted investees, net of tax under nan for year 2024?</text:p>
          </table:table-cell>
          <table:table-cell office:value-type="string">
            <text:p>What is Share of profit of equity-accounted investees, net of tax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joint venture under nan for year 2024?</text:p>
          </table:table-cell>
          <table:table-cell office:value-type="string">
            <text:p>What is Share of profit of joint ventur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joint ventures under nan for year 2024?</text:p>
          </table:table-cell>
          <table:table-cell office:value-type="string">
            <text:p>What is Share of profit of joint ventur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/(loss) in associate under nan for year 2024?</text:p>
          </table:table-cell>
          <table:table-cell office:value-type="string">
            <text:p>What is share of profit/(loss) in associate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/(loss) in associates and joint ventures (net of tax) under nan for year 2024?</text:p>
          </table:table-cell>
          <table:table-cell office:value-type="string">
            <text:p>What is Share of profit/(loss) in associates and joint ventures (net of tax)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 of joint ventures under nan for year 2024?</text:p>
          </table:table-cell>
          <table:table-cell office:value-type="string">
            <text:p>What is Share of result of joint ventur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of associated and joint ventures under nan for year 2024?</text:p>
          </table:table-cell>
          <table:table-cell office:value-type="string">
            <text:p>What is Share of results of associated and joint ventures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of joint venture under nan for year 2024?</text:p>
          </table:table-cell>
          <table:table-cell office:value-type="string">
            <text:p>What is Share of results of joint venture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of joint ventures under nan for year 2024?</text:p>
          </table:table-cell>
          <table:table-cell office:value-type="string">
            <text:p>What is Share of results of joint ventur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tax incurred by associated and joint ventures under nan for year 2024?</text:p>
          </table:table-cell>
          <table:table-cell office:value-type="string">
            <text:p>What is Share of tax incurred by associated and joint ventur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of joint ventures using the equity method under nan for year 2024?</text:p>
          </table:table-cell>
          <table:table-cell office:value-type="string">
            <text:p>What is Share of results of joint ventures using the equity meth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of associate under nan for year 2024?</text:p>
          </table:table-cell>
          <table:table-cell office:value-type="string">
            <text:p>What is Share of results of associat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Profit on disposal of associate and investment under nan for year 2024?</text:p>
          </table:table-cell>
          <table:table-cell office:value-type="string">
            <text:p>What is Profit on disposal of associate and investmen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joint ventures after interest and taxation under nan for year 2024?</text:p>
          </table:table-cell>
          <table:table-cell office:value-type="string">
            <text:p>What is Share of profit of joint ventures after interest and tax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profit from joint ventures and associates under nan for year 2024?</text:p>
          </table:table-cell>
          <table:table-cell office:value-type="string">
            <text:p>What is Share of post-tax profit from joint ventures and associat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profit of joint venture under nan for year 2024?</text:p>
          </table:table-cell>
          <table:table-cell office:value-type="string">
            <text:p>What is Share of post-tax profit of joint ventur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/(loss) of joint ventures under nan for year 2024?</text:p>
          </table:table-cell>
          <table:table-cell office:value-type="string">
            <text:p>What is Share of profit/(loss) of 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equity-accounted investees, net of tax under nan for year 2024?</text:p>
          </table:table-cell>
          <table:table-cell office:value-type="string">
            <text:p>What is Share of equity-accounted investees, net of tax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Amounts receivable from related parties under nan for year 2024?</text:p>
          </table:table-cell>
          <table:table-cell office:value-type="string">
            <text:p>What is Amounts receivable from related par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results from associates under nan for year 2024?</text:p>
          </table:table-cell>
          <table:table-cell office:value-type="string">
            <text:p>What is Share of results from associat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ost-tax profits from associates under nan for year 2024?</text:p>
          </table:table-cell>
          <table:table-cell office:value-type="string">
            <text:p>What is Share of post-tax profits from associates under nan in GROUP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profit of associate companies under nan for year 2024?</text:p>
          </table:table-cell>
          <table:table-cell office:value-type="string">
            <text:p>What is Share of profit of associate compani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come/(Expenses) from JV &amp; Associates</text:p>
          </table:table-cell>
          <table:table-cell office:value-type="string">
            <text:p>What is Share of net profit/(loss) from associates and joint ventures under nan for year 2024?</text:p>
          </table:table-cell>
          <table:table-cell office:value-type="string">
            <text:p>What is Share of net profit/(loss) from associates and joint ventur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Hedging gain/(losses)</text:p>
          </table:table-cell>
          <table:table-cell office:value-type="string">
            <text:p>What is Interest differentials on net investment hedges under nan for year 2024?</text:p>
          </table:table-cell>
          <table:table-cell office:value-type="string">
            <text:p>What is Interest differentials on net investment hedg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Hedging gain/(losses)</text:p>
          </table:table-cell>
          <table:table-cell office:value-type="string">
            <text:p>What is Payment on termination of hedging instruments under nan for year 2024?</text:p>
          </table:table-cell>
          <table:table-cell office:value-type="string">
            <text:p>What is Payment on termination of hedging instrumen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Hedging gain/(losses)</text:p>
          </table:table-cell>
          <table:table-cell office:value-type="string">
            <text:p>What is Profit on termination of hedging instruments under nan for year 2024?</text:p>
          </table:table-cell>
          <table:table-cell office:value-type="string">
            <text:p>What is Profit on termination of hedging instrument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(Loss)/profit for the period from discontinued operations under nan for year 2024?</text:p>
          </table:table-cell>
          <table:table-cell office:value-type="string">
            <text:p>What is (Loss)/profit for the period from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(Loss)/profit for the year from discontinued operations under nan for year 2024?</text:p>
          </table:table-cell>
          <table:table-cell office:value-type="string">
            <text:p>What is (Loss)/profit for the year from discontinued operation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Discontin'd operations under nan for year 2024?</text:p>
          </table:table-cell>
          <table:table-cell office:value-type="string">
            <text:p>What is Discontin'd operations under nan in Consolidated Statement of Income and retained earnings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Discontinued operations under nan for year 2024?</text:p>
          </table:table-cell>
          <table:table-cell office:value-type="string">
            <text:p>What is Discontinued operation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Loss for the year from discontinued operations under nan for year 2024?</text:p>
          </table:table-cell>
          <table:table-cell office:value-type="string">
            <text:p>What is Loss for the year from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Loss from discontinued operations under nan for year 2024?</text:p>
          </table:table-cell>
          <table:table-cell office:value-type="string">
            <text:p>What is Loss from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LOSS)/PROFIT FROM DISCONTINUED OPERATIONS under nan for year 2024?</text:p>
          </table:table-cell>
          <table:table-cell office:value-type="string">
            <text:p>What is LOSS)/PROFIT FROM DISCONTINUED OPERATION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Net loss from discontinued operations under nan for year 2024?</text:p>
          </table:table-cell>
          <table:table-cell office:value-type="string">
            <text:p>What is Net loss from discontinued operations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Profit for the year from discontinued operations under nan for year 2024?</text:p>
          </table:table-cell>
          <table:table-cell office:value-type="string">
            <text:p>What is Profit for the year from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Profit on disposal of discontinued operations under nan for year 2024?</text:p>
          </table:table-cell>
          <table:table-cell office:value-type="string">
            <text:p>What is Profit on disposal of discontinued operation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Profit/(loss) for the year from discontinued operations under nan for year 2024?</text:p>
          </table:table-cell>
          <table:table-cell office:value-type="string">
            <text:p>What is Profit/(loss) for the year from discontinued operation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Profit/(loss) from discontinued operations under nan for year 2024?</text:p>
          </table:table-cell>
          <table:table-cell office:value-type="string">
            <text:p>What is Profit/(loss) from discontinued oper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rofit/(losses) from discontinued operations</text:p>
          </table:table-cell>
          <table:table-cell office:value-type="string">
            <text:p>What is Results/(loss) for the year from discontinued operations under nan for year 2024?</text:p>
          </table:table-cell>
          <table:table-cell office:value-type="string">
            <text:p>What is Results/(loss) for the year from discontinued operations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Acquisition expenses and contingent consideration under nan for year 2024?</text:p>
          </table:table-cell>
          <table:table-cell office:value-type="string">
            <text:p>What is Acquisition expenses and contingent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Agency remuneration under nan for year 2024?</text:p>
          </table:table-cell>
          <table:table-cell office:value-type="string">
            <text:p>What is Agency remun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eferred benefit pension financing costs under nan for year 2024?</text:p>
          </table:table-cell>
          <table:table-cell office:value-type="string">
            <text:p>What is Deferred benefit pension financing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efined benefit pension scheme curtailment loss under nan for year 2024?</text:p>
          </table:table-cell>
          <table:table-cell office:value-type="string">
            <text:p>What is Defined benefit pension scheme curtailment los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efined benefit pension schemes administration costs under nan for year 2024?</text:p>
          </table:table-cell>
          <table:table-cell office:value-type="string">
            <text:p>What is Defined benefit pension schemes administration cos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iscount on acquisition consideration under nan for year 2024?</text:p>
          </table:table-cell>
          <table:table-cell office:value-type="string">
            <text:p>What is Discount on acquisition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Excise duties under nan for year 2024?</text:p>
          </table:table-cell>
          <table:table-cell office:value-type="string">
            <text:p>What is Excise du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crease in environmental provisions due to change in discount rate under nan for year 2024?</text:p>
          </table:table-cell>
          <table:table-cell office:value-type="string">
            <text:p>What is Increase in environmental provisions due to change in discount rat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crease in link contingent consideration under nan for year 2024?</text:p>
          </table:table-cell>
          <table:table-cell office:value-type="string">
            <text:p>What is Increase in link contingent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surance claims receivable under nan for year 2024?</text:p>
          </table:table-cell>
          <table:table-cell office:value-type="string">
            <text:p>What is Insurance claims receivabl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charge on defined benefit asset under nan for year 2024?</text:p>
          </table:table-cell>
          <table:table-cell office:value-type="string">
            <text:p>What is Interest charge on defined benefit asse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charge on pension scheme net liabilities under nan for year 2024?</text:p>
          </table:table-cell>
          <table:table-cell office:value-type="string">
            <text:p>What is Interest charge on pension scheme net liabili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cost on pension obligations under nan for year 2024?</text:p>
          </table:table-cell>
          <table:table-cell office:value-type="string">
            <text:p>What is Interest cost on pension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cost on pension scheme balances under nan for year 2024?</text:p>
          </table:table-cell>
          <table:table-cell office:value-type="string">
            <text:p>What is Interest cost on pension scheme balanc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element of movement in pension scheme deficit under nan for year 2024?</text:p>
          </table:table-cell>
          <table:table-cell office:value-type="string">
            <text:p>What is Interest element of movement in pension scheme defici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expense - retirement benefit obligations under nan for year 2024?</text:p>
          </table:table-cell>
          <table:table-cell office:value-type="string">
            <text:p>What is Interest expense - retirement benefit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income - retirement benefit obligations under nan for year 2024?</text:p>
          </table:table-cell>
          <table:table-cell office:value-type="string">
            <text:p>What is Interest income - retirement benefit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income in respect of retirement benefit scheme under nan for year 2024?</text:p>
          </table:table-cell>
          <table:table-cell office:value-type="string">
            <text:p>What is Interest income in respect of retirement benefit scheme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income resulting from defined benefit asset under nan for year 2024?</text:p>
          </table:table-cell>
          <table:table-cell office:value-type="string">
            <text:p>What is Interest income resulting from defined benefit asse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on defenced benefit pension obligation under nan for year 2024?</text:p>
          </table:table-cell>
          <table:table-cell office:value-type="string">
            <text:p>What is Interest on defenced benefit pension obligation under nan in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on defined benefit pension plan obligation under nan for year 2024?</text:p>
          </table:table-cell>
          <table:table-cell office:value-type="string">
            <text:p>What is Interest on defined benefit pension plan obligation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on net pension position under nan for year 2024?</text:p>
          </table:table-cell>
          <table:table-cell office:value-type="string">
            <text:p>What is Interest on net pension position under nan in Consolidated Statement of Profit and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on pension scheme assets under nan for year 2024?</text:p>
          </table:table-cell>
          <table:table-cell office:value-type="string">
            <text:p>What is Interest on pension scheme asset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on pension scheme liabilities under nan for year 2024?</text:p>
          </table:table-cell>
          <table:table-cell office:value-type="string">
            <text:p>What is Interest on pension scheme liabiliti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received on pension scheme balances under nan for year 2024?</text:p>
          </table:table-cell>
          <table:table-cell office:value-type="string">
            <text:p>What is Interest received on pension scheme balanc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Loans and finance leases under nan for year 2024?</text:p>
          </table:table-cell>
          <table:table-cell office:value-type="string">
            <text:p>What is Loans and finance leas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Movement in acquisition commitments under nan for year 2024?</text:p>
          </table:table-cell>
          <table:table-cell office:value-type="string">
            <text:p>What is Movement in acquisition commitmen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Movement in discount on provisions and financial liabilities under nan for year 2024?</text:p>
          </table:table-cell>
          <table:table-cell office:value-type="string">
            <text:p>What is Movement in discount on provisions and financial liabili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Movements in deferred consideration under nan for year 2024?</text:p>
          </table:table-cell>
          <table:table-cell office:value-type="string">
            <text:p>What is Movements in deferred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finance cost on defined benefit pension deficit under nan for year 2024?</text:p>
          </table:table-cell>
          <table:table-cell office:value-type="string">
            <text:p>What is Net finance cost on defined benefit pension defici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finance income on retirement benefit obligations under nan for year 2024?</text:p>
          </table:table-cell>
          <table:table-cell office:value-type="string">
            <text:p>What is Net finance income on retirement benefit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financing (expense)/income on pension scheme balances under nan for year 2024?</text:p>
          </table:table-cell>
          <table:table-cell office:value-type="string">
            <text:p>What is Net financing (expense)/income on pension scheme balanc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ost on defined benefit obligation under nan for year 2024?</text:p>
          </table:table-cell>
          <table:table-cell office:value-type="string">
            <text:p>What is Net interest cost on defined benefit oblig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ost on respect of pension scheme liabilities under nan for year 2024?</text:p>
          </table:table-cell>
          <table:table-cell office:value-type="string">
            <text:p>What is Net interest cost on respect of pension scheme liabili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ost on the FIC defined benefit pension scheme Liabilities under nan for year 2024?</text:p>
          </table:table-cell>
          <table:table-cell office:value-type="string">
            <text:p>What is Net interest cost on the FIC defined benefit pension scheme Liabiliti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osts arising on the UK Pension scheme under nan for year 2024?</text:p>
          </table:table-cell>
          <table:table-cell office:value-type="string">
            <text:p>What is Net interest costs arising on the UK Pension sche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osts arising on US pension scheme under nan for year 2024?</text:p>
          </table:table-cell>
          <table:table-cell office:value-type="string">
            <text:p>What is Net Interest costs arising on US pension sche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expense on defined benefit liability under nan for year 2024?</text:p>
          </table:table-cell>
          <table:table-cell office:value-type="string">
            <text:p>What is Net interest expense on defined benefit liability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income arising on UK pension scheme under nan for year 2024?</text:p>
          </table:table-cell>
          <table:table-cell office:value-type="string">
            <text:p>What is Net interest income arising on UK pension sche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defined benefit pension plan obligations under nan for year 2024?</text:p>
          </table:table-cell>
          <table:table-cell office:value-type="string">
            <text:p>What is Net Interest on defined benefit pension plan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net defined benefit asset/liability under nan for year 2024?</text:p>
          </table:table-cell>
          <table:table-cell office:value-type="string">
            <text:p>What is Net interest on net defined benefit asset/liability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net defined benefit liability under nan for year 2024?</text:p>
          </table:table-cell>
          <table:table-cell office:value-type="string">
            <text:p>What is Net interest on net defined benefit liability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pension asset under nan for year 2024?</text:p>
          </table:table-cell>
          <table:table-cell office:value-type="string">
            <text:p>What is Net interest on pension asse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pension obligations under nan for year 2024?</text:p>
          </table:table-cell>
          <table:table-cell office:value-type="string">
            <text:p>What is Net interest on pension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pension scheme obligations under nan for year 2024?</text:p>
          </table:table-cell>
          <table:table-cell office:value-type="string">
            <text:p>What is Net interest on pension scheme obliga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the net defined benefit liability under nan for year 2024?</text:p>
          </table:table-cell>
          <table:table-cell office:value-type="string">
            <text:p>What is Net Interest on the net defined benefit liability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payable on retirement benefit obligations under nan for year 2024?</text:p>
          </table:table-cell>
          <table:table-cell office:value-type="string">
            <text:p>What is Net interest payable on retirement benefit obligation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receivable on retirement benefit obligations under nan for year 2024?</text:p>
          </table:table-cell>
          <table:table-cell office:value-type="string">
            <text:p>What is Net interest receivable on retirement benefit obligation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notional interest on pension liability under nan for year 2024?</text:p>
          </table:table-cell>
          <table:table-cell office:value-type="string">
            <text:p>What is Net notional interest on pension liability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pension finance charge under nan for year 2024?</text:p>
          </table:table-cell>
          <table:table-cell office:value-type="string">
            <text:p>What is Net pension finance charg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Pension finance credit under nan for year 2024?</text:p>
          </table:table-cell>
          <table:table-cell office:value-type="string">
            <text:p>What is Net Pension finance credi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on-utilisation fees under nan for year 2024?</text:p>
          </table:table-cell>
          <table:table-cell office:value-type="string">
            <text:p>What is Non-utilisation fe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Pension and other post retirement liabilities under nan for year 2024?</text:p>
          </table:table-cell>
          <table:table-cell office:value-type="string">
            <text:p>What is Pension and other post retirement liabiliti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Pension finance cost under nan for year 2024?</text:p>
          </table:table-cell>
          <table:table-cell office:value-type="string">
            <text:p>What is Pension finance cost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Pension interest(income)/cost under nan for year 2024?</text:p>
          </table:table-cell>
          <table:table-cell office:value-type="string">
            <text:p>What is Pension interest(income)/cos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Pension-related under nan for year 2024?</text:p>
          </table:table-cell>
          <table:table-cell office:value-type="string">
            <text:p>What is Pension-related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Profit/(loss) from discontinued operations after tax under nan for year 2024?</text:p>
          </table:table-cell>
          <table:table-cell office:value-type="string">
            <text:p>What is Profit/(loss) from discontinued operations after tax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Retirement benefits obligation net interest cost under nan for year 2024?</text:p>
          </table:table-cell>
          <table:table-cell office:value-type="string">
            <text:p>What is Retirement benefits obligation net interest cos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Return on pension plan assets under nan for year 2024?</text:p>
          </table:table-cell>
          <table:table-cell office:value-type="string">
            <text:p>What is Return on pension plan asse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accrued expenses under nan for year 2024?</text:p>
          </table:table-cell>
          <table:table-cell office:value-type="string">
            <text:p>What is Unwind of discount on accrued expens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contingent consideration under nan for year 2024?</text:p>
          </table:table-cell>
          <table:table-cell office:value-type="string">
            <text:p>What is Unwind of discount on contingent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link contingent consideration under nan for year 2024?</text:p>
          </table:table-cell>
          <table:table-cell office:value-type="string">
            <text:p>What is Unwind of discount on link contingent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totect and foscavir deferred consideration under nan for year 2024?</text:p>
          </table:table-cell>
          <table:table-cell office:value-type="string">
            <text:p>What is Unwind of discount on totect and foscavir deferred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asbestos provision under nan for year 2024?</text:p>
          </table:table-cell>
          <table:table-cell office:value-type="string">
            <text:p>What is Unwinding of discount on asbestos provis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discount on deferred consideration under nan for year 2024?</text:p>
          </table:table-cell>
          <table:table-cell office:value-type="string">
            <text:p>What is Unwinding discount on deferred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eferred consideration payable under nan for year 2024?</text:p>
          </table:table-cell>
          <table:table-cell office:value-type="string">
            <text:p>What is Unwinding of deferred consideration payabl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accruals under nan for year 2024?</text:p>
          </table:table-cell>
          <table:table-cell office:value-type="string">
            <text:p>What is Unwinding of discount on accrual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capital goods scheme receivable under nan for year 2024?</text:p>
          </table:table-cell>
          <table:table-cell office:value-type="string">
            <text:p>What is Unwinding of discount on capital goods scheme receivabl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decommissioning provision under nan for year 2024?</text:p>
          </table:table-cell>
          <table:table-cell office:value-type="string">
            <text:p>What is Unwinding of discount on decommissioning provis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deferred and contingent consideration liabilities under nan for year 2024?</text:p>
          </table:table-cell>
          <table:table-cell office:value-type="string">
            <text:p>What is Unwinding of discount on deferred and contingent consideration liabiliti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land creditors and other items under nan for year 2024?</text:p>
          </table:table-cell>
          <table:table-cell office:value-type="string">
            <text:p>What is Unwinding of discount on land creditors and other item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provision under nan for year 2024?</text:p>
          </table:table-cell>
          <table:table-cell office:value-type="string">
            <text:p>What is Unwinding of discount on provis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Capital Goods Scheme (“CGS”) receivable under nan for year 2024?</text:p>
          </table:table-cell>
          <table:table-cell office:value-type="string">
            <text:p>What is Unwinding of discount on Capital Goods Scheme (“CGS”) receivabl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Finance charge on net pension liabilities under nan for year 2024?</text:p>
          </table:table-cell>
          <table:table-cell office:value-type="string">
            <text:p>What is Finance charge on net pension liabilities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ing of discount on contingent and deferred consideration under nan for year 2024?</text:p>
          </table:table-cell>
          <table:table-cell office:value-type="string">
            <text:p>What is Unwinding of discount on contingent and deferred consider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Change in estimate of future contingent consideration payable under nan for year 2024?</text:p>
          </table:table-cell>
          <table:table-cell office:value-type="string">
            <text:p>What is Change in estimate of future contingent consideration payabl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Finance income in respect of pension fund under nan for year 2024?</text:p>
          </table:table-cell>
          <table:table-cell office:value-type="string">
            <text:p>What is Finance income in respect of pension fund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ifference between pension charge and cash contributions under nan for year 2024?</text:p>
          </table:table-cell>
          <table:table-cell office:value-type="string">
            <text:p>What is Difference between pension charge and cash contribut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Expected return on pension scheme assets under nan for year 2024?</text:p>
          </table:table-cell>
          <table:table-cell office:value-type="string">
            <text:p>What is Expected return on pension scheme asset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charge on pension plan liabilities under nan for year 2024?</text:p>
          </table:table-cell>
          <table:table-cell office:value-type="string">
            <text:p>What is Net interest charge on pension plan liabiliti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interest on defined benefit pension obligation under nan for year 2024?</text:p>
          </table:table-cell>
          <table:table-cell office:value-type="string">
            <text:p>What is Net interest on defined benefit pension obligat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Defined benefit pension plans under nan for year 2024?</text:p>
          </table:table-cell>
          <table:table-cell office:value-type="string">
            <text:p>What is Defined benefit pension plans under nan in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pension scheme interest income on pension scheme surplus under nan for year 2024?</text:p>
          </table:table-cell>
          <table:table-cell office:value-type="string">
            <text:p>What is Net pension scheme interest income on pension scheme surplu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Net finance costs on Defined Benefit Pension Scheme under nan for year 2024?</text:p>
          </table:table-cell>
          <table:table-cell office:value-type="string">
            <text:p>What is Net finance costs on Defined Benefit Pension Schem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long-term contract provision under nan for year 2024?</text:p>
          </table:table-cell>
          <table:table-cell office:value-type="string">
            <text:p>What is Unwind of discount on long-term contract provisio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on onerous lease and dilapidations provisions under nan for year 2024?</text:p>
          </table:table-cell>
          <table:table-cell office:value-type="string">
            <text:p>What is Unwind of discount on onerous lease and dilapidations provision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Other non-recurring net finance income under nan for year 2024?</text:p>
          </table:table-cell>
          <table:table-cell office:value-type="string">
            <text:p>What is Other non-recurring net finance incom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Unwind of discount under nan for year 2024?</text:p>
          </table:table-cell>
          <table:table-cell office:value-type="string">
            <text:p>What is Unwind of discoun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non-operating income/(expenses)</text:p>
          </table:table-cell>
          <table:table-cell office:value-type="string">
            <text:p>What is Interest income on pension scheme assets less interest on scheme liabilities (note 25) under nan for year 2024?</text:p>
          </table:table-cell>
          <table:table-cell office:value-type="string">
            <text:p>What is Interest income on pension scheme assets less interest on scheme liabilities (note 25) under nan in Consolidated Income Statement for the year ended 31/03/2018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under nan for year 2024?</text:p>
          </table:table-cell>
          <table:table-cell office:value-type="string">
            <text:p>What is Deferred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under nan for year 2024?</text:p>
          </table:table-cell>
          <table:table-cell office:value-type="string">
            <text:p>What is Deferred tax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– Origination and reversal of temporary differences under nan for year 2024?</text:p>
          </table:table-cell>
          <table:table-cell office:value-type="string">
            <text:p>What is Deferred tax – Origination and reversal of temporary differences under nan in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(credit)/charge under nan for year 2024?</text:p>
          </table:table-cell>
          <table:table-cell office:value-type="string">
            <text:p>What is Deferred tax (credit)/charge under nan in Statement of profit or loss and other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(income)/expense under nan for year 2024?</text:p>
          </table:table-cell>
          <table:table-cell office:value-type="string">
            <text:p>What is Deferred tax (income)/expense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-Adjustments in respect of prior years under nan for year 2024?</text:p>
          </table:table-cell>
          <table:table-cell office:value-type="string">
            <text:p>What is Deferred tax -Adjustments in respect of prior year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charge-current year under nan for year 2024?</text:p>
          </table:table-cell>
          <table:table-cell office:value-type="string">
            <text:p>What is Deferred tax charge-current year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credit under nan for year 2024?</text:p>
          </table:table-cell>
          <table:table-cell office:value-type="string">
            <text:p>What is Deferred tax credi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expense under nan for year 2024?</text:p>
          </table:table-cell>
          <table:table-cell office:value-type="string">
            <text:p>What is Deferred tax expens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in respect of prior years under nan for year 2024?</text:p>
          </table:table-cell>
          <table:table-cell office:value-type="string">
            <text:p>What is Deferred tax in respect of prior year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in respect of this year under nan for year 2024?</text:p>
          </table:table-cell>
          <table:table-cell office:value-type="string">
            <text:p>What is Deferred tax in respect of this year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relating to origination and reversal of temporary differences under nan for year 2024?</text:p>
          </table:table-cell>
          <table:table-cell office:value-type="string">
            <text:p>What is Deferred tax relating to origination and reversal of temporary differenc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ation under nan for year 2024?</text:p>
          </table:table-cell>
          <table:table-cell office:value-type="string">
            <text:p>What is Deferred taxation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Group deferred tax under nan for year 2024?</text:p>
          </table:table-cell>
          <table:table-cell office:value-type="string">
            <text:p>What is Group deferred tax under nan in Group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Income tax credit under nan for year 2024?</text:p>
          </table:table-cell>
          <table:table-cell office:value-type="string">
            <text:p>What is Income tax credit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Origination and reversal of timing differences under nan for year 2024?</text:p>
          </table:table-cell>
          <table:table-cell office:value-type="string">
            <text:p>What is Origination and reversal of timing differences under nan in Statement of Income and retained earnings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income charges under nan for year 2024?</text:p>
          </table:table-cell>
          <table:table-cell office:value-type="string">
            <text:p>What is Total deferred income charges under nan in Group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income tax charge under nan for year 2024?</text:p>
          </table:table-cell>
          <table:table-cell office:value-type="string">
            <text:p>What is Total deferred income tax charge under nan in Group Statement of Profit and Loss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under nan for year 2024?</text:p>
          </table:table-cell>
          <table:table-cell office:value-type="string">
            <text:p>What is Total Deferred tax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benefit under nan for year 2024?</text:p>
          </table:table-cell>
          <table:table-cell office:value-type="string">
            <text:p>What is Total deferred tax benefi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charge under nan for year 2024?</text:p>
          </table:table-cell>
          <table:table-cell office:value-type="string">
            <text:p>What is Total deferred tax charge under nan in Group Profit &amp;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charge/ (credit) under nan for year 2024?</text:p>
          </table:table-cell>
          <table:table-cell office:value-type="string">
            <text:p>What is Total deferred tax charge/ (credit)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credit under nan for year 2024?</text:p>
          </table:table-cell>
          <table:table-cell office:value-type="string">
            <text:p>What is Total deferred tax credi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ation credit under nan for year 2024?</text:p>
          </table:table-cell>
          <table:table-cell office:value-type="string">
            <text:p>What is Total Deferred taxation credi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ation recognised in income statement under nan for year 2024?</text:p>
          </table:table-cell>
          <table:table-cell office:value-type="string">
            <text:p>What is Total deferred taxation recognised in income statement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UK deferred tax (credit) under nan for year 2024?</text:p>
          </table:table-cell>
          <table:table-cell office:value-type="string">
            <text:p>What is UK deferred tax (credit)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expense relating to origination and reversal of temporary differences under nan for year 2024?</text:p>
          </table:table-cell>
          <table:table-cell office:value-type="string">
            <text:p>What is Deferred tax expense relating to origination and reversal of temporary differenc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Exchange rate difference under nan for year 2024?</text:p>
          </table:table-cell>
          <table:table-cell office:value-type="string">
            <text:p>What is Exchange rate differenc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Effect of tax rate change on opening balance under nan for year 2024?</text:p>
          </table:table-cell>
          <table:table-cell office:value-type="string">
            <text:p>What is Effect of tax rate change on opening balanc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impact of tax rate change under nan for year 2024?</text:p>
          </table:table-cell>
          <table:table-cell office:value-type="string">
            <text:p>What is impact of tax rate chang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Adjustment in respect of prior years/Period under nan for year 2024?</text:p>
          </table:table-cell>
          <table:table-cell office:value-type="string">
            <text:p>What is Adjustment in respect of prior years/Period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Rate adjustments in UK and Spain under nan for year 2024?</text:p>
          </table:table-cell>
          <table:table-cell office:value-type="string">
            <text:p>What is Rate adjustments in UK and Spain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Origination and reversal of temporary differences under nan for year 2024?</text:p>
          </table:table-cell>
          <table:table-cell office:value-type="string">
            <text:p>What is Origination and reversal of temporary differences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Effect of changes in tax rates under nan for year 2024?</text:p>
          </table:table-cell>
          <table:table-cell office:value-type="string">
            <text:p>What is Effect of changes in tax rates under nan in Consolidated Profit and Loss accou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Relating to the origination and reversal of temporary differences under nan for year 2024?</text:p>
          </table:table-cell>
          <table:table-cell office:value-type="string">
            <text:p>What is Relating to the origination and reversal of temporary difference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Adjustments in respect of deferred tax for prior years under nan for year 2024?</text:p>
          </table:table-cell>
          <table:table-cell office:value-type="string">
            <text:p>What is Adjustments in respect of deferred tax for prior year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charge / (credit) for the year under nan for year 2024?</text:p>
          </table:table-cell>
          <table:table-cell office:value-type="string">
            <text:p>What is Deferred tax charge / (credit) for the year under nan in Consolidated Income Statement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current deferred tax charge under nan for year 2024?</text:p>
          </table:table-cell>
          <table:table-cell office:value-type="string">
            <text:p>What is Total current deferred tax charge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current deferred tax charge under nan for year 2024?</text:p>
          </table:table-cell>
          <table:table-cell office:value-type="string">
            <text:p>What is Total current deferred tax charge under nan in Group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expense/(credit) for the year under nan for year 2024?</text:p>
          </table:table-cell>
          <table:table-cell office:value-type="string">
            <text:p>What is Deferred tax expense/(credit) for the year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ax benefit under nan for year 2024?</text:p>
          </table:table-cell>
          <table:table-cell office:value-type="string">
            <text:p>What is Tax benefit under nan in Consolidated Income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Reduction in tax rate under nan for year 2024?</text:p>
          </table:table-cell>
          <table:table-cell office:value-type="string">
            <text:p>What is Reduction in tax rat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ax adjustments relating to prior years under nan for year 2024?</text:p>
          </table:table-cell>
          <table:table-cell office:value-type="string">
            <text:p>What is Tax adjustments relating to prior years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tax (credit)/charge under nan for year 2024?</text:p>
          </table:table-cell>
          <table:table-cell office:value-type="string">
            <text:p>What is Total deferred tax (credit)/charg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charge under nan for year 2024?</text:p>
          </table:table-cell>
          <table:table-cell office:value-type="string">
            <text:p>What is Deferred tax charge under nan in CONSOLIDATED STATEMENT OF COMPREHENSIVE INCOME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Deferred tax expense for the year under nan for year 2024?</text:p>
          </table:table-cell>
          <table:table-cell office:value-type="string">
            <text:p>What is Deferred tax expense for the year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Deferred Taxation</text:p>
          </table:table-cell>
          <table:table-cell office:value-type="string">
            <text:p>What is Total deferred income tax expense under nan for year 2024?</text:p>
          </table:table-cell>
          <table:table-cell office:value-type="string">
            <text:p>What is Total deferred income tax expense under nan in Consolidated Income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and exploration write off under Cash flows from operating activities for year 2024?</text:p>
          </table:table-cell>
          <table:table-cell office:value-type="string">
            <text:p>What is Amortisation and exploration write off under Cash flows from operating activities in Group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and impairment of goodwill and intangible assets under Cash flows from operating activities for year 2024?</text:p>
          </table:table-cell>
          <table:table-cell office:value-type="string">
            <text:p>What is Amortisation and impairment of goodwill and intangible assets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ed bond issue costs under Cash flows from operating activities for year 2024?</text:p>
          </table:table-cell>
          <table:table-cell office:value-type="string">
            <text:p>What is Amortised bond issue costs under Cash flows from operating activities in Consolidated and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zation on other intangibles under Cash flows from operating activities for year 2024?</text:p>
          </table:table-cell>
          <table:table-cell office:value-type="string">
            <text:p>What is Amortization on other intangibles under Cash flows from operating activities in Consolidated Statement of cash Operations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under Cash flows from operating activities for year 2024?</text:p>
          </table:table-cell>
          <table:table-cell office:value-type="string">
            <text:p>What is Amortisation under Cash flows from opera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and impairment under Cash flows from operating activities for year 2024?</text:p>
          </table:table-cell>
          <table:table-cell office:value-type="string">
            <text:p>What is Amortisation and impairment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of computer software under Cash flows from operating activities for year 2024?</text:p>
          </table:table-cell>
          <table:table-cell office:value-type="string">
            <text:p>What is Amortisation of computer software under Cash flows from operating activities in Consolidated Cash Flow Statemen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of capitalised development costs and other intangibles under Cash flows from operating activities for year 2024?</text:p>
          </table:table-cell>
          <table:table-cell office:value-type="string">
            <text:p>What is Amortisation of capitalised development costs and other intangibles under Cash flows from operating activities in Consolidated Cash Flow Statemen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of acquired intangible assets under Cash flows from operating activities for year 2024?</text:p>
          </table:table-cell>
          <table:table-cell office:value-type="string">
            <text:p>What is Amortisation of acquired intangible assets under Cash flows from operating activities in Consolidated Cash Flow Statemen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sation - intangible assets under Cash flows from operating activities for year 2024?</text:p>
          </table:table-cell>
          <table:table-cell office:value-type="string">
            <text:p>What is Amortisation - intangible assets under Cash flows from opera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amortisation</text:p>
          </table:table-cell>
          <table:table-cell office:value-type="string">
            <text:p>What is Amortization of intangible assets under Cash flows from operating activities for year 2024?</text:p>
          </table:table-cell>
          <table:table-cell office:value-type="string">
            <text:p>What is Amortization of intangible assets under Cash flows from operating activities in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Decrease/(increase) in biological assets under Cash flows from operating activities for year 2024?</text:p>
          </table:table-cell>
          <table:table-cell office:value-type="string">
            <text:p>What is Decrease/(increase) in biological assets under Cash flows from opera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Difference between defined benefit pension contributions paid and amounts charged under Cash flows from operating activities for year 2024?</text:p>
          </table:table-cell>
          <table:table-cell office:value-type="string">
            <text:p>What is Difference between defined benefit pension contributions paid and amounts charged under Cash flows from operating activities in Group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Increase in deferred income under Cash flows from operating activities for year 2024?</text:p>
          </table:table-cell>
          <table:table-cell office:value-type="string">
            <text:p>What is Increase in deferred income under Cash flows from opera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Movement in deferred income under Cash flows from operating activities for year 2024?</text:p>
          </table:table-cell>
          <table:table-cell office:value-type="string">
            <text:p>What is Movement in deferred income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Movement in derivative financial instruments under Cash flows from operating activities for year 2024?</text:p>
          </table:table-cell>
          <table:table-cell office:value-type="string">
            <text:p>What is Movement in derivative financial instruments under Cash flows from opera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Increase in deferred revenue under Cash flows from operating activities for year 2024?</text:p>
          </table:table-cell>
          <table:table-cell office:value-type="string">
            <text:p>What is Increase in deferred revenue under Cash flows from operating activities in Consolidated Statement of Cash Flows <text:s/>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Revision to estimate of, and exchange differences arising on, contingent consideration payable under Cash flows from operating activities for year 2024?</text:p>
          </table:table-cell>
          <table:table-cell office:value-type="string">
            <text:p>What is Revision to estimate of, and exchange differences arising on, contingent consideration payable under Cash flows from operating activities in Consolidated Cash Flow Statemen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Foreign exchange gain on working capital under Cash flows from operating activities for year 2024?</text:p>
          </table:table-cell>
          <table:table-cell office:value-type="string">
            <text:p>What is Foreign exchange gain on working capital under Cash flows from operating activities in Consolidated Cash Flow Statement for year 2024?</text:p>
          </table:table-cell>
          <table:table-cell table:number-columns-repeated="1021"/>
        </table:table-row>
        <table:table-row table:style-name="ro3">
          <table:table-cell office:value-type="string">
            <text:p>other working capital changes</text:p>
          </table:table-cell>
          <table:table-cell office:value-type="string">
            <text:p>What is (Decrease)/increase in payables excluding balances representing client registration funds under Cash flows from operating activities for year 2024?</text:p>
          </table:table-cell>
          <table:table-cell office:value-type="string">
            <text:p>What is (Decrease)/increase in payables excluding balances representing client registration funds under Cash flows from operating activities in Consolidated and Company Statement ﻿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Share incentive scheme charges/(credits) under Cash flows from operating activities for year 2024?</text:p>
          </table:table-cell>
          <table:table-cell office:value-type="string">
            <text:p>What is Share incentive scheme charges/(credits) under Cash flows from operating activities in CONSOLIDATED AND COMPANY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Net movement in environmental provisions under Cash flows from operating activities for year 2024?</text:p>
          </table:table-cell>
          <table:table-cell office:value-type="string">
            <text:p>What is Net movement in environmental provisions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other working capital changes</text:p>
          </table:table-cell>
          <table:table-cell office:value-type="string">
            <text:p>What is Net movement in reorganisation provisions under Cash flows from operating activities for year 2024?</text:p>
          </table:table-cell>
          <table:table-cell office:value-type="string">
            <text:p>What is Net movement in reorganisation provisions under Cash flows from opera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total investment income</text:p>
          </table:table-cell>
          <table:table-cell office:value-type="string">
            <text:p>What is Income from fixed asset investments under Cash flow from investing activities for year 2024?</text:p>
          </table:table-cell>
          <table:table-cell office:value-type="string">
            <text:p>What is Income from fixed asset investments under Cash flow from investing activities in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 paid to non-controlling interest in subsidiaries under Cash flows from financing activities for year 2024?</text:p>
          </table:table-cell>
          <table:table-cell office:value-type="string">
            <text:p>What is Dividend paid to non-controlling interest in subsidiaries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- non- controlling interest under Cash flows from financing activities for year 2024?</text:p>
          </table:table-cell>
          <table:table-cell office:value-type="string">
            <text:p>What is Dividends paid - non- controlling interest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to minority interests under Cash flows from financing activities for year 2024?</text:p>
          </table:table-cell>
          <table:table-cell office:value-type="string">
            <text:p>What is Dividends paid to minority interests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to non-controlling interest under Cash flows from financing activities for year 2024?</text:p>
          </table:table-cell>
          <table:table-cell office:value-type="string">
            <text:p>What is Dividends paid to non-controlling interest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to non-controlling interest in subsidiaries under Cash flows from financing activities for year 2024?</text:p>
          </table:table-cell>
          <table:table-cell office:value-type="string">
            <text:p>What is Dividends paid to non-controlling interest in subsidiaries under Cash flows from financ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to non-controlling interests under Cash flows from financing activities for year 2024?</text:p>
          </table:table-cell>
          <table:table-cell office:value-type="string">
            <text:p>What is Dividends paid to non-controlling interests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paid to non-controlling interests under Cash flows from financing activities for year 2024?</text:p>
          </table:table-cell>
          <table:table-cell office:value-type="string">
            <text:p>What is Dividends paid to non-controlling interests under Cash flows from financ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s to non-controlling interest under Cash flows from financing activities for year 2024?</text:p>
          </table:table-cell>
          <table:table-cell office:value-type="string">
            <text:p>What is Dividends to non-controlling interest under Cash flows from financ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Equity dividends paid - Non-controlling interests under Cash flows from financing activities for year 2024?</text:p>
          </table:table-cell>
          <table:table-cell office:value-type="string">
            <text:p>What is Equity dividends paid - Non-controlling interests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payments to non – equity min shareholders</text:p>
          </table:table-cell>
          <table:table-cell office:value-type="string">
            <text:p>What is Dividend and profit share paid to non-controlling interest partners under Cash flows from financing activities for year 2024?</text:p>
          </table:table-cell>
          <table:table-cell office:value-type="string">
            <text:p>What is Dividend and profit share paid to non-controlling interest partners under Cash flows from financ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interest in JV / Associates</text:p>
          </table:table-cell>
          <table:table-cell office:value-type="string">
            <text:p>What is Disposal of joint venture under Cash flow from investing activities for year 2024?</text:p>
          </table:table-cell>
          <table:table-cell office:value-type="string">
            <text:p>What is Disposal of joint venture under Cash flow from inves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interest in JV / Associates</text:p>
          </table:table-cell>
          <table:table-cell office:value-type="string">
            <text:p>What is Proceeds from disposal group held for sale under Cash flow from investing activities for year 2024?</text:p>
          </table:table-cell>
          <table:table-cell office:value-type="string">
            <text:p>What is Proceeds from disposal group held for sale under Cash flow from inves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interest in JV / Associates</text:p>
          </table:table-cell>
          <table:table-cell office:value-type="string">
            <text:p>What is Proceeds from sale of investment in joint venture – exceptional item under Cash flow from investing activities for year 2024?</text:p>
          </table:table-cell>
          <table:table-cell office:value-type="string">
            <text:p>What is Proceeds from sale of investment in joint venture – exceptional item under Cash flow from inves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interest in JV / Associates</text:p>
          </table:table-cell>
          <table:table-cell office:value-type="string">
            <text:p>What is Proceeds from sale of interests in joint ventures and associates under Cash flow from investing activities for year 2024?</text:p>
          </table:table-cell>
          <table:table-cell office:value-type="string">
            <text:p>What is Proceeds from sale of interests in joint ventures and associates under Cash flow from investing activities in Consolidated and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(Purchase)/sale of redeemable loan notes under Cash flow from investing activities for year 2024?</text:p>
          </table:table-cell>
          <table:table-cell office:value-type="string">
            <text:p>What is (Purchase)/sale of redeemable loan notes under Cash flow from investing activities in Group and Parent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ecrease in other financial assets under Cash flow from investing activities for year 2024?</text:p>
          </table:table-cell>
          <table:table-cell office:value-type="string">
            <text:p>What is Decrease in other financial assets under Cash flow from investing activities in Consolidated <text:s/>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isposal of current asset investment under Cash flow from investing activities for year 2024?</text:p>
          </table:table-cell>
          <table:table-cell office:value-type="string">
            <text:p>What is Disposal of current asset investment under Cash flow from investing activities in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isposal of discontinued operations under Cash flow from investing activities for year 2024?</text:p>
          </table:table-cell>
          <table:table-cell office:value-type="string">
            <text:p>What is Disposal of discontinued operations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isposal of investments under Cash flow from investing activities for year 2024?</text:p>
          </table:table-cell>
          <table:table-cell office:value-type="string">
            <text:p>What is Disposal of investmen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Net proceeds on disposal of discontinued operations under Cash flow from investing activities for year 2024?</text:p>
          </table:table-cell>
          <table:table-cell office:value-type="string">
            <text:p>What is Net proceeds on disposal of discontinued operations under Cash flow from investing activities in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available-for sale financial assets under Cash flow from investing activities for year 2024?</text:p>
          </table:table-cell>
          <table:table-cell office:value-type="string">
            <text:p>What is Proceeds from available-for sale financial assets under Cash flow from investing activities in Group Statement of changes in equity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disposal of available-for-sale financial assets under Cash flow from investing activities for year 2024?</text:p>
          </table:table-cell>
          <table:table-cell office:value-type="string">
            <text:p>What is Proceeds from disposal of available-for-sale financial asse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disposal of other fixed asset investments under Cash flow from investing activities for year 2024?</text:p>
          </table:table-cell>
          <table:table-cell office:value-type="string">
            <text:p>What is Proceeds from disposal of other fixed asset investments under Cash flow from investing activities in Statements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investment by NCI under Cash flow from investing activities for year 2024?</text:p>
          </table:table-cell>
          <table:table-cell office:value-type="string">
            <text:p>What is Proceeds from investment by NCI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other investments and loans under Cash flow from investing activities for year 2024?</text:p>
          </table:table-cell>
          <table:table-cell office:value-type="string">
            <text:p>What is Proceeds from other investments and loans under Cash flow from inves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PPP and other investments under Cash flow from investing activities for year 2024?</text:p>
          </table:table-cell>
          <table:table-cell office:value-type="string">
            <text:p>What is Proceeds from PPP and other investments under Cash flow from investing activities in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and leaseback under Cash flow from investing activities for year 2024?</text:p>
          </table:table-cell>
          <table:table-cell office:value-type="string">
            <text:p>What is Proceeds from sale and leaseback under Cash flow from investing activities in Consolidated and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of non current assets under Cash flow from investing activities for year 2024?</text:p>
          </table:table-cell>
          <table:table-cell office:value-type="string">
            <text:p>What is Proceeds from sale of non current asse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of assets held for sale under Cash flow from investing activities for year 2024?</text:p>
          </table:table-cell>
          <table:table-cell office:value-type="string">
            <text:p>What is Proceeds from sale of assets held for sale under Cash flow from inves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of investment properties under Cash flow from investing activities for year 2024?</text:p>
          </table:table-cell>
          <table:table-cell office:value-type="string">
            <text:p>What is Proceeds from sale of investment properties under Cash flow from inves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of investments properties under Cash flow from investing activities for year 2024?</text:p>
          </table:table-cell>
          <table:table-cell office:value-type="string">
            <text:p>What is Proceeds from sale of investments properties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the disposal of investments under Cash flow from investing activities for year 2024?</text:p>
          </table:table-cell>
          <table:table-cell office:value-type="string">
            <text:p>What is Proceeds from the disposal of investments under Cash flow from inves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on sale of investments under Cash flow from investing activities for year 2024?</text:p>
          </table:table-cell>
          <table:table-cell office:value-type="string">
            <text:p>What is Proceeds on sale of investments under Cash flow from inves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on settlement of debt investment under Cash flow from investing activities for year 2024?</text:p>
          </table:table-cell>
          <table:table-cell office:value-type="string">
            <text:p>What is Proceeds on settlement of debt investment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received from the sale of FOGL Shares under Cash flow from investing activities for year 2024?</text:p>
          </table:table-cell>
          <table:table-cell office:value-type="string">
            <text:p>What is Proceeds received from the sale of FOGL Share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Receipts from sale of investments under Cash flow from investing activities for year 2024?</text:p>
          </table:table-cell>
          <table:table-cell office:value-type="string">
            <text:p>What is Receipts from sale of investments under Cash flow from investing activities in Group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Redemption of investment under Cash flow from investing activities for year 2024?</text:p>
          </table:table-cell>
          <table:table-cell office:value-type="string">
            <text:p>What is Redemption of investment under Cash flow from inves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current asset investment under Cash flow from investing activities for year 2024?</text:p>
          </table:table-cell>
          <table:table-cell office:value-type="string">
            <text:p>What is Sale of current asset investment under Cash flow from investing activities in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fixed asset investments under Cash flow from investing activities for year 2024?</text:p>
          </table:table-cell>
          <table:table-cell office:value-type="string">
            <text:p>What is Sale of fixed asset investmen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investments under Cash flow from investing activities for year 2024?</text:p>
          </table:table-cell>
          <table:table-cell office:value-type="string">
            <text:p>What is Sale of investmen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unlisted and other investments under Cash flow from investing activities for year 2024?</text:p>
          </table:table-cell>
          <table:table-cell office:value-type="string">
            <text:p>What is Sale of unlisted and other investments under Cash flow from investing activities in <text:s/>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unlisted investments under Cash flow from investing activities for year 2024?</text:p>
          </table:table-cell>
          <table:table-cell office:value-type="string">
            <text:p>What is Sale of unlisted investments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in respect of Capital Goods Scheme under Cash flow from investing activities for year 2024?</text:p>
          </table:table-cell>
          <table:table-cell office:value-type="string">
            <text:p>What is Proceeds in respect of Capital Goods Scheme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disposal of investment properties under Cash flow from investing activities for year 2024?</text:p>
          </table:table-cell>
          <table:table-cell office:value-type="string">
            <text:p>What is Proceeds from disposal of investment propertie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on disposal of financial assets under Cash flow from investing activities for year 2024?</text:p>
          </table:table-cell>
          <table:table-cell office:value-type="string">
            <text:p>What is Proceeds on disposal of financial asset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isposal of investment under Cash flow from investing activities for year 2024?</text:p>
          </table:table-cell>
          <table:table-cell office:value-type="string">
            <text:p>What is Disposal of investment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sale of available-for-sale investments under Cash flow from investing activities for year 2024?</text:p>
          </table:table-cell>
          <table:table-cell office:value-type="string">
            <text:p>What is Proceeds from sale of available-for-sale investments under Cash flow from investing activities in Consolidated and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Cash received from sale of operation under Cash flow from investing activities for year 2024?</text:p>
          </table:table-cell>
          <table:table-cell office:value-type="string">
            <text:p>What is Cash received from sale of operation under Cash flow from investing activities in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Maturity of short term investments under Cash flow from investing activities for year 2024?</text:p>
          </table:table-cell>
          <table:table-cell office:value-type="string">
            <text:p>What is Maturity of short term investments under Cash flow from investing activities in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Sale of available-for-sale financial assets under Cash flow from investing activities for year 2024?</text:p>
          </table:table-cell>
          <table:table-cell office:value-type="string">
            <text:p>What is Sale of available-for-sale financial assets under Cash flow from investing activities in Consolidated and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Disposal of available for sale financial assets under Cash flow from investing activities for year 2024?</text:p>
          </table:table-cell>
          <table:table-cell office:value-type="string">
            <text:p>What is Disposal of available for sale financial assets under Cash flow from investing activities in CONSOLIDATED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disposal of available for sale assets under Cash flow from investing activities for year 2024?</text:p>
          </table:table-cell>
          <table:table-cell office:value-type="string">
            <text:p>What is Proceeds from disposal of available for sale assets under Cash flow from investing activities in Consolidated Statement of Cashflow for year 2024?</text:p>
          </table:table-cell>
          <table:table-cell table:number-columns-repeated="1021"/>
        </table:table-row>
        <table:table-row table:style-name="ro1">
          <table:table-cell office:value-type="string">
            <text:p>sale of other investments</text:p>
          </table:table-cell>
          <table:table-cell office:value-type="string">
            <text:p>What is Proceeds from disposal of investment properties under Cash flow from investing activities for year 2024?</text:p>
          </table:table-cell>
          <table:table-cell office:value-type="string">
            <text:p>What is Proceeds from disposal of investment properties under Cash flow from investing activities in Consolidated Statement of Cashflow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cquisition of investment in joint venture under Cash flow from investing activities for year 2024?</text:p>
          </table:table-cell>
          <table:table-cell office:value-type="string">
            <text:p>What is Acquisition of investment in joint venture under Cash flow from investing activities in Group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cquisition of joint ventures under Cash flow from investing activities for year 2024?</text:p>
          </table:table-cell>
          <table:table-cell office:value-type="string">
            <text:p>What is Acquisition of joint ventures under Cash flow from investing activities in Consolidated <text:s/>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mounts (invested in)/repaid by joint ventures under Cash flow from investing activities for year 2024?</text:p>
          </table:table-cell>
          <table:table-cell office:value-type="string">
            <text:p>What is Amounts (invested in)/repaid by joint venture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joint ventures under Cash flow from investing activities for year 2024?</text:p>
          </table:table-cell>
          <table:table-cell office:value-type="string">
            <text:p>What is Investment in joint ventures under Cash flow from investing activities in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joint ventures and associates under Cash flow from investing activities for year 2024?</text:p>
          </table:table-cell>
          <table:table-cell office:value-type="string">
            <text:p>What is Investment in joint ventures and associates under Cash flow from investing activities in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joint ventures and available for sale assets under Cash flow from investing activities for year 2024?</text:p>
          </table:table-cell>
          <table:table-cell office:value-type="string">
            <text:p>What is Investment in joint ventures and available for sale assets under Cash flow from investing activities in Consolidated and company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cquisition of investments and associates under Cash flow from investing activities for year 2024?</text:p>
          </table:table-cell>
          <table:table-cell office:value-type="string">
            <text:p>What is Acquisition of investments and associates under Cash flow from investing activities in Consolidated Statement of cash flow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joint venture under Cash flow from investing activities for year 2024?</text:p>
          </table:table-cell>
          <table:table-cell office:value-type="string">
            <text:p>What is Investment in joint venture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Net payments to joint ventures – continuing operations under Cash flow from investing activities for year 2024?</text:p>
          </table:table-cell>
          <table:table-cell office:value-type="string">
            <text:p>What is Net payments to joint ventures – continuing operations under Cash flow from investing activities in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Purchase of investment in joint ventures, associates and available-for-sale investments under Cash flow from investing activities for year 2024?</text:p>
          </table:table-cell>
          <table:table-cell office:value-type="string">
            <text:p>What is Purchase of investment in joint ventures, associates and available-for-sale investments under Cash flow from investing activities in Consolidated and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cquisition of subsidiary net of cash acquired under Cash flow from investing activities for year 2024?</text:p>
          </table:table-cell>
          <table:table-cell office:value-type="string">
            <text:p>What is Acquisition of subsidiary net of cash acquired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crease in joint venture investment under Cash flow from investing activities for year 2024?</text:p>
          </table:table-cell>
          <table:table-cell office:value-type="string">
            <text:p>What is Increase in joint venture investment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associate under Cash flow from investing activities for year 2024?</text:p>
          </table:table-cell>
          <table:table-cell office:value-type="string">
            <text:p>What is Investment in associate under Cash flow from investing activities in Consolidated and Company Statement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dditional payment for existing subsidiary under Cash flow from investing activities for year 2024?</text:p>
          </table:table-cell>
          <table:table-cell office:value-type="string">
            <text:p>What is Additional payment for existing subsidiary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Additional investment in associate companies under Cash flow from investing activities for year 2024?</text:p>
          </table:table-cell>
          <table:table-cell office:value-type="string">
            <text:p>What is Additional investment in associate companies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investments in JV / Associates</text:p>
          </table:table-cell>
          <table:table-cell office:value-type="string">
            <text:p>What is Investment in associates under Cash flow from investing activities for year 2024?</text:p>
          </table:table-cell>
          <table:table-cell office:value-type="string">
            <text:p>What is Investment in associates under Cash flow from investing activities in Consolidated and Company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net cash inflow(outflow) for the year</text:p>
          </table:table-cell>
          <table:table-cell office:value-type="string">
            <text:p>What is Drawdown of long term borrowing facilities under Cash flows from financing activities for year 2024?</text:p>
          </table:table-cell>
          <table:table-cell office:value-type="string">
            <text:p>What is Drawdown of long term borrowing facilities under Cash flows from financing activities in CONSOLIDATED AND COMPANY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net cash inflow(outflow) for the year</text:p>
          </table:table-cell>
          <table:table-cell office:value-type="string">
            <text:p>What is Repayment of borrowing facilities under Cash flows from financing activities for year 2024?</text:p>
          </table:table-cell>
          <table:table-cell office:value-type="string">
            <text:p>What is Repayment of borrowing facilities under Cash flows from financing activities in CONSOLIDATED AND COMPANY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net cash inflow(outflow) for the year</text:p>
          </table:table-cell>
          <table:table-cell office:value-type="string">
            <text:p>What is Fees associated with long term borrowing facilities under Cash flows from financing activities for year 2024?</text:p>
          </table:table-cell>
          <table:table-cell office:value-type="string">
            <text:p>What is Fees associated with long term borrowing facilities under Cash flows from financing activities in CONSOLIDATED AND COMPANY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net cash inflow(outflow) for the year</text:p>
          </table:table-cell>
          <table:table-cell office:value-type="string">
            <text:p>What is Increase in borrowings under Cash flows from financing activities for year 2024?</text:p>
          </table:table-cell>
          <table:table-cell office:value-type="string">
            <text:p>What is Increase in borrowings under Cash flows from financ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cquired net cash / (debt)</text:p>
          </table:table-cell>
          <table:table-cell office:value-type="string">
            <text:p>What is (Debt) acquired with acquired subsidiary undertakings under Cash flow from investing activities for year 2024?</text:p>
          </table:table-cell>
          <table:table-cell office:value-type="string">
            <text:p>What is (Debt) acquired with acquired subsidiary undertakings under Cash flow from investing activities in Statements of cash flows for year 2024?</text:p>
          </table:table-cell>
          <table:table-cell table:number-columns-repeated="1021"/>
        </table:table-row>
        <table:table-row table:style-name="ro1">
          <table:table-cell office:value-type="string">
            <text:p>acquired net cash / (debt)</text:p>
          </table:table-cell>
          <table:table-cell office:value-type="string">
            <text:p>What is Cash acquired from acquisition under Cash flow from investing activities for year 2024?</text:p>
          </table:table-cell>
          <table:table-cell office:value-type="string">
            <text:p>What is Cash acquired from acquisition under Cash flow from investing activities in Group and company cash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cquired net cash / (debt)</text:p>
          </table:table-cell>
          <table:table-cell office:value-type="string">
            <text:p>What is Cash acquired with a subsidiary under Cash flow from investing activities for year 2024?</text:p>
          </table:table-cell>
          <table:table-cell office:value-type="string">
            <text:p>What is Cash acquired with a subsidiary under Cash flow from investing activities in Consolidated cash flow statement for year 2024?</text:p>
          </table:table-cell>
          <table:table-cell table:number-columns-repeated="1021"/>
        </table:table-row>
        <table:table-row table:style-name="ro1">
          <table:table-cell office:value-type="string">
            <text:p>acquired net cash / (debt)</text:p>
          </table:table-cell>
          <table:table-cell office:value-type="string">
            <text:p>What is Cash acquired with acquisitions under Cash flow from investing activities for year 2024?</text:p>
          </table:table-cell>
          <table:table-cell office:value-type="string">
            <text:p>What is Cash acquired with acquisitions under Cash flow from investing activities in Cash flow statements for year 2024?</text:p>
          </table:table-cell>
          <table:table-cell table:number-columns-repeated="1021"/>
        </table:table-row>
        <table:table-row table:style-name="ro1">
          <table:table-cell office:value-type="string">
            <text:p>acquired net cash / (debt)</text:p>
          </table:table-cell>
          <table:table-cell office:value-type="string">
            <text:p>What is Cash received on acquisition of subsidiary under Cash flow from investing activities for year 2024?</text:p>
          </table:table-cell>
          <table:table-cell office:value-type="string">
            <text:p>What is Cash received on acquisition of subsidiary under Cash flow from investing activities in Consolidated cash flow statement for year 2024?</text:p>
          </table:table-cell>
          <table:table-cell table:number-columns-repeated="1021"/>
        </table:table-row>
        <table:table-row table:style-name="ro1" table:number-rows-repeated="104785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8-20">08/20/2025</text:date>, <text:time>05:2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rect" style:display-name="PageStyle_dir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rect-not-available" style:display-name="PageStyle_indirect-not-avail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irect-blank" style:display-name="PageStyle_indirect-bl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8-20T05:27:17.42</dc:date>
    <dc:creator>chitra </dc:creator>
    <meta:document-statistic meta:table-count="3" meta:cell-count="2888" meta:object-count="0"/>
    <meta:generator>OpenOffice/4.1.15$Win32 OpenOffice.org_project/4115m2$Build-9813</meta:generator>
  </office:meta>
</office:document-meta>
</file>